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F8000002084F94A788785DC04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ejaVu Sans" svg:font-family="'DejaVu Sans'" style:font-family-generic="swiss" style:font-pitch="variable"/>
    <style:font-face style:name="Times New Roman1" svg:font-family="'Times New Roman'" style:font-family-generic="swiss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MS Gothic" svg:font-family="'MS Gothic'" style:font-family-generic="system" style:font-pitch="variable"/>
    <style:font-face style:name="Noto Sans S Chinese DemiLight" svg:font-family="'Noto Sans S Chinese DemiLight'" style:font-family-generic="system" style:font-pitch="variable"/>
    <style:font-face style:name="Tahoma" svg:font-family="Tahoma" style:font-family-generic="system" style:font-pitch="variable"/>
    <style:font-face style:name="Nimbus Mono L" svg:font-family="'Nimbus Mono L'" style:font-family-generic="modern" style:font-pitch="fixed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fade-temp-title">
      <style:graphic-properties draw:auto-grow-height="true" fo:min-height="3.507cm"/>
    </style:style>
    <style:style style:name="pr2" style:family="presentation" style:parent-style-name="fade-temp-subtitle">
      <style:graphic-properties draw:fill-color="#ffffff" draw:auto-grow-height="true" fo:min-height="13.86cm"/>
    </style:style>
    <style:style style:name="pr3" style:family="presentation" style:parent-style-name="fade-temp-notes">
      <style:graphic-properties draw:fill-color="#ffffff" draw:auto-grow-height="true" fo:min-height="12.573cm"/>
    </style:style>
    <style:style style:name="P1" style:family="paragraph">
      <loext:graphic-properties draw:fill-color="#ffffff"/>
      <style:text-properties style:font-name="DejaVu Sans"/>
    </style:style>
    <style:style style:name="P2" style:family="paragraph">
      <loext:graphic-properties draw:fill-color="#ffffff"/>
    </style:style>
    <style:style style:name="md2odp-TextEmphasisStyle" style:family="text" style:display-name="md2odp-TextEmphasisStyle">
      <style:text-properties fo:font-style="italic"/>
    </style:style>
    <style:style style:name="md2odp-TextDoubleEmphasisStyle" style:family="text" style:display-name="md2odp-TextDoubleEmphasisStyle">
      <style:text-properties fo:font-weight="bold"/>
    </style:style>
    <style:style style:name="md2odp-TextQuoteStyle" style:family="text" style:display-name="md2odp-TextQuoteStyle">
      <style:text-properties fo:color="#ccf4c6" fo:font-size="200%"/>
    </style:style>
    <style:style style:name="md2odp-TextCodeStyle" style:family="text" style:display-name="md2odp-TextCodeStyle">
      <style:text-properties style:font-name="Nimbus Mono L"/>
    </style:style>
    <style:style style:name="md2odp-ParagraphQuoteStyle" style:family="paragraph" style:display-name="md2odp-ParagraphQuoteStyle">
      <style:text-properties fo:color="#18a303"/>
      <style:paragraph-properties fo:margin-top="0.6cm" fo:margin-left="0.5cm" fo:margin-right="0.5cm" fo:text-indent="-0.6cm" fo:margin-bottom="0.5cm"/>
    </style:style>
    <style:style style:name="md2odp-ParagraphCodeStyle" style:family="paragraph" style:display-name="md2odp-ParagraphCodeStyle">
      <style:text-properties style:font-name="Nimbus Mono L"/>
      <style:paragraph-properties fo:margin-top="0.6cm" fo:margin-left="0.5cm" fo:margin-right="0.5cm" fo:text-indent="0cm" fo:margin-bottom="0.6cm"/>
    </style:style>
    <style:style style:name="md2odp-ImageStyle" style:family="graphic" style:display-name="md2odp-ImageStyle">
      <style:graphic-properties draw:textarea-horizontal-align="right" fo:fille="none" draw:textarea-vertical-align="bottom" draw:stroke="none"/>
    </style:style>
    <style:style style:name="md2odp-OutlineText" style:family="presentation" style:display-name="md2odp-OutlineText" style:parent-style-name="fade-temp-outline1">
      <style:graphic-properties draw:fit-to-size="shrink-to-fit"/>
    </style:style>
    <style:style style:name="md2odp-TitleText" style:family="presentation" style:display-name="md2odp-TitleText" style:parent-style-name="fade-temp-title">
      <style:graphic-properties draw:auto-grow-height="true"/>
    </style:style>
    <style:style style:name="md2odp-BreakTitleText" style:family="presentation" style:display-name="md2odp-BreakTitleText" style:parent-style-name="fade-temp-title">
      <style:graphic-properties draw:auto-grow-height="true"/>
    </style:style>
    <text:list-style style:name="OutlineListStyle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style:style style:name="md2odp-TItalic" style:family="text" style:display-name="md2odp-TItalic">
      <style:text-properties fo:font-style="italic"/>
    </style:style>
    <style:style style:name="md2odp-TColor0044DD" style:family="text" style:display-name="md2odp-TColor0044DD">
      <style:text-properties fo:color="#0044DD"/>
    </style:style>
    <style:style style:name="md2odp-TColor4400EE" style:family="text" style:display-name="md2odp-TColor4400EE">
      <style:text-properties fo:color="#4400EE"/>
    </style:style>
    <style:style style:name="md2odp-TColor997700" style:family="text" style:display-name="md2odp-TColor997700">
      <style:text-properties fo:color="#997700"/>
    </style:style>
    <style:style style:name="md2odp-TColor003388" style:family="text" style:display-name="md2odp-TColor003388">
      <style:text-properties fo:color="#003388"/>
    </style:style>
    <style:style style:name="md2odp-TColor0000DD" style:family="text" style:display-name="md2odp-TColor0000DD">
      <style:text-properties fo:color="#0000DD"/>
    </style:style>
    <style:style style:name="md2odp-TColor3333BB" style:family="text" style:display-name="md2odp-TColor3333BB">
      <style:text-properties fo:color="#3333BB"/>
    </style:style>
    <style:style style:name="md2odp-TColor666666" style:family="text" style:display-name="md2odp-TColor666666">
      <style:text-properties fo:color="#666666"/>
    </style:style>
    <style:style style:name="md2odp-TColor003366" style:family="text" style:display-name="md2odp-TColor003366">
      <style:text-properties fo:color="#003366"/>
    </style:style>
    <style:style style:name="md2odp-TColordd7700" style:family="text" style:display-name="md2odp-TColordd7700">
      <style:text-properties fo:color="#dd7700"/>
    </style:style>
    <style:style style:name="md2odp-TColorDD4422" style:family="text" style:display-name="md2odp-TColorDD4422">
      <style:text-properties fo:color="#DD4422"/>
    </style:style>
    <style:style style:name="md2odp-TColor996633" style:family="text" style:display-name="md2odp-TColor996633">
      <style:text-properties fo:color="#996633"/>
    </style:style>
    <style:style style:name="md2odp-TColor336699" style:family="text" style:display-name="md2odp-TColor336699">
      <style:text-properties fo:color="#336699"/>
    </style:style>
    <style:style style:name="md2odp-TColorAA6600" style:family="text" style:display-name="md2odp-TColorAA6600">
      <style:text-properties fo:color="#AA6600"/>
    </style:style>
    <style:style style:name="md2odp-TColor000000" style:family="text" style:display-name="md2odp-TColor000000">
      <style:text-properties fo:color="#000000"/>
    </style:style>
    <style:style style:name="md2odp-TColor880000" style:family="text" style:display-name="md2odp-TColor880000">
      <style:text-properties fo:color="#880000"/>
    </style:style>
    <style:style style:name="md2odp-TColor00A000" style:family="text" style:display-name="md2odp-TColor00A000">
      <style:text-properties fo:color="#00A000"/>
    </style:style>
    <style:style style:name="md2odp-TColorA00000" style:family="text" style:display-name="md2odp-TColorA00000">
      <style:text-properties fo:color="#A00000"/>
    </style:style>
    <style:style style:name="md2odp-TColor800080" style:family="text" style:display-name="md2odp-TColor800080">
      <style:text-properties fo:color="#800080"/>
    </style:style>
    <style:style style:name="md2odp-TColor333399" style:family="text" style:display-name="md2odp-TColor333399">
      <style:text-properties fo:color="#333399"/>
    </style:style>
    <style:style style:name="md2odp-TColorcc0000" style:family="text" style:display-name="md2odp-TColorcc0000">
      <style:text-properties fo:color="#cc0000"/>
    </style:style>
    <style:style style:name="md2odp-TColorbbbbbb" style:family="text" style:display-name="md2odp-TColorbbbbbb">
      <style:text-properties fo:color="#bbbbbb"/>
    </style:style>
    <style:style style:name="md2odp-TColor557799" style:family="text" style:display-name="md2odp-TColor557799">
      <style:text-properties fo:color="#557799"/>
    </style:style>
    <style:style style:name="md2odp-TColor555555" style:family="text" style:display-name="md2odp-TColor555555">
      <style:text-properties fo:color="#555555"/>
    </style:style>
    <style:style style:name="md2odp-TColorBB0066" style:family="text" style:display-name="md2odp-TColorBB0066">
      <style:text-properties fo:color="#BB0066"/>
    </style:style>
    <style:style style:name="md2odp-TColorc65d09" style:family="text" style:display-name="md2odp-TColorc65d09">
      <style:text-properties fo:color="#c65d09"/>
    </style:style>
    <style:style style:name="md2odp-TColor0066BB" style:family="text" style:display-name="md2odp-TColor0066BB">
      <style:text-properties fo:color="#0066BB"/>
    </style:style>
    <style:style style:name="md2odp-TColor0000CC" style:family="text" style:display-name="md2odp-TColor0000CC">
      <style:text-properties fo:color="#0000CC"/>
    </style:style>
    <style:style style:name="md2odp-TColor6600EE" style:family="text" style:display-name="md2odp-TColor6600EE">
      <style:text-properties fo:color="#6600EE"/>
    </style:style>
    <style:style style:name="md2odp-TColor005588" style:family="text" style:display-name="md2odp-TColor005588">
      <style:text-properties fo:color="#005588"/>
    </style:style>
    <style:style style:name="md2odp-TColor888888" style:family="text" style:display-name="md2odp-TColor888888">
      <style:text-properties fo:color="#888888"/>
    </style:style>
    <style:style style:name="md2odp-TColor0e84b5" style:family="text" style:display-name="md2odp-TColor0e84b5">
      <style:text-properties fo:color="#0e84b5"/>
    </style:style>
    <style:style style:name="md2odp-TColor007020" style:family="text" style:display-name="md2odp-TColor007020">
      <style:text-properties fo:color="#007020"/>
    </style:style>
    <style:style style:name="md2odp-TColor007700" style:family="text" style:display-name="md2odp-TColor007700">
      <style:text-properties fo:color="#007700"/>
    </style:style>
    <style:style style:name="md2odp-TColor000080" style:family="text" style:display-name="md2odp-TColor000080">
      <style:text-properties fo:color="#000080"/>
    </style:style>
    <style:style style:name="md2odp-TColorDD2200" style:family="text" style:display-name="md2odp-TColorDD2200">
      <style:text-properties fo:color="#DD2200"/>
    </style:style>
    <style:style style:name="md2odp-TColor333333" style:family="text" style:display-name="md2odp-TColor333333">
      <style:text-properties fo:color="#333333"/>
    </style:style>
    <style:style style:name="md2odp-TColorFF0000" style:family="text" style:display-name="md2odp-TColorFF0000">
      <style:text-properties fo:color="#FF0000"/>
    </style:style>
    <style:style style:name="md2odp-TColor008800" style:family="text" style:display-name="md2odp-TColor008800">
      <style:text-properties fo:color="#008800"/>
    </style:style>
    <style:style style:name="md2odp-TBold" style:family="text" style:display-name="md2odp-TBold">
      <style:text-properties fo:font-weight="bold"/>
    </style:style>
  </office:automatic-styles>
  <office:body>
    <office:presentation>
      <draw:page draw:name="page1" draw:style-name="dp1" draw:master-page-name="fade-temp" presentation:presentation-page-layout-name="AL1T0">
        <draw:frame presentation:style-name="pr1" draw:layer="layout" svg:width="25.199cm" svg:height="3.507cm" svg:x="1.4cm" svg:y="0.837cm" presentation:class="title" presentation:placeholder="true">
          <draw:text-box/>
        </draw:frame>
        <draw:frame presentation:style-name="pr2" draw:text-style-name="P1" draw:layer="layout" svg:width="25.199cm" svg:height="13.86cm" svg:x="1.4cm" svg:y="4.914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id="page1" draw:name="303f8d3b2a644a27a13195b9d5da98d3" draw:master-page-name="fade-temp" presentation:presentation-page-layout-name="AL3T1">
        <draw:frame svg:width="20cm" svg:height="3cm" draw:z-index="0" svg:x="2cm" svg:y="0.5cm" presentation:class="title" presentation:style-name="md2odp-TitleText">
          <draw:text-box>
            <text:p><text:span>Deep Learning Frameworks</text:span></text:p>
          </draw:text-box>
        </draw:frame>
        <draw:frame svg:width="22cm" svg:height="12cm" draw:z-index="0" svg:x="2cm" svg:y="4cm" presentation:class="outline" presentation:style-name="md2odp-OutlineText">
          <draw:text-box>
            <text:p><text:span><text:span>使用不同的框架來實作CNN訓練</text:span></text:span></text:p>
            <text:list text:style-name="OutlineListStyle">
              <text:list-item>
                <text:p><text:span>Caffe</text:span></text:p>
              </text:list-item>
              <text:list-item>
                <text:p><text:span>Theano</text:span></text:p>
              </text:list-item>
              <text:list-item>
                <text:p><text:span>Torch</text:span></text:p>
              </text:list-item>
            </text:list>
          </draw:text-box>
        </draw:frame>
      </draw:page>
      <draw:page draw:id="page1" draw:name="679a1d1d662448f0aaa4dcd6fa275b84" draw:master-page-name="fade-temp" presentation:presentation-page-layout-name="AL3T1">
        <draw:frame svg:width="20cm" svg:height="3cm" draw:z-index="0" svg:x="2cm" svg:y="0.5cm" presentation:class="title" presentation:style-name="md2odp-TitleText">
          <draw:text-box>
            <text:p><text:span>Caffe</text:span></text:p>
          </draw:text-box>
        </draw:frame>
        <draw:frame svg:width="22cm" svg:height="12cm" draw:z-index="0" svg:x="2cm" svg:y="4cm" presentation:class="outline" presentation:style-name="md2odp-OutlineText">
          <draw:text-box>
            <text:list text:style-name="OutlineListStyle">
              <text:list-item>
                <text:p><text:span>CIFAR-10</text:span></text:p>
              </text:list-item>
              <text:list-item>
                <text:p><text:span>60000 32X32 color images</text:span></text:p>
              </text:list-item>
              <text:list-item>
                <text:p><text:span>split into 10 classes</text:span></text:p>
                <text:list text:style-name="OutlineListStyle">
                  <text:list-item>
                    <text:p><text:span>airplane, automobile, bird, cat, deer</text:span></text:p>
                  </text:list-item>
                  <text:list-item>
                    <text:p><text:span>dog, frog, horse, ship, truck</text:span></text:p>
                  </text:list-item>
                </text:list>
              </text:list-item>
              <text:list-item>
                <text:p><text:span>$caffe</text:span><text:span>_path/data/get</text:span><text:span>_cifar10.sh</text:span></text:p>
              </text:list-item>
              <text:list-item>
                <text:p><text:span>$caffe</text:span><text:span>_path/examples/cifar10/create</text:span><text:span>_cifar10.sh</text:span></text:p>
              </text:list-item>
              <text:list-item>
                <text:p><text:span>Blob，Layer，Net，Solve</text:span></text:p>
              </text:list-item>
            </text:list>
          </draw:text-box>
        </draw:frame>
      </draw:page>
      <draw:page draw:id="page1" draw:name="0c4f6da83ead4c74814ad5f1c5c9f4cc" draw:master-page-name="fade-temp" presentation:presentation-page-layout-name="AL3T1">
        <draw:frame svg:width="20cm" svg:height="3cm" draw:z-index="0" svg:x="2cm" svg:y="0.5cm" presentation:class="title" presentation:style-name="md2odp-TitleText">
          <draw:text-box>
            <text:p><text:span>Caffe - Blob --Thomas補充</text:span></text:p>
          </draw:text-box>
        </draw:frame>
        <draw:frame svg:width="22cm" svg:height="12cm" draw:z-index="0" svg:x="2cm" svg:y="4cm" presentation:class="outline" presentation:style-name="md2odp-OutlineText">
          <draw:text-box>
            <text:p text:style-name="md2odp-ParagraphCodeStyle"><text:span>The</text:span><text:span> </text:span><text:span>type</text:span><text:span> </text:span><text:span>of</text:span><text:span> </text:span><text:span>the</text:span><text:span> </text:span><text:span>data</text:span><text:span> </text:span><text:span>come</text:span><text:span> </text:span><text:span>from</text:span><text:span> </text:span><text:span>net</text:span><text:span> </text:span><text:span>is</text:span><text:span> </text:span><text:span text:style-name="md2odp-TColor997700"><text:span text:style-name="md2odp-TBold">Blob</text:span></text:span><text:span>:</text:span><text:span/><text:line-break/><text:span/><text:span>{</text:span><text:span text:style-name="md2odp-TColorFF0000">'</text:span><text:span>prob</text:span><text:span text:style-name="md2odp-TColorFF0000">'</text:span><text:span text:style-name="md2odp-TColor333333">:</text:span><text:span> </text:span><text:span>array</text:span><text:span>([[</text:span><text:span> </text:span><text:span text:style-name="md2odp-TColor6600EE"><text:span text:style-name="md2odp-TBold">0.</text:span></text:span><text:span>,</text:span><text:span/><text:s text:c="2"/><text:span/><text:span text:style-name="md2odp-TColor6600EE"><text:span text:style-name="md2odp-TBold">0.</text:span></text:span><text:span>,</text:span><text:span/><text:s text:c="2"/><text:span/><text:span text:style-name="md2odp-TColor6600EE"><text:span text:style-name="md2odp-TBold">0.</text:span></text:span><text:span>,</text:span><text:span/><text:s text:c="2"/><text:span/><text:span text:style-name="md2odp-TColor6600EE"><text:span text:style-name="md2odp-TBold">0.</text:span></text:span><text:span>,</text:span><text:span/><text:s text:c="2"/><text:span/><text:span text:style-name="md2odp-TColor6600EE"><text:span text:style-name="md2odp-TBold">0.</text:span></text:span><text:span>,</text:span><text:span/><text:s text:c="2"/><text:span/><text:span text:style-name="md2odp-TColor6600EE"><text:span text:style-name="md2odp-TBold">1.</text:span></text:span><text:span>,</text:span><text:span/><text:s text:c="2"/><text:span/><text:span text:style-name="md2odp-TColor6600EE"><text:span text:style-name="md2odp-TBold">0.</text:span></text:span><text:span>,</text:span><text:span/><text:s text:c="2"/><text:span/><text:span text:style-name="md2odp-TColor6600EE"><text:span text:style-name="md2odp-TBold">0.</text:span></text:span><text:span>,</text:span><text:span/><text:s text:c="2"/><text:span/><text:span text:style-name="md2odp-TColor6600EE"><text:span text:style-name="md2odp-TBold">0.</text:span></text:span><text:span>,</text:span><text:span/><text:s text:c="2"/><text:span/><text:span text:style-name="md2odp-TColor6600EE"><text:span text:style-name="md2odp-TBold">0.</text:span></text:span><text:span>]],</text:span><text:span> </text:span><text:span>dtype</text:span><text:span text:style-name="md2odp-TColor333333">=</text:span><text:span>float32</text:span><text:span>)}</text:span><text:span> </text:span><text:line-break/><text:span/><text:line-break/><text:span/><text:span>We</text:span><text:span> </text:span><text:span>need</text:span><text:span> </text:span><text:span>to</text:span><text:span> </text:span><text:span>convert</text:span><text:span> </text:span><text:span>it</text:span><text:span> </text:span><text:span>to</text:span><text:span> </text:span><text:span>matrix</text:span><text:span> </text:span><text:span>that</text:span><text:span> </text:span><text:span>we</text:span><text:span> </text:span><text:span>can</text:span><text:span> </text:span><text:span text:style-name="md2odp-TColor997700"><text:span text:style-name="md2odp-TBold">use</text:span></text:span><text:span>:</text:span><text:span/><text:line-break/><text:span/><text:span>[[</text:span><text:span> </text:span><text:span text:style-name="md2odp-TColor6600EE"><text:span text:style-name="md2odp-TBold">0.</text:span></text:span><text:span/><text:s text:c="2"/><text:span/><text:span text:style-name="md2odp-TColor6600EE"><text:span text:style-name="md2odp-TBold">0.</text:span></text:span><text:span/><text:s text:c="2"/><text:span/><text:span text:style-name="md2odp-TColor6600EE"><text:span text:style-name="md2odp-TBold">0.</text:span></text:span><text:span/><text:s text:c="2"/><text:span/><text:span text:style-name="md2odp-TColor6600EE"><text:span text:style-name="md2odp-TBold">0.</text:span></text:span><text:span/><text:s text:c="2"/><text:span/><text:span text:style-name="md2odp-TColor6600EE"><text:span text:style-name="md2odp-TBold">0.</text:span></text:span><text:span/><text:s text:c="2"/><text:span/><text:span text:style-name="md2odp-TColor6600EE"><text:span text:style-name="md2odp-TBold">1.</text:span></text:span><text:span/><text:s text:c="2"/><text:span/><text:span text:style-name="md2odp-TColor6600EE"><text:span text:style-name="md2odp-TBold">0.</text:span></text:span><text:span/><text:s text:c="2"/><text:span/><text:span text:style-name="md2odp-TColor6600EE"><text:span text:style-name="md2odp-TBold">0.</text:span></text:span><text:span/><text:s text:c="2"/><text:span/><text:span text:style-name="md2odp-TColor6600EE"><text:span text:style-name="md2odp-TBold">0.</text:span></text:span><text:span/><text:s text:c="2"/><text:span/><text:span text:style-name="md2odp-TColor6600EE"><text:span text:style-name="md2odp-TBold">0.</text:span></text:span><text:span>]]</text:span><text:span> </text:span><text:line-break/><text:span/><text:line-break/><text:span/><text:span>This</text:span><text:span> </text:span><text:span>is</text:span><text:span> </text:span><text:span>second</text:span><text:span> </text:span><text:span>method</text:span><text:span> </text:span><text:span>that</text:span><text:span> </text:span><text:span>can</text:span><text:span> </text:span><text:span>extract</text:span><text:span> </text:span><text:span>any</text:span><text:span> </text:span><text:span>data</text:span><text:span> </text:span><text:span>from</text:span><text:span> </text:span><text:span>any</text:span><text:span> </text:span><text:span text:style-name="md2odp-TColor997700"><text:span text:style-name="md2odp-TBold">layer</text:span></text:span><text:span>:</text:span><text:span/><text:line-break/><text:span/><text:span>[[</text:span><text:span> </text:span><text:span text:style-name="md2odp-TColor6600EE"><text:span text:style-name="md2odp-TBold">0.</text:span></text:span><text:span/><text:s text:c="2"/><text:span/><text:span text:style-name="md2odp-TColor6600EE"><text:span text:style-name="md2odp-TBold">0.</text:span></text:span><text:span/><text:s text:c="2"/><text:span/><text:span text:style-name="md2odp-TColor6600EE"><text:span text:style-name="md2odp-TBold">0.</text:span></text:span><text:span/><text:s text:c="2"/><text:span/><text:span text:style-name="md2odp-TColor6600EE"><text:span text:style-name="md2odp-TBold">0.</text:span></text:span><text:span/><text:s text:c="2"/><text:span/><text:span text:style-name="md2odp-TColor6600EE"><text:span text:style-name="md2odp-TBold">0.</text:span></text:span><text:span/><text:s text:c="2"/><text:span/><text:span text:style-name="md2odp-TColor6600EE"><text:span text:style-name="md2odp-TBold">1.</text:span></text:span><text:span/><text:s text:c="2"/><text:span/><text:span text:style-name="md2odp-TColor6600EE"><text:span text:style-name="md2odp-TBold">0.</text:span></text:span><text:span/><text:s text:c="2"/><text:span/><text:span text:style-name="md2odp-TColor6600EE"><text:span text:style-name="md2odp-TBold">0.</text:span></text:span><text:span/><text:s text:c="2"/><text:span/><text:span text:style-name="md2odp-TColor6600EE"><text:span text:style-name="md2odp-TBold">0.</text:span></text:span><text:span/><text:s text:c="2"/><text:span/><text:span text:style-name="md2odp-TColor6600EE"><text:span text:style-name="md2odp-TBold">0.</text:span></text:span><text:span>]]</text:span><text:span>
</text:span></text:p>
          </draw:text-box>
        </draw:frame>
      </draw:page>
      <draw:page draw:id="page1" draw:name="43576e208d814f9b9732100bd739ea03" draw:master-page-name="fade-temp" presentation:presentation-page-layout-name="AL3T1">
        <draw:frame svg:width="20cm" svg:height="3cm" draw:z-index="0" svg:x="2cm" svg:y="0.5cm" presentation:class="title" presentation:style-name="md2odp-TitleText">
          <draw:text-box>
            <text:p><text:span>Caffe - Layer --Thomas補充</text:span></text:p>
          </draw:text-box>
        </draw:frame>
        <draw:frame svg:width="22cm" svg:height="12cm" draw:z-index="0" svg:x="2cm" svg:y="4cm" presentation:class="outline" presentation:style-name="md2odp-OutlineText">
          <draw:text-box>
            <text:p text:style-name="md2odp-ParagraphCodeStyle"><text:span>layer</text:span><text:span> </text:span><text:span>{</text:span><text:span/><text:line-break/><text:span/><text:s text:c="2"/><text:span/><text:span text:style-name="md2odp-TColor997700"><text:span text:style-name="md2odp-TBold">name</text:span></text:span><text:span>:</text:span><text:span> </text:span><text:span>"conv1"</text:span><text:span/><text:line-break/><text:span/><text:s text:c="2"/><text:span/><text:span text:style-name="md2odp-TColor997700"><text:span text:style-name="md2odp-TBold">type</text:span></text:span><text:span>:</text:span><text:span> </text:span><text:span>"Convolution"</text:span><text:span> </text:span><text:line-break/><text:span/><text:span text:style-name="md2odp-TColor888888">// type: Data, Convolution, Pooling, InnerProduct, ReLU, LRN, </text:span><text:line-break/><text:span text:style-name="md2odp-TColor888888">//</text:span><text:s text:c="7"/><text:span text:style-name="md2odp-TColor888888">DropOut, SoftmaxWithLoss, Accuracy</text:span><text:line-break/><text:span text:style-name="md2odp-TColor888888">// type = Data: data (lmdb, leveldb), MemoryData</text:span><text:line-break/><text:span text:style-name="md2odp-TColor888888">//</text:span><text:s text:c="7"/><text:span text:style-name="md2odp-TColor888888">HDF5Data, ImagesData, WindowsData, DummyData</text:span><text:line-break/><text:span text:style-name="md2odp-TColor888888"/><text:span/><text:line-break/><text:span/><text:s text:c="2"/><text:span/><text:span text:style-name="md2odp-TColor997700"><text:span text:style-name="md2odp-TBold">bottom</text:span></text:span><text:span>:</text:span><text:span> </text:span><text:span>"data"</text:span><text:span> </text:span><text:span text:style-name="md2odp-TColorFF0000">#</text:span><text:span> </text:span><text:span text:style-name="md2odp-TColorFF0000">輸入層：數據層</text:span><text:span/><text:line-break/><text:span/><text:s text:c="2"/><text:span/><text:span text:style-name="md2odp-TColor997700"><text:span text:style-name="md2odp-TBold">top</text:span></text:span><text:span>:</text:span><text:span> </text:span><text:span>"conv1"</text:span><text:span> </text:span><text:span text:style-name="md2odp-TColorFF0000">#</text:span><text:span> </text:span><text:span text:style-name="md2odp-TColorFF0000">輸出層：卷積層</text:span><text:span text:style-name="md2odp-TColor0000DD"><text:span text:style-name="md2odp-TBold">1</text:span></text:span><text:span/><text:line-break/><text:span/><text:line-break/><text:span/><text:s text:c="2"/><text:span/><text:span text:style-name="md2odp-TColor557799"># 濾波器（filters）的學習速率因子和衰減因子</text:span><text:line-break/><text:span text:style-name="md2odp-TColor557799"/><text:span/><text:s text:c="2"/><text:span/><text:span>param</text:span><text:span> </text:span><text:span>{</text:span><text:span> </text:span><text:span text:style-name="md2odp-TColor997700"><text:span text:style-name="md2odp-TBold">lr_mult</text:span></text:span><text:span>:</text:span><text:span> </text:span><text:span text:style-name="md2odp-TColor0000DD"><text:span text:style-name="md2odp-TBold">1</text:span></text:span><text:span> </text:span><text:span text:style-name="md2odp-TColor997700"><text:span text:style-name="md2odp-TBold">decay_mult</text:span></text:span><text:span>:</text:span><text:span> </text:span><text:span text:style-name="md2odp-TColor0000DD"><text:span text:style-name="md2odp-TBold">1</text:span></text:span><text:span> </text:span><text:span>}</text:span><text:span/><text:line-break/><text:span/><text:line-break/><text:span/><text:s text:c="2"/><text:span/><text:span text:style-name="md2odp-TColor557799"># 偏置項（biases）的學習速率因子和衰減因子</text:span><text:line-break/><text:span text:style-name="md2odp-TColor557799"/><text:span/><text:s text:c="2"/><text:span/><text:span>param</text:span><text:span> </text:span><text:span>{</text:span><text:span> </text:span><text:span text:style-name="md2odp-TColor997700"><text:span text:style-name="md2odp-TBold">lr_mult</text:span></text:span><text:span>:</text:span><text:span> </text:span><text:span text:style-name="md2odp-TColor0000DD"><text:span text:style-name="md2odp-TBold">2</text:span></text:span><text:span> </text:span><text:span text:style-name="md2odp-TColor997700"><text:span text:style-name="md2odp-TBold">decay_mult</text:span></text:span><text:span>:</text:span><text:span> </text:span><text:span text:style-name="md2odp-TColor0000DD"><text:span text:style-name="md2odp-TBold">0</text:span></text:span><text:span> </text:span><text:span>}</text:span><text:span/><text:line-break/><text:span/><text:line-break/><text:span/><text:s text:c="2"/><text:span/><text:span>convolution_param</text:span><text:span> </text:span><text:span>{</text:span><text:span/><text:line-break/><text:span/><text:s text:c="4"/><text:span/><text:span text:style-name="md2odp-TColor997700"><text:span text:style-name="md2odp-TBold">num_output</text:span></text:span><text:span>:</text:span><text:span> </text:span><text:span text:style-name="md2odp-TColor0000DD"><text:span text:style-name="md2odp-TBold">96</text:span></text:span><text:span> </text:span><text:span text:style-name="md2odp-TColorFF0000">#</text:span><text:span> </text:span><text:span text:style-name="md2odp-TColor0000DD"><text:span text:style-name="md2odp-TBold">96</text:span></text:span><text:span text:style-name="md2odp-TColorFF0000">個濾波器（</text:span><text:span>filters</text:span><text:span text:style-name="md2odp-TColorFF0000">）</text:span><text:span/><text:line-break/><text:span/><text:s text:c="4"/><text:span/><text:span text:style-name="md2odp-TColor997700"><text:span text:style-name="md2odp-TBold">kernel_size</text:span></text:span><text:span>:</text:span><text:span> </text:span><text:span text:style-name="md2odp-TColor0000DD"><text:span text:style-name="md2odp-TBold">11</text:span></text:span><text:span> </text:span><text:span text:style-name="md2odp-TColorFF0000">#</text:span><text:span> </text:span><text:span text:style-name="md2odp-TColorFF0000">每個濾波器（</text:span><text:span>filters</text:span><text:span text:style-name="md2odp-TColorFF0000">）大小為</text:span><text:span text:style-name="md2odp-TColor0000DD"><text:span text:style-name="md2odp-TBold">11</text:span></text:span><text:span text:style-name="md2odp-TColor333333">*</text:span><text:span text:style-name="md2odp-TColor0000DD"><text:span text:style-name="md2odp-TBold">11</text:span></text:span><text:span/><text:line-break/><text:span/><text:s text:c="4"/><text:span/><text:span text:style-name="md2odp-TColor997700"><text:span text:style-name="md2odp-TBold">stride</text:span></text:span><text:span>:</text:span><text:span> </text:span><text:span text:style-name="md2odp-TColor0000DD"><text:span text:style-name="md2odp-TBold">4</text:span></text:span><text:span> </text:span><text:span text:style-name="md2odp-TColorFF0000">#</text:span><text:span> </text:span><text:span text:style-name="md2odp-TColorFF0000">每次濾波間隔為</text:span><text:span text:style-name="md2odp-TColor0000DD"><text:span text:style-name="md2odp-TBold">4</text:span></text:span><text:span text:style-name="md2odp-TColorFF0000">個像素</text:span><text:span/><text:line-break/><text:span/><text:s text:c="4"/><text:span/><text:span>weight_filler</text:span><text:span> </text:span><text:span>{</text:span><text:span/><text:line-break/><text:span/><text:s text:c="6"/><text:span/><text:span text:style-name="md2odp-TColor997700"><text:span text:style-name="md2odp-TBold">type</text:span></text:span><text:span>:</text:span><text:span> </text:span><text:span>"gaussian"</text:span><text:span> </text:span><text:span text:style-name="md2odp-TColorFF0000">#</text:span><text:span> </text:span><text:span text:style-name="md2odp-TColorFF0000">初始化高斯濾波器（</text:span><text:span>Gaussian</text:span><text:span text:style-name="md2odp-TColorFF0000">）</text:span><text:span/><text:line-break/><text:span/><text:s text:c="6"/><text:span/><text:span text:style-name="md2odp-TColor997700"><text:span text:style-name="md2odp-TBold">std</text:span></text:span><text:span>:</text:span><text:span> </text:span><text:span text:style-name="md2odp-TColor6600EE"><text:span text:style-name="md2odp-TBold">0.01</text:span></text:span><text:span> </text:span><text:span text:style-name="md2odp-TColorFF0000">#</text:span><text:span> </text:span><text:span text:style-name="md2odp-TColorFF0000">標準差為</text:span><text:span text:style-name="md2odp-TColor6600EE"><text:span text:style-name="md2odp-TBold">0.01</text:span></text:span><text:span text:style-name="md2odp-TColorFF0000">，</text:span><text:span> </text:span><text:span text:style-name="md2odp-TColorFF0000">均值默認為</text:span><text:span text:style-name="md2odp-TColor0000DD"><text:span text:style-name="md2odp-TBold">0</text:span></text:span><text:span/><text:line-break/><text:span/><text:s text:c="4"/><text:span/><text:span>}</text:span><text:span/><text:line-break/><text:span/><text:s text:c="4"/><text:span/><text:span>bias_filler</text:span><text:span> </text:span><text:span>{</text:span><text:span/><text:line-break/><text:span/><text:s text:c="6"/><text:span/><text:span text:style-name="md2odp-TColor997700"><text:span text:style-name="md2odp-TBold">type</text:span></text:span><text:span>:</text:span><text:span> </text:span><text:span>"constant"</text:span><text:span> </text:span><text:span text:style-name="md2odp-TColorFF0000">#</text:span><text:span> </text:span><text:span text:style-name="md2odp-TColorFF0000">初始化偏置項（</text:span><text:span>bias</text:span><text:span text:style-name="md2odp-TColorFF0000">）為零</text:span><text:span/><text:line-break/><text:span/><text:s text:c="6"/><text:span/><text:span text:style-name="md2odp-TColor997700"><text:span text:style-name="md2odp-TBold">value</text:span></text:span><text:span>:</text:span><text:span> </text:span><text:span text:style-name="md2odp-TColor0000DD"><text:span text:style-name="md2odp-TBold">0</text:span></text:span><text:span/><text:line-break/><text:span/><text:s text:c="4"/><text:span/><text:span>}</text:span><text:span/><text:line-break/><text:span/><text:s text:c="2"/><text:span/><text:span>}</text:span><text:span/><text:line-break/><text:span/><text:span text:style-name="md2odp-TColor888888">//source code: src/layers/convolution_layer.cpp | cu</text:span><text:line-break/><text:span text:style-name="md2odp-TColor888888"/><text:span>}</text:span><text:span>
</text:span></text:p>
          </draw:text-box>
        </draw:frame>
      </draw:page>
      <draw:page draw:id="page1" draw:name="ba6290d183a3479c80a9d0a5a6654c8e" draw:master-page-name="fade-temp" presentation:presentation-page-layout-name="AL3T1">
        <draw:frame svg:width="20cm" svg:height="3cm" draw:z-index="0" svg:x="2cm" svg:y="0.5cm" presentation:class="title" presentation:style-name="md2odp-TitleText">
          <draw:text-box>
            <text:p><text:span>Caffe - net</text:span></text:p>
          </draw:text-box>
        </draw:frame>
        <draw:frame svg:width="22cm" svg:height="12cm" draw:z-index="0" svg:x="2cm" svg:y="4cm" presentation:class="outline" presentation:style-name="md2odp-OutlineText">
          <draw:text-box>
            <text:p text:style-name="md2odp-ParagraphCodeStyle"><text:span>...</text:span><text:span/><text:line-break/><text:span/><text:span>layer</text:span><text:span> </text:span><text:span>{</text:span><text:span/><text:line-break/><text:span/><text:s text:c="2"/><text:span/><text:span text:style-name="md2odp-TColor997700"><text:span text:style-name="md2odp-TBold">name</text:span></text:span><text:span>:</text:span><text:span> </text:span><text:span>"cifar"</text:span><text:span/><text:line-break/><text:span/><text:s text:c="2"/><text:span/><text:span text:style-name="md2odp-TColor997700"><text:span text:style-name="md2odp-TBold">type</text:span></text:span><text:span>:</text:span><text:span> </text:span><text:span>"Data"</text:span><text:span/><text:line-break/><text:span/><text:s text:c="2"/><text:span/><text:span text:style-name="md2odp-TColor997700"><text:span text:style-name="md2odp-TBold">top</text:span></text:span><text:span>:</text:span><text:span> </text:span><text:span>"data"</text:span><text:span/><text:line-break/><text:span/><text:s text:c="2"/><text:span/><text:span text:style-name="md2odp-TColor997700"><text:span text:style-name="md2odp-TBold">top</text:span></text:span><text:span>:</text:span><text:span> </text:span><text:span>"label"</text:span><text:span/><text:line-break/><text:span/><text:s text:c="2"/><text:span/><text:span>transform_param</text:span><text:span> </text:span><text:span>{</text:span><text:span/><text:line-break/><text:span/><text:s text:c="4"/><text:span/><text:span text:style-name="md2odp-TColor997700"><text:span text:style-name="md2odp-TBold">mean_file</text:span></text:span><text:span>:</text:span><text:span> </text:span><text:span>"examples/cifar10/mean.binaryproto"</text:span><text:span/><text:line-break/><text:span/><text:s text:c="2"/><text:span/><text:span>}</text:span><text:span/><text:line-break/><text:span/><text:s text:c="2"/><text:span/><text:span>data_param</text:span><text:span> </text:span><text:span>{</text:span><text:span/><text:line-break/><text:span/><text:s text:c="4"/><text:span/><text:span text:style-name="md2odp-TColor997700"><text:span text:style-name="md2odp-TBold">source</text:span></text:span><text:span>:</text:span><text:span> </text:span><text:span>"examples/cifar10/cifar10_train_lmdb"</text:span><text:span/><text:line-break/><text:span/><text:s text:c="4"/><text:span/><text:span text:style-name="md2odp-TColor997700"><text:span text:style-name="md2odp-TBold">batch_size</text:span></text:span><text:span>:</text:span><text:span> </text:span><text:span text:style-name="md2odp-TColor0000DD"><text:span text:style-name="md2odp-TBold">100</text:span></text:span><text:span/><text:line-break/><text:span/><text:s text:c="4"/><text:span/><text:span text:style-name="md2odp-TColor997700"><text:span text:style-name="md2odp-TBold">backend</text:span></text:span><text:span>:</text:span><text:span> </text:span><text:span>LMDB</text:span><text:span/><text:line-break/><text:span/><text:s text:c="2"/><text:span/><text:span>}</text:span><text:span/><text:line-break/><text:span/><text:span>}</text:span><text:span/><text:line-break/><text:span/><text:span>layer</text:span><text:span> </text:span><text:span>{</text:span><text:span/><text:line-break/><text:span/><text:s text:c="2"/><text:span/><text:span text:style-name="md2odp-TColor997700"><text:span text:style-name="md2odp-TBold">name</text:span></text:span><text:span>:</text:span><text:span> </text:span><text:span>"conv1"</text:span><text:span/><text:line-break/><text:span/><text:s text:c="2"/><text:span/><text:span text:style-name="md2odp-TColor997700"><text:span text:style-name="md2odp-TBold">type</text:span></text:span><text:span>:</text:span><text:span> </text:span><text:span>"Convolution"</text:span><text:span/><text:line-break/><text:span/><text:s text:c="2"/><text:span/><text:span text:style-name="md2odp-TColor997700"><text:span text:style-name="md2odp-TBold">bottom</text:span></text:span><text:span>:</text:span><text:span> </text:span><text:span>"data"</text:span><text:span/><text:line-break/><text:span/><text:s text:c="2"/><text:span/><text:span text:style-name="md2odp-TColor997700"><text:span text:style-name="md2odp-TBold">top</text:span></text:span><text:span>:</text:span><text:span> </text:span><text:span>"conv1"</text:span><text:span/><text:line-break/><text:span/><text:s text:c="2"/><text:span/><text:span>...</text:span><text:span/><text:line-break/><text:span/><text:s text:c="2"/><text:span/><text:span>}</text:span><text:span/><text:line-break/><text:span/><text:span>}</text:span><text:span/><text:line-break/><text:span/><text:span>...</text:span><text:span>
</text:span></text:p>
          </draw:text-box>
        </draw:frame>
      </draw:page>
      <draw:page draw:id="page1" draw:name="0187952ae2964dfb902fd4bec7068e5a" draw:master-page-name="fade-temp" presentation:presentation-page-layout-name="AL3T1">
        <draw:frame svg:width="20cm" svg:height="3cm" draw:z-index="0" svg:x="2cm" svg:y="0.5cm" presentation:class="title" presentation:style-name="md2odp-TitleText">
          <draw:text-box>
            <text:p><text:span>Caffe - solver</text:span></text:p>
          </draw:text-box>
        </draw:frame>
        <draw:frame svg:width="22cm" svg:height="12cm" draw:z-index="0" svg:x="2cm" svg:y="4cm" presentation:class="outline" presentation:style-name="md2odp-OutlineText">
          <draw:text-box>
            <text:p text:style-name="md2odp-ParagraphCodeStyle"><text:span text:style-name="md2odp-TColor557799"># reduce the learning rate after 8 epochs (4000 iters) by a factor of 10</text:span><text:line-break/><text:span text:style-name="md2odp-TColor557799"/><text:span/><text:line-break/><text:span/><text:span text:style-name="md2odp-TColor557799"># The train/test net protocol buffer definition</text:span><text:line-break/><text:span text:style-name="md2odp-TColor557799"/><text:span text:style-name="md2odp-TColor997700"><text:span text:style-name="md2odp-TBold">net</text:span></text:span><text:span>:</text:span><text:span> </text:span><text:span>"examples/cifar10/cifar10_quick_train_test.prototxt"</text:span><text:span/><text:line-break/><text:span/><text:span text:style-name="md2odp-TColor557799"># test_iter specifies how many forward passes the test should carry out.</text:span><text:line-break/><text:span text:style-name="md2odp-TColor557799"># In the case of MNIST, we have test batch size 100 and 100 test iterations,</text:span><text:line-break/><text:span text:style-name="md2odp-TColor557799"># covering the full 10,000 testing images.</text:span><text:line-break/><text:span text:style-name="md2odp-TColor557799"/><text:span text:style-name="md2odp-TColor997700"><text:span text:style-name="md2odp-TBold">test_iter</text:span></text:span><text:span>:</text:span><text:span> </text:span><text:span text:style-name="md2odp-TColor0000DD"><text:span text:style-name="md2odp-TBold">100</text:span></text:span><text:span/><text:line-break/><text:span/><text:span text:style-name="md2odp-TColor557799"># Carry out testing every 500 training iterations.</text:span><text:line-break/><text:span text:style-name="md2odp-TColor557799"/><text:span text:style-name="md2odp-TColor997700"><text:span text:style-name="md2odp-TBold">test_interval</text:span></text:span><text:span>:</text:span><text:span> </text:span><text:span text:style-name="md2odp-TColor0000DD"><text:span text:style-name="md2odp-TBold">500</text:span></text:span><text:span/><text:line-break/><text:span/><text:span text:style-name="md2odp-TColor557799"># The base learning rate, momentum and the weight decay of the network.</text:span><text:line-break/><text:span text:style-name="md2odp-TColor557799"/><text:span text:style-name="md2odp-TColor997700"><text:span text:style-name="md2odp-TBold">base_lr</text:span></text:span><text:span>:</text:span><text:span> </text:span><text:span text:style-name="md2odp-TColor6600EE"><text:span text:style-name="md2odp-TBold">0.001</text:span></text:span><text:span/><text:line-break/><text:span/><text:span text:style-name="md2odp-TColor997700"><text:span text:style-name="md2odp-TBold">momentum</text:span></text:span><text:span>:</text:span><text:span> </text:span><text:span text:style-name="md2odp-TColor6600EE"><text:span text:style-name="md2odp-TBold">0.9</text:span></text:span><text:span/><text:line-break/><text:span/><text:span text:style-name="md2odp-TColor997700"><text:span text:style-name="md2odp-TBold">weight_decay</text:span></text:span><text:span>:</text:span><text:span> </text:span><text:span text:style-name="md2odp-TColor6600EE"><text:span text:style-name="md2odp-TBold">0.004</text:span></text:span><text:span/><text:line-break/><text:span/><text:span text:style-name="md2odp-TColor557799"># The learning rate policy</text:span><text:line-break/><text:span text:style-name="md2odp-TColor557799"/><text:span text:style-name="md2odp-TColor997700"><text:span text:style-name="md2odp-TBold">lr_policy</text:span></text:span><text:span>:</text:span><text:span> </text:span><text:span>"fixed"</text:span><text:span/><text:line-break/><text:span/><text:span text:style-name="md2odp-TColor557799"># Display every 100 iterations</text:span><text:line-break/><text:span text:style-name="md2odp-TColor557799"/><text:span text:style-name="md2odp-TColor997700"><text:span text:style-name="md2odp-TBold">display</text:span></text:span><text:span>:</text:span><text:span> </text:span><text:span text:style-name="md2odp-TColor0000DD"><text:span text:style-name="md2odp-TBold">100</text:span></text:span><text:span/><text:line-break/><text:span/><text:span text:style-name="md2odp-TColor557799"># The maximum number of iterations</text:span><text:line-break/><text:span text:style-name="md2odp-TColor557799"/><text:span text:style-name="md2odp-TColor997700"><text:span text:style-name="md2odp-TBold">max_iter</text:span></text:span><text:span>:</text:span><text:span> </text:span><text:span text:style-name="md2odp-TColor0000DD"><text:span text:style-name="md2odp-TBold">4000</text:span></text:span><text:span/><text:line-break/><text:span/><text:span text:style-name="md2odp-TColor557799"># snapshot intermediate results</text:span><text:line-break/><text:span text:style-name="md2odp-TColor557799"/><text:span text:style-name="md2odp-TColor997700"><text:span text:style-name="md2odp-TBold">snapshot</text:span></text:span><text:span>:</text:span><text:span> </text:span><text:span text:style-name="md2odp-TColor0000DD"><text:span text:style-name="md2odp-TBold">4000</text:span></text:span><text:span/><text:line-break/><text:span/><text:span text:style-name="md2odp-TColor997700"><text:span text:style-name="md2odp-TBold">snapshot_prefix</text:span></text:span><text:span>:</text:span><text:span> </text:span><text:span>"examples/cifar10/cifar10_quick"</text:span><text:span/><text:line-break/><text:span/><text:span text:style-name="md2odp-TColor557799"># solver mode: CPU or GPU</text:span><text:line-break/><text:span text:style-name="md2odp-TColor557799"/><text:span text:style-name="md2odp-TColor997700"><text:span text:style-name="md2odp-TBold">solver_mode</text:span></text:span><text:span>:</text:span><text:span> </text:span><text:span>GPU</text:span><text:span>
</text:span></text:p>
          </draw:text-box>
        </draw:frame>
      </draw:page>
      <draw:page draw:id="page1" draw:name="d0288db795fd48b2a1b0569a598938be" draw:master-page-name="fade-temp" presentation:presentation-page-layout-name="AL3T1">
        <draw:frame svg:width="20cm" svg:height="3cm" draw:z-index="0" svg:x="2cm" svg:y="0.5cm" presentation:class="title" presentation:style-name="md2odp-TitleText">
          <draw:text-box>
            <text:p><text:span>Caffe - train</text:span></text:p>
          </draw:text-box>
        </draw:frame>
        <draw:frame svg:width="22cm" svg:height="12cm" draw:z-index="0" svg:x="2cm" svg:y="4cm" presentation:class="outline" presentation:style-name="md2odp-OutlineText">
          <draw:text-box>
            <text:p text:style-name="md2odp-ParagraphCodeStyle"><text:span text:style-name="md2odp-TColor007020">cd</text:span><text:span> </text:span><text:span text:style-name="md2odp-TColor996633">$caffe_path</text:span><text:span/><text:line-break/><text:span>./build/tools/caffe train --solver</text:span><text:span text:style-name="md2odp-TColor333333">=</text:span><text:span>./examples/cifar10/cifar10_quick_solver.prototxt

// resume training from the half-way point snapshot
// caffe train -solver examples/mnist/lenet_solver.prototxt -snapshot examples/mnist/lenet_iter_5000.solverstate
</text:span></text:p>
          </draw:text-box>
        </draw:frame>
      </draw:page>
      <draw:page draw:id="page1" draw:name="f29aeddb9d94410cbcf5481413d437ae" draw:master-page-name="fade-temp" presentation:presentation-page-layout-name="AL3T1">
        <draw:frame svg:width="20cm" svg:height="3cm" draw:z-index="0" svg:x="2cm" svg:y="0.5cm" presentation:class="title" presentation:style-name="md2odp-TitleText">
          <draw:text-box>
            <text:p><text:span>Caffe - time --Thomas</text:span></text:p>
          </draw:text-box>
        </draw:frame>
        <draw:frame svg:width="22cm" svg:height="12cm" draw:z-index="0" svg:x="2cm" svg:y="4cm" presentation:class="outline" presentation:style-name="md2odp-OutlineText">
          <draw:text-box>
            <text:p text:style-name="md2odp-ParagraphCodeStyle"><text:span>caffe </text:span><text:span text:style-name="md2odp-TColor007020">time</text:span><text:span> -model examples/mnist/lenet_train_test.prototxt -iterations </text:span><text:span text:style-name="md2odp-TColor6600EE"><text:span text:style-name="md2odp-TBold">10</text:span></text:span><text:span/><text:line-break/><text:span/><text:line-break/><text:span>I1005 </text:span><text:span text:style-name="md2odp-TColor6600EE"><text:span text:style-name="md2odp-TBold">05</text:span></text:span><text:span>:58:47.061524</text:span><text:s text:c="2"/><text:span/><text:span text:style-name="md2odp-TColor6600EE"><text:span text:style-name="md2odp-TBold">1233</text:span></text:span><text:span> caffe.cpp:374</text:span><text:span text:style-name="md2odp-TColor333333">]</text:span><text:span> *** Benchmark begins ***</text:span><text:line-break/><text:span>I1005 </text:span><text:span text:style-name="md2odp-TColor6600EE"><text:span text:style-name="md2odp-TBold">05</text:span></text:span><text:span>:58:47.061544</text:span><text:s text:c="2"/><text:span/><text:span text:style-name="md2odp-TColor6600EE"><text:span text:style-name="md2odp-TBold">1233</text:span></text:span><text:span> caffe.cpp:375</text:span><text:span text:style-name="md2odp-TColor333333">]</text:span><text:span> Testing </text:span><text:span text:style-name="md2odp-TColor008800"><text:span text:style-name="md2odp-TBold">for</text:span></text:span><text:span> </text:span><text:span text:style-name="md2odp-TColor6600EE"><text:span text:style-name="md2odp-TBold">10</text:span></text:span><text:span> iterations.</text:span><text:line-break/><text:span>I1005 </text:span><text:span text:style-name="md2odp-TColor6600EE"><text:span text:style-name="md2odp-TBold">05</text:span></text:span><text:span>:58:47.115362</text:span><text:s text:c="2"/><text:span/><text:span text:style-name="md2odp-TColor6600EE"><text:span text:style-name="md2odp-TBold">1233</text:span></text:span><text:span> caffe.cpp:403</text:span><text:span text:style-name="md2odp-TColor333333">]</text:span><text:span> Iteration: </text:span><text:span text:style-name="md2odp-TColor6600EE"><text:span text:style-name="md2odp-TBold">1</text:span></text:span><text:span> forward-backward time: </text:span><text:span text:style-name="md2odp-TColor6600EE"><text:span text:style-name="md2odp-TBold">53</text:span></text:span><text:span> ms.</text:span><text:line-break/><text:span>I1005 </text:span><text:span text:style-name="md2odp-TColor6600EE"><text:span text:style-name="md2odp-TBold">05</text:span></text:span><text:span>:58:47.169019</text:span><text:s text:c="2"/><text:span/><text:span text:style-name="md2odp-TColor6600EE"><text:span text:style-name="md2odp-TBold">1233</text:span></text:span><text:span> caffe.cpp:403</text:span><text:span text:style-name="md2odp-TColor333333">]</text:span><text:span> Iteration: </text:span><text:span text:style-name="md2odp-TColor6600EE"><text:span text:style-name="md2odp-TBold">2</text:span></text:span><text:span> forward-backward time: </text:span><text:span text:style-name="md2odp-TColor6600EE"><text:span text:style-name="md2odp-TBold">53</text:span></text:span><text:span> ms.</text:span><text:line-break/><text:span>I1005 </text:span><text:span text:style-name="md2odp-TColor6600EE"><text:span text:style-name="md2odp-TBold">05</text:span></text:span><text:span>:58:47.222576</text:span><text:s text:c="2"/><text:span/><text:span text:style-name="md2odp-TColor6600EE"><text:span text:style-name="md2odp-TBold">1233</text:span></text:span><text:span> caffe.cpp:403</text:span><text:span text:style-name="md2odp-TColor333333">]</text:span><text:span> Iteration: </text:span><text:span text:style-name="md2odp-TColor6600EE"><text:span text:style-name="md2odp-TBold">3</text:span></text:span><text:span> forward-backward time: </text:span><text:span text:style-name="md2odp-TColor6600EE"><text:span text:style-name="md2odp-TBold">53</text:span></text:span><text:span> ms.</text:span><text:line-break/><text:span>I1005 </text:span><text:span text:style-name="md2odp-TColor6600EE"><text:span text:style-name="md2odp-TBold">05</text:span></text:span><text:span>:58:47.275920</text:span><text:s text:c="2"/><text:span/><text:span text:style-name="md2odp-TColor6600EE"><text:span text:style-name="md2odp-TBold">1233</text:span></text:span><text:span> caffe.cpp:403</text:span><text:span text:style-name="md2odp-TColor333333">]</text:span><text:span> Iteration: </text:span><text:span text:style-name="md2odp-TColor6600EE"><text:span text:style-name="md2odp-TBold">4</text:span></text:span><text:span> forward-backward time: </text:span><text:span text:style-name="md2odp-TColor6600EE"><text:span text:style-name="md2odp-TBold">53</text:span></text:span><text:span> ms.</text:span><text:line-break/><text:span>I1005 </text:span><text:span text:style-name="md2odp-TColor6600EE"><text:span text:style-name="md2odp-TBold">05</text:span></text:span><text:span>:58:47.329260</text:span><text:s text:c="2"/><text:span/><text:span text:style-name="md2odp-TColor6600EE"><text:span text:style-name="md2odp-TBold">1233</text:span></text:span><text:span> caffe.cpp:403</text:span><text:span text:style-name="md2odp-TColor333333">]</text:span><text:span> Iteration: </text:span><text:span text:style-name="md2odp-TColor6600EE"><text:span text:style-name="md2odp-TBold">5</text:span></text:span><text:span> forward-backward time: </text:span><text:span text:style-name="md2odp-TColor6600EE"><text:span text:style-name="md2odp-TBold">53</text:span></text:span><text:span> ms.</text:span><text:line-break/><text:span>I1005 </text:span><text:span text:style-name="md2odp-TColor6600EE"><text:span text:style-name="md2odp-TBold">05</text:span></text:span><text:span>:58:47.383637</text:span><text:s text:c="2"/><text:span/><text:span text:style-name="md2odp-TColor6600EE"><text:span text:style-name="md2odp-TBold">1233</text:span></text:span><text:span> caffe.cpp:403</text:span><text:span text:style-name="md2odp-TColor333333">]</text:span><text:span> Iteration: </text:span><text:span text:style-name="md2odp-TColor6600EE"><text:span text:style-name="md2odp-TBold">6</text:span></text:span><text:span> forward-backward time: </text:span><text:span text:style-name="md2odp-TColor6600EE"><text:span text:style-name="md2odp-TBold">54</text:span></text:span><text:span> ms.</text:span><text:line-break/><text:span>I1005 </text:span><text:span text:style-name="md2odp-TColor6600EE"><text:span text:style-name="md2odp-TBold">05</text:span></text:span><text:span>:58:47.438005</text:span><text:s text:c="2"/><text:span/><text:span text:style-name="md2odp-TColor6600EE"><text:span text:style-name="md2odp-TBold">1233</text:span></text:span><text:span> caffe.cpp:403</text:span><text:span text:style-name="md2odp-TColor333333">]</text:span><text:span> Iteration: </text:span><text:span text:style-name="md2odp-TColor6600EE"><text:span text:style-name="md2odp-TBold">7</text:span></text:span><text:span> forward-backward time: </text:span><text:span text:style-name="md2odp-TColor6600EE"><text:span text:style-name="md2odp-TBold">54</text:span></text:span><text:span> ms.</text:span><text:line-break/><text:span>I1005 </text:span><text:span text:style-name="md2odp-TColor6600EE"><text:span text:style-name="md2odp-TBold">05</text:span></text:span><text:span>:58:47.491442</text:span><text:s text:c="2"/><text:span/><text:span text:style-name="md2odp-TColor6600EE"><text:span text:style-name="md2odp-TBold">1233</text:span></text:span><text:span> caffe.cpp:403</text:span><text:span text:style-name="md2odp-TColor333333">]</text:span><text:span> Iteration: </text:span><text:span text:style-name="md2odp-TColor6600EE"><text:span text:style-name="md2odp-TBold">8</text:span></text:span><text:span> forward-backward time: </text:span><text:span text:style-name="md2odp-TColor6600EE"><text:span text:style-name="md2odp-TBold">53</text:span></text:span><text:span> ms.</text:span><text:line-break/><text:span>I1005 </text:span><text:span text:style-name="md2odp-TColor6600EE"><text:span text:style-name="md2odp-TBold">05</text:span></text:span><text:span>:58:47.544661</text:span><text:s text:c="2"/><text:span/><text:span text:style-name="md2odp-TColor6600EE"><text:span text:style-name="md2odp-TBold">1233</text:span></text:span><text:span> caffe.cpp:403</text:span><text:span text:style-name="md2odp-TColor333333">]</text:span><text:span> Iteration: </text:span><text:span text:style-name="md2odp-TColor6600EE"><text:span text:style-name="md2odp-TBold">9</text:span></text:span><text:span> forward-backward time: </text:span><text:span text:style-name="md2odp-TColor6600EE"><text:span text:style-name="md2odp-TBold">53</text:span></text:span><text:span> ms.</text:span><text:line-break/><text:span>I1005 </text:span><text:span text:style-name="md2odp-TColor6600EE"><text:span text:style-name="md2odp-TBold">05</text:span></text:span><text:span>:58:47.598136</text:span><text:s text:c="2"/><text:span/><text:span text:style-name="md2odp-TColor6600EE"><text:span text:style-name="md2odp-TBold">1233</text:span></text:span><text:span> caffe.cpp:403</text:span><text:span text:style-name="md2odp-TColor333333">]</text:span><text:span> Iteration: </text:span><text:span text:style-name="md2odp-TColor6600EE"><text:span text:style-name="md2odp-TBold">10</text:span></text:span><text:span> forward-backward time: </text:span><text:span text:style-name="md2odp-TColor6600EE"><text:span text:style-name="md2odp-TBold">53</text:span></text:span><text:span> ms.</text:span><text:line-break/><text:span>I1005 </text:span><text:span text:style-name="md2odp-TColor6600EE"><text:span text:style-name="md2odp-TBold">05</text:span></text:span><text:span>:58:47.598157</text:span><text:s text:c="2"/><text:span/><text:span text:style-name="md2odp-TColor6600EE"><text:span text:style-name="md2odp-TBold">1233</text:span></text:span><text:span> caffe.cpp:406</text:span><text:span text:style-name="md2odp-TColor333333">]</text:span><text:span> Average </text:span><text:span text:style-name="md2odp-TColor007020">time</text:span><text:span> per layer: </text:span><text:line-break/><text:span>I1005 </text:span><text:span text:style-name="md2odp-TColor6600EE"><text:span text:style-name="md2odp-TBold">05</text:span></text:span><text:span>:58:47.598170</text:span><text:s text:c="2"/><text:span/><text:span text:style-name="md2odp-TColor6600EE"><text:span text:style-name="md2odp-TBold">1233</text:span></text:span><text:span> caffe.cpp:409</text:span><text:span text:style-name="md2odp-TColor333333">]</text:span><text:span/><text:s text:c="6"/><text:span>mnist</text:span><text:s text:c="4"/><text:span>forward: </text:span><text:span text:style-name="md2odp-TColor6600EE"><text:span text:style-name="md2odp-TBold">0</text:span></text:span><text:span>.0107 ms.</text:span><text:line-break/><text:span>I1005 </text:span><text:span text:style-name="md2odp-TColor6600EE"><text:span text:style-name="md2odp-TBold">05</text:span></text:span><text:span>:58:47.598176</text:span><text:s text:c="2"/><text:span/><text:span text:style-name="md2odp-TColor6600EE"><text:span text:style-name="md2odp-TBold">1233</text:span></text:span><text:span> caffe.cpp:412</text:span><text:span text:style-name="md2odp-TColor333333">]</text:span><text:span/><text:s text:c="6"/><text:span>mnist</text:span><text:s text:c="4"/><text:span>backward: </text:span><text:span text:style-name="md2odp-TColor6600EE"><text:span text:style-name="md2odp-TBold">0</text:span></text:span><text:span>.0006 ms.</text:span><text:line-break/><text:span>I1005 </text:span><text:span text:style-name="md2odp-TColor6600EE"><text:span text:style-name="md2odp-TBold">05</text:span></text:span><text:span>:58:47.598179</text:span><text:s text:c="2"/><text:span/><text:span text:style-name="md2odp-TColor6600EE"><text:span text:style-name="md2odp-TBold">1233</text:span></text:span><text:span> caffe.cpp:409</text:span><text:span text:style-name="md2odp-TColor333333">]</text:span><text:span/><text:s text:c="6"/><text:span>conv1</text:span><text:s text:c="4"/><text:span>forward: </text:span><text:span text:style-name="md2odp-TColor6600EE"><text:span text:style-name="md2odp-TBold">5</text:span></text:span><text:span>.9642 ms.</text:span><text:line-break/><text:span>I1005 </text:span><text:span text:style-name="md2odp-TColor6600EE"><text:span text:style-name="md2odp-TBold">05</text:span></text:span><text:span>:58:47.598182</text:span><text:s text:c="2"/><text:span/><text:span text:style-name="md2odp-TColor6600EE"><text:span text:style-name="md2odp-TBold">1233</text:span></text:span><text:span> caffe.cpp:412</text:span><text:span text:style-name="md2odp-TColor333333">]</text:span><text:span/><text:s text:c="6"/><text:span>conv1</text:span><text:s text:c="4"/><text:span>backward: </text:span><text:span text:style-name="md2odp-TColor6600EE"><text:span text:style-name="md2odp-TBold">5</text:span></text:span><text:span>.9309 ms.</text:span><text:line-break/><text:span>I1005 </text:span><text:span text:style-name="md2odp-TColor6600EE"><text:span text:style-name="md2odp-TBold">05</text:span></text:span><text:span>:58:47.598186</text:span><text:s text:c="2"/><text:span/><text:span text:style-name="md2odp-TColor6600EE"><text:span text:style-name="md2odp-TBold">1233</text:span></text:span><text:span> caffe.cpp:409</text:span><text:span text:style-name="md2odp-TColor333333">]</text:span><text:span/><text:s text:c="6"/><text:span>pool1</text:span><text:s text:c="4"/><text:span>forward: </text:span><text:span text:style-name="md2odp-TColor6600EE"><text:span text:style-name="md2odp-TBold">2</text:span></text:span><text:span>.7406 ms.</text:span><text:line-break/><text:span>I1005 </text:span><text:span text:style-name="md2odp-TColor6600EE"><text:span text:style-name="md2odp-TBold">05</text:span></text:span><text:span>:58:47.598188</text:span><text:s text:c="2"/><text:span/><text:span text:style-name="md2odp-TColor6600EE"><text:span text:style-name="md2odp-TBold">1233</text:span></text:span><text:span> caffe.cpp:412</text:span><text:span text:style-name="md2odp-TColor333333">]</text:span><text:span/><text:s text:c="6"/><text:span>pool1</text:span><text:s text:c="4"/><text:span>backward: </text:span><text:span text:style-name="md2odp-TColor6600EE"><text:span text:style-name="md2odp-TBold">0</text:span></text:span><text:span>.5376 ms.</text:span><text:line-break/><text:span>I1005 </text:span><text:span text:style-name="md2odp-TColor6600EE"><text:span text:style-name="md2odp-TBold">05</text:span></text:span><text:span>:58:47.598191</text:span><text:s text:c="2"/><text:span/><text:span text:style-name="md2odp-TColor6600EE"><text:span text:style-name="md2odp-TBold">1233</text:span></text:span><text:span> caffe.cpp:409</text:span><text:span text:style-name="md2odp-TColor333333">]</text:span><text:span/><text:s text:c="6"/><text:span>conv2</text:span><text:s text:c="4"/><text:span>forward: </text:span><text:span text:style-name="md2odp-TColor6600EE"><text:span text:style-name="md2odp-TBold">10</text:span></text:span><text:span>.0786 ms.</text:span><text:line-break/><text:span>I1005 </text:span><text:span text:style-name="md2odp-TColor6600EE"><text:span text:style-name="md2odp-TBold">05</text:span></text:span><text:span>:58:47.598196</text:span><text:s text:c="2"/><text:span/><text:span text:style-name="md2odp-TColor6600EE"><text:span text:style-name="md2odp-TBold">1233</text:span></text:span><text:span> caffe.cpp:412</text:span><text:span text:style-name="md2odp-TColor333333">]</text:span><text:span/><text:s text:c="6"/><text:span>conv2</text:span><text:s text:c="4"/><text:span>backward: </text:span><text:span text:style-name="md2odp-TColor6600EE"><text:span text:style-name="md2odp-TBold">19</text:span></text:span><text:span>.9588 ms.</text:span><text:line-break/><text:span>I1005 </text:span><text:span text:style-name="md2odp-TColor6600EE"><text:span text:style-name="md2odp-TBold">05</text:span></text:span><text:span>:58:47.598208</text:span><text:s text:c="2"/><text:span/><text:span text:style-name="md2odp-TColor6600EE"><text:span text:style-name="md2odp-TBold">1233</text:span></text:span><text:span> caffe.cpp:409</text:span><text:span text:style-name="md2odp-TColor333333">]</text:span><text:span/><text:s text:c="6"/><text:span>pool2</text:span><text:s text:c="4"/><text:span>forward: </text:span><text:span text:style-name="md2odp-TColor6600EE"><text:span text:style-name="md2odp-TBold">1</text:span></text:span><text:span>.6229 ms.</text:span><text:line-break/><text:span>I1005 </text:span><text:span text:style-name="md2odp-TColor6600EE"><text:span text:style-name="md2odp-TBold">05</text:span></text:span><text:span>:58:47.598212</text:span><text:s text:c="2"/><text:span/><text:span text:style-name="md2odp-TColor6600EE"><text:span text:style-name="md2odp-TBold">1233</text:span></text:span><text:span> caffe.cpp:412</text:span><text:span text:style-name="md2odp-TColor333333">]</text:span><text:span/><text:s text:c="6"/><text:span>pool2</text:span><text:s text:c="4"/><text:span>backward: </text:span><text:span text:style-name="md2odp-TColor6600EE"><text:span text:style-name="md2odp-TBold">0</text:span></text:span><text:span>.686 ms.</text:span><text:line-break/><text:span>I1005 </text:span><text:span text:style-name="md2odp-TColor6600EE"><text:span text:style-name="md2odp-TBold">05</text:span></text:span><text:span>:58:47.598214</text:span><text:s text:c="2"/><text:span/><text:span text:style-name="md2odp-TColor6600EE"><text:span text:style-name="md2odp-TBold">1233</text:span></text:span><text:span> caffe.cpp:409</text:span><text:span text:style-name="md2odp-TColor333333">]</text:span><text:span/><text:s text:c="8"/><text:span>ip1</text:span><text:s text:c="4"/><text:span>forward: </text:span><text:span text:style-name="md2odp-TColor6600EE"><text:span text:style-name="md2odp-TBold">1</text:span></text:span><text:span>.9727 ms.</text:span><text:line-break/><text:span>I1005 </text:span><text:span text:style-name="md2odp-TColor6600EE"><text:span text:style-name="md2odp-TBold">05</text:span></text:span><text:span>:58:47.598217</text:span><text:s text:c="2"/><text:span/><text:span text:style-name="md2odp-TColor6600EE"><text:span text:style-name="md2odp-TBold">1233</text:span></text:span><text:span> caffe.cpp:412</text:span><text:span text:style-name="md2odp-TColor333333">]</text:span><text:span/><text:s text:c="8"/><text:span>ip1</text:span><text:s text:c="4"/><text:span>backward: </text:span><text:span text:style-name="md2odp-TColor6600EE"><text:span text:style-name="md2odp-TBold">3</text:span></text:span><text:span>.7615 ms.</text:span><text:line-break/><text:span>I1005 </text:span><text:span text:style-name="md2odp-TColor6600EE"><text:span text:style-name="md2odp-TBold">05</text:span></text:span><text:span>:58:47.598220</text:span><text:s text:c="2"/><text:span/><text:span text:style-name="md2odp-TColor6600EE"><text:span text:style-name="md2odp-TBold">1233</text:span></text:span><text:span> caffe.cpp:409</text:span><text:span text:style-name="md2odp-TColor333333">]</text:span><text:span/><text:s text:c="6"/><text:span>relu1</text:span><text:s text:c="4"/><text:span>forward: </text:span><text:span text:style-name="md2odp-TColor6600EE"><text:span text:style-name="md2odp-TBold">0</text:span></text:span><text:span>.0241 ms.</text:span><text:line-break/><text:span>I1005 </text:span><text:span text:style-name="md2odp-TColor6600EE"><text:span text:style-name="md2odp-TBold">05</text:span></text:span><text:span>:58:47.598224</text:span><text:s text:c="2"/><text:span/><text:span text:style-name="md2odp-TColor6600EE"><text:span text:style-name="md2odp-TBold">1233</text:span></text:span><text:span> caffe.cpp:412</text:span><text:span text:style-name="md2odp-TColor333333">]</text:span><text:span/><text:s text:c="6"/><text:span>relu1</text:span><text:s text:c="4"/><text:span>backward: </text:span><text:span text:style-name="md2odp-TColor6600EE"><text:span text:style-name="md2odp-TBold">0</text:span></text:span><text:span>.0282 ms.</text:span><text:line-break/><text:span>I1005 </text:span><text:span text:style-name="md2odp-TColor6600EE"><text:span text:style-name="md2odp-TBold">05</text:span></text:span><text:span>:58:47.598227</text:span><text:s text:c="2"/><text:span/><text:span text:style-name="md2odp-TColor6600EE"><text:span text:style-name="md2odp-TBold">1233</text:span></text:span><text:span> caffe.cpp:409</text:span><text:span text:style-name="md2odp-TColor333333">]</text:span><text:span/><text:s text:c="8"/><text:span>ip2</text:span><text:s text:c="4"/><text:span>forward: </text:span><text:span text:style-name="md2odp-TColor6600EE"><text:span text:style-name="md2odp-TBold">0</text:span></text:span><text:span>.1135 ms.</text:span><text:line-break/><text:span>I1005 </text:span><text:span text:style-name="md2odp-TColor6600EE"><text:span text:style-name="md2odp-TBold">05</text:span></text:span><text:span>:58:47.598230</text:span><text:s text:c="2"/><text:span/><text:span text:style-name="md2odp-TColor6600EE"><text:span text:style-name="md2odp-TBold">1233</text:span></text:span><text:span> caffe.cpp:412</text:span><text:span text:style-name="md2odp-TColor333333">]</text:span><text:span/><text:s text:c="8"/><text:span>ip2</text:span><text:s text:c="4"/><text:span>backward: </text:span><text:span text:style-name="md2odp-TColor6600EE"><text:span text:style-name="md2odp-TBold">0</text:span></text:span><text:span>.1435 ms.</text:span><text:line-break/><text:span>I1005 </text:span><text:span text:style-name="md2odp-TColor6600EE"><text:span text:style-name="md2odp-TBold">05</text:span></text:span><text:span>:58:47.598239</text:span><text:s text:c="2"/><text:span/><text:span text:style-name="md2odp-TColor6600EE"><text:span text:style-name="md2odp-TBold">1233</text:span></text:span><text:span> caffe.cpp:409</text:span><text:span text:style-name="md2odp-TColor333333">]</text:span><text:span/><text:s text:c="7"/><text:span>loss</text:span><text:s text:c="4"/><text:span>forward: </text:span><text:span text:style-name="md2odp-TColor6600EE"><text:span text:style-name="md2odp-TBold">0</text:span></text:span><text:span>.0371 ms.</text:span><text:line-break/><text:span>I1005 </text:span><text:span text:style-name="md2odp-TColor6600EE"><text:span text:style-name="md2odp-TBold">05</text:span></text:span><text:span>:58:47.598243</text:span><text:s text:c="2"/><text:span/><text:span text:style-name="md2odp-TColor6600EE"><text:span text:style-name="md2odp-TBold">1233</text:span></text:span><text:span> caffe.cpp:412</text:span><text:span text:style-name="md2odp-TColor333333">]</text:span><text:span/><text:s text:c="7"/><text:span>loss</text:span><text:s text:c="4"/><text:span>backward: </text:span><text:span text:style-name="md2odp-TColor6600EE"><text:span text:style-name="md2odp-TBold">0</text:span></text:span><text:span>.0018 ms.</text:span><text:line-break/><text:span>I1005 </text:span><text:span text:style-name="md2odp-TColor6600EE"><text:span text:style-name="md2odp-TBold">05</text:span></text:span><text:span>:58:47.598250</text:span><text:s text:c="2"/><text:span/><text:span text:style-name="md2odp-TColor6600EE"><text:span text:style-name="md2odp-TBold">1233</text:span></text:span><text:span> caffe.cpp:417</text:span><text:span text:style-name="md2odp-TColor333333">]</text:span><text:span> Average Forward pass: </text:span><text:span text:style-name="md2odp-TColor6600EE"><text:span text:style-name="md2odp-TBold">22</text:span></text:span><text:span>.5693 ms.</text:span><text:line-break/><text:span>I1005 </text:span><text:span text:style-name="md2odp-TColor6600EE"><text:span text:style-name="md2odp-TBold">05</text:span></text:span><text:span>:58:47.598254</text:span><text:s text:c="2"/><text:span/><text:span text:style-name="md2odp-TColor6600EE"><text:span text:style-name="md2odp-TBold">1233</text:span></text:span><text:span> caffe.cpp:419</text:span><text:span text:style-name="md2odp-TColor333333">]</text:span><text:span> Average Backward pass: </text:span><text:span text:style-name="md2odp-TColor6600EE"><text:span text:style-name="md2odp-TBold">31</text:span></text:span><text:span>.0536 ms.</text:span><text:line-break/><text:span>I1005 </text:span><text:span text:style-name="md2odp-TColor6600EE"><text:span text:style-name="md2odp-TBold">05</text:span></text:span><text:span>:58:47.598258</text:span><text:s text:c="2"/><text:span/><text:span text:style-name="md2odp-TColor6600EE"><text:span text:style-name="md2odp-TBold">1233</text:span></text:span><text:span> caffe.cpp:421</text:span><text:span text:style-name="md2odp-TColor333333">]</text:span><text:span> Average Forward-Backward: </text:span><text:span text:style-name="md2odp-TColor6600EE"><text:span text:style-name="md2odp-TBold">53</text:span></text:span><text:span>.6 ms.</text:span><text:line-break/><text:span>I1005 </text:span><text:span text:style-name="md2odp-TColor6600EE"><text:span text:style-name="md2odp-TBold">05</text:span></text:span><text:span>:58:47.598263</text:span><text:s text:c="2"/><text:span/><text:span text:style-name="md2odp-TColor6600EE"><text:span text:style-name="md2odp-TBold">1233</text:span></text:span><text:span> caffe.cpp:423</text:span><text:span text:style-name="md2odp-TColor333333">]</text:span><text:span> Total Time: </text:span><text:span text:style-name="md2odp-TColor6600EE"><text:span text:style-name="md2odp-TBold">536</text:span></text:span><text:span> ms.</text:span><text:line-break/><text:span>I1005 </text:span><text:span text:style-name="md2odp-TColor6600EE"><text:span text:style-name="md2odp-TBold">05</text:span></text:span><text:span>:58:47.598264</text:span><text:s text:c="2"/><text:span/><text:span text:style-name="md2odp-TColor6600EE"><text:span text:style-name="md2odp-TBold">1233</text:span></text:span><text:span> caffe.cpp:424</text:span><text:span text:style-name="md2odp-TColor333333">]</text:span><text:span> *** Benchmark ends ***
</text:span></text:p>
          </draw:text-box>
        </draw:frame>
      </draw:page>
      <draw:page draw:id="page1" draw:name="d879a741a85f473c9ebd20e5bb7600ff" draw:master-page-name="fade-temp" presentation:presentation-page-layout-name="AL3T1">
        <draw:frame svg:width="20cm" svg:height="3cm" draw:z-index="0" svg:x="2cm" svg:y="0.5cm" presentation:class="title" presentation:style-name="md2odp-TitleText">
          <draw:text-box>
            <text:p><text:span>Caffe - Python - API</text:span></text:p>
          </draw:text-box>
        </draw:frame>
        <draw:frame svg:width="22cm" svg:height="12cm" draw:z-index="0" svg:x="2cm" svg:y="4cm" presentation:class="outline" presentation:style-name="md2odp-OutlineText">
          <draw:text-box>
            <text:p text:style-name="md2odp-ParagraphCodeStyle"><text:span text:style-name="md2odp-TColor888888"># Import required Python libraries </text:span><text:span/><text:line-break/><text:span/><text:span text:style-name="md2odp-TColor333333">%</text:span><text:span>matplotlib</text:span><text:span> </text:span><text:span>inline</text:span><text:span> </text:span><text:line-break/><text:span/><text:span text:style-name="md2odp-TColor008800"><text:span text:style-name="md2odp-TBold">import</text:span></text:span><text:span> </text:span><text:span text:style-name="md2odp-TColor0e84b5"><text:span text:style-name="md2odp-TBold">os</text:span></text:span><text:span> </text:span><text:line-break/><text:span/><text:span text:style-name="md2odp-TColor008800"><text:span text:style-name="md2odp-TBold">import</text:span></text:span><text:span> </text:span><text:span text:style-name="md2odp-TColor0e84b5"><text:span text:style-name="md2odp-TBold">numpy</text:span></text:span><text:span> </text:span><text:span text:style-name="md2odp-TColor008800"><text:span text:style-name="md2odp-TBold">as</text:span></text:span><text:span> </text:span><text:span text:style-name="md2odp-TColor0e84b5"><text:span text:style-name="md2odp-TBold">np</text:span></text:span><text:span> </text:span><text:line-break/><text:span/><text:span text:style-name="md2odp-TColor008800"><text:span text:style-name="md2odp-TBold">import</text:span></text:span><text:span> </text:span><text:span text:style-name="md2odp-TColor0e84b5"><text:span text:style-name="md2odp-TBold">matplotlib.pyplot</text:span></text:span><text:span> </text:span><text:span text:style-name="md2odp-TColor008800"><text:span text:style-name="md2odp-TBold">as</text:span></text:span><text:span> </text:span><text:span text:style-name="md2odp-TColor0e84b5"><text:span text:style-name="md2odp-TBold">plt</text:span></text:span><text:span> </text:span><text:line-break/><text:span/><text:span text:style-name="md2odp-TColor008800"><text:span text:style-name="md2odp-TBold">import</text:span></text:span><text:span> </text:span><text:span text:style-name="md2odp-TColor0e84b5"><text:span text:style-name="md2odp-TBold">caffe</text:span></text:span><text:span> </text:span><text:line-break/><text:span/><text:span text:style-name="md2odp-TColor008800"><text:span text:style-name="md2odp-TBold">import</text:span></text:span><text:span> </text:span><text:span text:style-name="md2odp-TColor0e84b5"><text:span text:style-name="md2odp-TBold">random</text:span></text:span><text:span> </text:span><text:line-break/><text:span/><text:line-break/><text:span/><text:span text:style-name="md2odp-TColor888888"># Choose network definition file and pretrained network binary </text:span><text:span/><text:line-break/><text:span/><text:span>MODEL_FILE</text:span><text:span> </text:span><text:span text:style-name="md2odp-TColor333333">=</text:span><text:span> </text:span><text:span>'/home/ubuntu/caffe/examples/cifar10/cifar10_quick.prototxt'</text:span><text:span> </text:span><text:line-break/><text:span/><text:span>PRETRAINED</text:span><text:span> </text:span><text:span text:style-name="md2odp-TColor333333">=</text:span><text:span> </text:span><text:span>'/home/ubuntu/caffe/examples/cifar10/cifar10_quick_iter_4000.caffemodel'</text:span><text:span> </text:span><text:line-break/><text:span/><text:line-break/><text:span/><text:span text:style-name="md2odp-TColor888888"># Load a random image </text:span><text:span/><text:line-break/><text:span/><text:span>x</text:span><text:span> </text:span><text:span text:style-name="md2odp-TColor333333">=</text:span><text:span> </text:span><text:span>caffe</text:span><text:span text:style-name="md2odp-TColor333333">.</text:span><text:span>io</text:span><text:span text:style-name="md2odp-TColor333333">.</text:span><text:span>load_image</text:span><text:span>(</text:span><text:span>'/home/ubuntu/caffe/examples/images/'</text:span><text:span> </text:span><text:span text:style-name="md2odp-TColor333333">+</text:span><text:span> </text:span><text:span text:style-name="md2odp-TColor007020">str</text:span><text:span>(</text:span><text:span>random</text:span><text:span text:style-name="md2odp-TColor333333">.</text:span><text:span>randint</text:span><text:span>(</text:span><text:span text:style-name="md2odp-TColor0000DD"><text:span text:style-name="md2odp-TBold">1</text:span></text:span><text:span>,</text:span><text:span text:style-name="md2odp-TColor0000DD"><text:span text:style-name="md2odp-TBold">18</text:span></text:span><text:span>))</text:span><text:span> </text:span><text:span text:style-name="md2odp-TColor333333">+</text:span><text:span> </text:span><text:span>'.png'</text:span><text:span>)</text:span><text:span> </text:span><text:line-break/><text:span/><text:line-break/><text:span/><text:span text:style-name="md2odp-TColor888888"># Display the chosen image </text:span><text:span/><text:line-break/><text:span/><text:span>plt</text:span><text:span text:style-name="md2odp-TColor333333">.</text:span><text:span>imshow</text:span><text:span>(</text:span><text:span>x</text:span><text:span>)</text:span><text:span> </text:span><text:line-break/><text:span/><text:span>plt</text:span><text:span text:style-name="md2odp-TColor333333">.</text:span><text:span>axis</text:span><text:span>(</text:span><text:span>'off'</text:span><text:span>)</text:span><text:span> </text:span><text:line-break/><text:span/><text:span>plt</text:span><text:span text:style-name="md2odp-TColor333333">.</text:span><text:span>show</text:span><text:span>()</text:span><text:span> </text:span><text:line-break/><text:span/><text:line-break/><text:span/><text:span text:style-name="md2odp-TColor888888"># Load the pretrained model and select to use the GPU for computation </text:span><text:span/><text:line-break/><text:span/><text:span>caffe</text:span><text:span text:style-name="md2odp-TColor333333">.</text:span><text:span>set_mode_gpu</text:span><text:span>()</text:span><text:span> </text:span><text:line-break/><text:span/><text:span>net</text:span><text:span> </text:span><text:span text:style-name="md2odp-TColor333333">=</text:span><text:span> </text:span><text:span>caffe</text:span><text:span text:style-name="md2odp-TColor333333">.</text:span><text:span>Classifier</text:span><text:span>(</text:span><text:span>MODEL_FILE</text:span><text:span>,</text:span><text:span> </text:span><text:span>PRETRAINED</text:span><text:span>,</text:span><text:span> </text:span><text:line-break/><text:span/><text:s text:c="23"/><text:span/><text:span>mean</text:span><text:span text:style-name="md2odp-TColor333333">=</text:span><text:span>np</text:span><text:span text:style-name="md2odp-TColor333333">.</text:span><text:span>load</text:span><text:span>(</text:span><text:span>'/home/ubuntu/caffe/caffe/examples/cifar10/cifar10_mean.npy'</text:span><text:span>)</text:span><text:span text:style-name="md2odp-TColor333333">.</text:span><text:span>mean</text:span><text:span>(</text:span><text:span text:style-name="md2odp-TColor0000DD"><text:span text:style-name="md2odp-TBold">1</text:span></text:span><text:span>)</text:span><text:span text:style-name="md2odp-TColor333333">.</text:span><text:span>mean</text:span><text:span>(</text:span><text:span text:style-name="md2odp-TColor0000DD"><text:span text:style-name="md2odp-TBold">1</text:span></text:span><text:span>),</text:span><text:span> </text:span><text:line-break/><text:span/><text:s text:c="23"/><text:span/><text:span>raw_scale</text:span><text:span text:style-name="md2odp-TColor333333">=</text:span><text:span text:style-name="md2odp-TColor0000DD"><text:span text:style-name="md2odp-TBold">255</text:span></text:span><text:span>,</text:span><text:span> </text:span><text:line-break/><text:span/><text:s text:c="23"/><text:span/><text:span>image_dims</text:span><text:span text:style-name="md2odp-TColor333333">=</text:span><text:span>(</text:span><text:span text:style-name="md2odp-TColor0000DD"><text:span text:style-name="md2odp-TBold">32</text:span></text:span><text:span>,</text:span><text:span> </text:span><text:span text:style-name="md2odp-TColor0000DD"><text:span text:style-name="md2odp-TBold">32</text:span></text:span><text:span>))</text:span><text:span> </text:span><text:line-break/><text:span/><text:line-break/><text:span/><text:span text:style-name="md2odp-TColor888888"># Run the image through the pretrained network </text:span><text:span/><text:line-break/><text:span/><text:span>prediction</text:span><text:span> </text:span><text:span text:style-name="md2odp-TColor333333">=</text:span><text:span> </text:span><text:span>net</text:span><text:span text:style-name="md2odp-TColor333333">.</text:span><text:span>predict</text:span><text:span>([</text:span><text:span>x</text:span><text:span>])</text:span><text:span> </text:span><text:line-break/><text:span/><text:line-break/><text:span/><text:span text:style-name="md2odp-TColor888888"># List of class labels </text:span><text:span/><text:line-break/><text:span/><text:span>classes</text:span><text:span> </text:span><text:span text:style-name="md2odp-TColor333333">=</text:span><text:span> </text:span><text:span>[</text:span><text:span>'airplane'</text:span><text:span>,</text:span><text:span> </text:span><text:span>'automobile'</text:span><text:span>,</text:span><text:span> </text:span><text:span>'bird'</text:span><text:span>,</text:span><text:span> </text:span><text:span>'cat'</text:span><text:span>,</text:span><text:span> </text:span><text:span>'deer'</text:span><text:span>,</text:span><text:span> </text:span><text:span>'dog'</text:span><text:span>,</text:span><text:span> </text:span><text:span>'frog'</text:span><text:span>,</text:span><text:span> </text:span><text:span>'horse'</text:span><text:span>,</text:span><text:span> </text:span><text:span>'ship'</text:span><text:span>,</text:span><text:span> </text:span><text:span>'truck'</text:span><text:span>]</text:span><text:span> </text:span><text:line-break/><text:span/><text:line-break/><text:span/><text:span text:style-name="md2odp-TColor888888"># Display the predicted probability for each class </text:span><text:span/><text:line-break/><text:span/><text:span>plt</text:span><text:span text:style-name="md2odp-TColor333333">.</text:span><text:span>plot</text:span><text:span>(</text:span><text:span>prediction</text:span><text:span>[</text:span><text:span text:style-name="md2odp-TColor0000DD"><text:span text:style-name="md2odp-TBold">0</text:span></text:span><text:span>])</text:span><text:span> </text:span><text:line-break/><text:span/><text:span>plt</text:span><text:span text:style-name="md2odp-TColor333333">.</text:span><text:span>xticks</text:span><text:span>(</text:span><text:span text:style-name="md2odp-TColor007020">range</text:span><text:span>(</text:span><text:span text:style-name="md2odp-TColor0000DD"><text:span text:style-name="md2odp-TBold">0</text:span></text:span><text:span>,</text:span><text:span text:style-name="md2odp-TColor0000DD"><text:span text:style-name="md2odp-TBold">10</text:span></text:span><text:span>),</text:span><text:span> </text:span><text:span>classes</text:span><text:span>,</text:span><text:span> </text:span><text:span>rotation</text:span><text:span text:style-name="md2odp-TColor333333">=</text:span><text:span text:style-name="md2odp-TColor0000DD"><text:span text:style-name="md2odp-TBold">45</text:span></text:span><text:span>)</text:span><text:span> </text:span><text:line-break/><text:span/><text:span text:style-name="md2odp-TColor888888"># Display the most probable class </text:span><text:span/><text:line-break/><text:span/><text:span text:style-name="md2odp-TColor008800"><text:span text:style-name="md2odp-TBold">print</text:span></text:span><text:span> </text:span><text:span>classes</text:span><text:span>[</text:span><text:span>prediction</text:span><text:span>[</text:span><text:span text:style-name="md2odp-TColor0000DD"><text:span text:style-name="md2odp-TBold">0</text:span></text:span><text:span>]</text:span><text:span text:style-name="md2odp-TColor333333">.</text:span><text:span>argmax</text:span><text:span>()]</text:span><text:span>
</text:span></text:p>
          </draw:text-box>
        </draw:frame>
      </draw:page>
      <draw:page draw:id="page1" draw:name="ed0bcc25aebc47f78dfd9069db40fd66" draw:master-page-name="fade-temp" presentation:presentation-page-layout-name="AL3T1">
        <draw:frame svg:width="20cm" svg:height="3cm" draw:z-index="0" svg:x="2cm" svg:y="0.5cm" presentation:class="title" presentation:style-name="md2odp-TitleText">
          <draw:text-box>
            <text:p><text:span>Theano</text:span></text:p>
          </draw:text-box>
        </draw:frame>
        <draw:frame svg:width="22cm" svg:height="12cm" draw:z-index="0" svg:x="2cm" svg:y="4cm" presentation:class="outline" presentation:style-name="md2odp-OutlineText">
          <draw:text-box>
            <text:list text:style-name="OutlineListStyle">
              <text:list-item>
                <text:p><text:span>MNIST</text:span></text:p>
              </text:list-item>
              <text:list-item>
                <text:p><text:span>28X28 black and white images</text:span></text:p>
              </text:list-item>
              <text:list-item>
                <text:p><text:span>handwritten digits</text:span></text:p>
              </text:list-item>
              <text:list-item>
                <text:p><text:a xlink:href="http://yann.lecun.com/exdb/mnist/">http://yann.lecun.com/exdb/mnist/</text:a></text:p>
              </text:list-item>
            </text:list>
          </draw:text-box>
        </draw:frame>
      </draw:page>
      <draw:page draw:id="page1" draw:name="79d821f6257641918d9d4c6db4407088" draw:master-page-name="fade-temp" presentation:presentation-page-layout-name="AL3T1">
        <draw:frame svg:width="20cm" svg:height="3cm" draw:z-index="0" svg:x="2cm" svg:y="0.5cm" presentation:class="title" presentation:style-name="md2odp-TitleText">
          <draw:text-box>
            <text:p><text:span>Theano - Python class for Convolutional Layers with Max Pooling</text:span></text:p>
          </draw:text-box>
        </draw:frame>
        <draw:frame svg:width="22cm" svg:height="12cm" draw:z-index="0" svg:x="2cm" svg:y="4cm" presentation:class="outline" presentation:style-name="md2odp-OutlineText">
          <draw:text-box>
            <text:p text:style-name="md2odp-ParagraphCodeStyle"><text:span text:style-name="md2odp-TColor008800"><text:span text:style-name="md2odp-TBold">import</text:span></text:span><text:span> </text:span><text:span text:style-name="md2odp-TColor0e84b5"><text:span text:style-name="md2odp-TBold">os</text:span></text:span><text:span> </text:span><text:line-break/><text:span/><text:span>os</text:span><text:span text:style-name="md2odp-TColor333333">.</text:span><text:span>chdir</text:span><text:span>(</text:span><text:span>'/home/ubuntu/notebook/DLIntro'</text:span><text:span>)</text:span><text:span> </text:span><text:line-break/><text:span/><text:span text:style-name="md2odp-TColor008800"><text:span text:style-name="md2odp-TBold">import</text:span></text:span><text:span> </text:span><text:span text:style-name="md2odp-TColor0e84b5"><text:span text:style-name="md2odp-TBold">sys</text:span></text:span><text:span> </text:span><text:line-break/><text:span/><text:span text:style-name="md2odp-TColor008800"><text:span text:style-name="md2odp-TBold">import</text:span></text:span><text:span> </text:span><text:span text:style-name="md2odp-TColor0e84b5"><text:span text:style-name="md2odp-TBold">timeit</text:span></text:span><text:span> </text:span><text:line-break/><text:span/><text:span text:style-name="md2odp-TColor008800"><text:span text:style-name="md2odp-TBold">import</text:span></text:span><text:span> </text:span><text:span text:style-name="md2odp-TColor0e84b5"><text:span text:style-name="md2odp-TBold">numpy</text:span></text:span><text:span> </text:span><text:line-break/><text:span/><text:span text:style-name="md2odp-TColor008800"><text:span text:style-name="md2odp-TBold">import</text:span></text:span><text:span> </text:span><text:span text:style-name="md2odp-TColor0e84b5"><text:span text:style-name="md2odp-TBold">theano</text:span></text:span><text:span> </text:span><text:line-break/><text:span/><text:span text:style-name="md2odp-TColor008800"><text:span text:style-name="md2odp-TBold">import</text:span></text:span><text:span> </text:span><text:span text:style-name="md2odp-TColor0e84b5"><text:span text:style-name="md2odp-TBold">theano.tensor</text:span></text:span><text:span> </text:span><text:span text:style-name="md2odp-TColor008800"><text:span text:style-name="md2odp-TBold">as</text:span></text:span><text:span> </text:span><text:span text:style-name="md2odp-TColor0e84b5"><text:span text:style-name="md2odp-TBold">T</text:span></text:span><text:span> </text:span><text:line-break/><text:span/><text:span text:style-name="md2odp-TColor008800"><text:span text:style-name="md2odp-TBold">from</text:span></text:span><text:span> </text:span><text:span text:style-name="md2odp-TColor0e84b5"><text:span text:style-name="md2odp-TBold">theano.tensor.signal</text:span></text:span><text:span> </text:span><text:span text:style-name="md2odp-TColor008800"><text:span text:style-name="md2odp-TBold">import</text:span></text:span><text:span> </text:span><text:span>downsample</text:span><text:span> </text:span><text:line-break/><text:span/><text:span text:style-name="md2odp-TColor008800"><text:span text:style-name="md2odp-TBold">from</text:span></text:span><text:span> </text:span><text:span text:style-name="md2odp-TColor0e84b5"><text:span text:style-name="md2odp-TBold">theano.tensor.nnet</text:span></text:span><text:span> </text:span><text:span text:style-name="md2odp-TColor008800"><text:span text:style-name="md2odp-TBold">import</text:span></text:span><text:span> </text:span><text:span>conv</text:span><text:span> </text:span><text:line-break/><text:span/><text:span text:style-name="md2odp-TColor008800"><text:span text:style-name="md2odp-TBold">from</text:span></text:span><text:span> </text:span><text:span text:style-name="md2odp-TColor0e84b5"><text:span text:style-name="md2odp-TBold">logistic_sgd</text:span></text:span><text:span> </text:span><text:span text:style-name="md2odp-TColor008800"><text:span text:style-name="md2odp-TBold">import</text:span></text:span><text:span> </text:span><text:span>LogisticRegression</text:span><text:span>,</text:span><text:span> </text:span><text:span>load_data</text:span><text:span> </text:span><text:line-break/><text:span/><text:span text:style-name="md2odp-TColor008800"><text:span text:style-name="md2odp-TBold">from</text:span></text:span><text:span> </text:span><text:span text:style-name="md2odp-TColor0e84b5"><text:span text:style-name="md2odp-TBold">mlp</text:span></text:span><text:span> </text:span><text:span text:style-name="md2odp-TColor008800"><text:span text:style-name="md2odp-TBold">import</text:span></text:span><text:span> </text:span><text:span>HiddenLayer</text:span><text:span> </text:span><text:line-break/><text:span/><text:span text:style-name="md2odp-TColor008800"><text:span text:style-name="md2odp-TBold">import</text:span></text:span><text:span> </text:span><text:span text:style-name="md2odp-TColor0e84b5"><text:span text:style-name="md2odp-TBold">matplotlib.pyplot</text:span></text:span><text:span> </text:span><text:span text:style-name="md2odp-TColor008800"><text:span text:style-name="md2odp-TBold">as</text:span></text:span><text:span> </text:span><text:span text:style-name="md2odp-TColor0e84b5"><text:span text:style-name="md2odp-TBold">plt</text:span></text:span><text:span> </text:span><text:line-break/><text:span/><text:span text:style-name="md2odp-TColor008800"><text:span text:style-name="md2odp-TBold">import</text:span></text:span><text:span> </text:span><text:span text:style-name="md2odp-TColor0e84b5"><text:span text:style-name="md2odp-TBold">matplotlib.cm</text:span></text:span><text:span> </text:span><text:span text:style-name="md2odp-TColor008800"><text:span text:style-name="md2odp-TBold">as</text:span></text:span><text:span> </text:span><text:span text:style-name="md2odp-TColor0e84b5"><text:span text:style-name="md2odp-TBold">cm</text:span></text:span><text:span> </text:span><text:line-break/><text:span/><text:span text:style-name="md2odp-TColor008800"><text:span text:style-name="md2odp-TBold">from</text:span></text:span><text:span> </text:span><text:span text:style-name="md2odp-TColor0e84b5"><text:span text:style-name="md2odp-TBold">utils</text:span></text:span><text:span> </text:span><text:span text:style-name="md2odp-TColor008800"><text:span text:style-name="md2odp-TBold">import</text:span></text:span><text:span> </text:span><text:span>tile_raster_images</text:span><text:span> </text:span><text:line-break/><text:span/><text:span text:style-name="md2odp-TColor008800"><text:span text:style-name="md2odp-TBold">from</text:span></text:span><text:span> </text:span><text:span text:style-name="md2odp-TColor0e84b5"><text:span text:style-name="md2odp-TBold">IPython</text:span></text:span><text:span> </text:span><text:span text:style-name="md2odp-TColor008800"><text:span text:style-name="md2odp-TBold">import</text:span></text:span><text:span> </text:span><text:span>display</text:span><text:span> </text:span><text:line-break/><text:span/><text:line-break/><text:span/><text:span text:style-name="md2odp-TColor008800"><text:span text:style-name="md2odp-TBold">class</text:span></text:span><text:span> </text:span><text:span text:style-name="md2odp-TColorBB0066"><text:span text:style-name="md2odp-TBold">LeNetConvPoolLayer</text:span></text:span><text:span>(</text:span><text:span text:style-name="md2odp-TColor007020">object</text:span><text:span>):</text:span><text:span> </text:span><text:line-break/><text:span/><text:s text:c="4"/><text:span/><text:span text:style-name="md2odp-TColorDD4422">"""Pool Layer of a convolutional network """</text:span><text:span> </text:span><text:line-break/><text:span/><text:line-break/><text:span/><text:s text:c="4"/><text:span/><text:span text:style-name="md2odp-TColor008800"><text:span text:style-name="md2odp-TBold">def</text:span></text:span><text:span> </text:span><text:span text:style-name="md2odp-TColor0066BB"><text:span text:style-name="md2odp-TBold">__init__</text:span></text:span><text:span>(</text:span><text:span text:style-name="md2odp-TColor007020">self</text:span><text:span>,</text:span><text:span> </text:span><text:span>rng</text:span><text:span>,</text:span><text:span> </text:span><text:span text:style-name="md2odp-TColor007020">input</text:span><text:span>,</text:span><text:span> </text:span><text:span>filter_shape</text:span><text:span>,</text:span><text:span> </text:span><text:span>image_shape</text:span><text:span>,</text:span><text:span> </text:span><text:span>poolsize</text:span><text:span text:style-name="md2odp-TColor333333">=</text:span><text:span>(</text:span><text:span text:style-name="md2odp-TColor0000DD"><text:span text:style-name="md2odp-TBold">2</text:span></text:span><text:span>,</text:span><text:span> </text:span><text:span text:style-name="md2odp-TColor0000DD"><text:span text:style-name="md2odp-TBold">2</text:span></text:span><text:span>)):</text:span><text:span> </text:span><text:line-break/><text:span/><text:line-break/><text:span/><text:s text:c="8"/><text:span/><text:span text:style-name="md2odp-TColor008800"><text:span text:style-name="md2odp-TBold">assert</text:span></text:span><text:span> </text:span><text:span>image_shape</text:span><text:span>[</text:span><text:span text:style-name="md2odp-TColor0000DD"><text:span text:style-name="md2odp-TBold">1</text:span></text:span><text:span>]</text:span><text:span> </text:span><text:span text:style-name="md2odp-TColor333333">==</text:span><text:span> </text:span><text:span>filter_shape</text:span><text:span>[</text:span><text:span text:style-name="md2odp-TColor0000DD"><text:span text:style-name="md2odp-TBold">1</text:span></text:span><text:span>]</text:span><text:span> </text:span><text:line-break/><text:span/><text:s text:c="8"/><text:span/><text:span text:style-name="md2odp-TColor007020">self</text:span><text:span text:style-name="md2odp-TColor333333">.</text:span><text:span>input</text:span><text:span> </text:span><text:span text:style-name="md2odp-TColor333333">=</text:span><text:span> </text:span><text:span text:style-name="md2odp-TColor007020">input</text:span><text:span> </text:span><text:line-break/><text:span/><text:line-break/><text:span/><text:s text:c="8"/><text:span/><text:span text:style-name="md2odp-TColor888888"># there are "num input feature maps * filter height * filter width" </text:span><text:span/><text:line-break/><text:span/><text:s text:c="8"/><text:span/><text:span text:style-name="md2odp-TColor888888"># inputs to each hidden unit </text:span><text:span/><text:line-break/><text:span/><text:s text:c="8"/><text:span/><text:span>fan_in</text:span><text:span> </text:span><text:span text:style-name="md2odp-TColor333333">=</text:span><text:span> </text:span><text:span>numpy</text:span><text:span text:style-name="md2odp-TColor333333">.</text:span><text:span>prod</text:span><text:span>(</text:span><text:span>filter_shape</text:span><text:span>[</text:span><text:span text:style-name="md2odp-TColor0000DD"><text:span text:style-name="md2odp-TBold">1</text:span></text:span><text:span>:])</text:span><text:span> </text:span><text:line-break/><text:span/><text:s text:c="8"/><text:span/><text:span text:style-name="md2odp-TColor888888"># each unit in the lower layer receives a gradient from: </text:span><text:span/><text:line-break/><text:span/><text:s text:c="8"/><text:span/><text:span text:style-name="md2odp-TColor888888"># "num output feature maps * filter height * filter width" / </text:span><text:span/><text:line-break/><text:span/><text:s text:c="8"/><text:span/><text:span text:style-name="md2odp-TColor888888">#</text:span><text:s text:c="3"/><text:span text:style-name="md2odp-TColor888888">pooling size </text:span><text:span/><text:line-break/><text:span/><text:s text:c="8"/><text:span/><text:span>fan_out</text:span><text:span> </text:span><text:span text:style-name="md2odp-TColor333333">=</text:span><text:span> </text:span><text:span>(</text:span><text:span>filter_shape</text:span><text:span>[</text:span><text:span text:style-name="md2odp-TColor0000DD"><text:span text:style-name="md2odp-TBold">0</text:span></text:span><text:span>]</text:span><text:span> </text:span><text:span text:style-name="md2odp-TColor333333">*</text:span><text:span> </text:span><text:span>numpy</text:span><text:span text:style-name="md2odp-TColor333333">.</text:span><text:span>prod</text:span><text:span>(</text:span><text:span>filter_shape</text:span><text:span>[</text:span><text:span text:style-name="md2odp-TColor0000DD"><text:span text:style-name="md2odp-TBold">2</text:span></text:span><text:span>:])</text:span><text:span> </text:span><text:span text:style-name="md2odp-TColor333333">/</text:span><text:span> </text:span><text:line-break/><text:span/><text:s text:c="19"/><text:span/><text:span>numpy</text:span><text:span text:style-name="md2odp-TColor333333">.</text:span><text:span>prod</text:span><text:span>(</text:span><text:span>poolsize</text:span><text:span>))</text:span><text:span> </text:span><text:line-break/><text:span/><text:s text:c="8"/><text:span/><text:span text:style-name="md2odp-TColor888888"># initialize weights with random weights </text:span><text:span/><text:line-break/><text:span/><text:s text:c="8"/><text:span/><text:span>W_bound</text:span><text:span> </text:span><text:span text:style-name="md2odp-TColor333333">=</text:span><text:span> </text:span><text:span>numpy</text:span><text:span text:style-name="md2odp-TColor333333">.</text:span><text:span>sqrt</text:span><text:span>(</text:span><text:span text:style-name="md2odp-TColor6600EE"><text:span text:style-name="md2odp-TBold">6.</text:span></text:span><text:span> </text:span><text:span text:style-name="md2odp-TColor333333">/</text:span><text:span> </text:span><text:span>(</text:span><text:span>fan_in</text:span><text:span> </text:span><text:span text:style-name="md2odp-TColor333333">+</text:span><text:span> </text:span><text:span>fan_out</text:span><text:span>))</text:span><text:span> </text:span><text:line-break/><text:span/><text:s text:c="8"/><text:span/><text:span text:style-name="md2odp-TColor007020">self</text:span><text:span text:style-name="md2odp-TColor333333">.</text:span><text:span>W</text:span><text:span> </text:span><text:span text:style-name="md2odp-TColor333333">=</text:span><text:span> </text:span><text:span>theano</text:span><text:span text:style-name="md2odp-TColor333333">.</text:span><text:span>shared</text:span><text:span>(</text:span><text:span> </text:span><text:line-break/><text:span/><text:s text:c="12"/><text:span/><text:span>numpy</text:span><text:span text:style-name="md2odp-TColor333333">.</text:span><text:span>asarray</text:span><text:span>(</text:span><text:span> </text:span><text:line-break/><text:span/><text:s text:c="16"/><text:span/><text:span>rng</text:span><text:span text:style-name="md2odp-TColor333333">.</text:span><text:span>uniform</text:span><text:span>(</text:span><text:span>low</text:span><text:span text:style-name="md2odp-TColor333333">=-</text:span><text:span>W_bound</text:span><text:span>,</text:span><text:span> </text:span><text:span>high</text:span><text:span text:style-name="md2odp-TColor333333">=</text:span><text:span>W_bound</text:span><text:span>,</text:span><text:span> </text:span><text:span>size</text:span><text:span text:style-name="md2odp-TColor333333">=</text:span><text:span>filter_shape</text:span><text:span>),</text:span><text:span> </text:span><text:line-break/><text:span/><text:s text:c="16"/><text:span/><text:span>dtype</text:span><text:span text:style-name="md2odp-TColor333333">=</text:span><text:span>theano</text:span><text:span text:style-name="md2odp-TColor333333">.</text:span><text:span>config</text:span><text:span text:style-name="md2odp-TColor333333">.</text:span><text:span>floatX</text:span><text:span> </text:span><text:line-break/><text:span/><text:s text:c="12"/><text:span/><text:span>),</text:span><text:span> </text:span><text:line-break/><text:span/><text:s text:c="12"/><text:span/><text:span>borrow</text:span><text:span text:style-name="md2odp-TColor333333">=</text:span><text:span text:style-name="md2odp-TColor007020">True</text:span><text:span> </text:span><text:line-break/><text:span/><text:s text:c="8"/><text:span/><text:span>)</text:span><text:span>
</text:span></text:p>
          </draw:text-box>
        </draw:frame>
      </draw:page>
      <draw:page draw:id="page1" draw:name="3f15d7cb607d44ceaf952b0f346b8baf" draw:master-page-name="fade-temp" presentation:presentation-page-layout-name="AL3T1">
        <draw:frame svg:width="20cm" svg:height="3cm" draw:z-index="0" svg:x="2cm" svg:y="0.5cm" presentation:class="title" presentation:style-name="md2odp-TitleText">
          <draw:text-box>
            <text:p><text:span>Theano - Python class for Convolutional Layers with Max Pooling2</text:span></text:p>
          </draw:text-box>
        </draw:frame>
        <draw:frame svg:width="22cm" svg:height="12cm" draw:z-index="0" svg:x="2cm" svg:y="4cm" presentation:class="outline" presentation:style-name="md2odp-OutlineText">
          <draw:text-box>
            <text:p text:style-name="md2odp-ParagraphCodeStyle"><text:span/><text:s text:c="8"/><text:span/><text:span text:style-name="md2odp-TColor888888"># the bias is a 1D tensor -- one bias per output feature map </text:span><text:span/><text:line-break/><text:span/><text:s text:c="8"/><text:span/><text:span>b_values</text:span><text:span> </text:span><text:span text:style-name="md2odp-TColor333333">=</text:span><text:span> </text:span><text:span>numpy</text:span><text:span text:style-name="md2odp-TColor333333">.</text:span><text:span>zeros</text:span><text:span>((</text:span><text:span>filter_shape</text:span><text:span>[</text:span><text:span text:style-name="md2odp-TColor0000DD"><text:span text:style-name="md2odp-TBold">0</text:span></text:span><text:span>],),</text:span><text:span> </text:span><text:span>dtype</text:span><text:span text:style-name="md2odp-TColor333333">=</text:span><text:span>theano</text:span><text:span text:style-name="md2odp-TColor333333">.</text:span><text:span>config</text:span><text:span text:style-name="md2odp-TColor333333">.</text:span><text:span>floatX</text:span><text:span>)</text:span><text:span> </text:span><text:line-break/><text:span/><text:s text:c="8"/><text:span/><text:span text:style-name="md2odp-TColor007020">self</text:span><text:span text:style-name="md2odp-TColor333333">.</text:span><text:span>b</text:span><text:span> </text:span><text:span text:style-name="md2odp-TColor333333">=</text:span><text:span> </text:span><text:span>theano</text:span><text:span text:style-name="md2odp-TColor333333">.</text:span><text:span>shared</text:span><text:span>(</text:span><text:span>value</text:span><text:span text:style-name="md2odp-TColor333333">=</text:span><text:span>b_values</text:span><text:span>,</text:span><text:span> </text:span><text:span>borrow</text:span><text:span text:style-name="md2odp-TColor333333">=</text:span><text:span text:style-name="md2odp-TColor007020">True</text:span><text:span>)</text:span><text:span> </text:span><text:line-break/><text:span/><text:line-break/><text:span/><text:s text:c="8"/><text:span/><text:span text:style-name="md2odp-TColor888888"># convolve input feature maps with filters </text:span><text:span/><text:line-break/><text:span/><text:s text:c="8"/><text:span/><text:span>conv_out</text:span><text:span> </text:span><text:span text:style-name="md2odp-TColor333333">=</text:span><text:span> </text:span><text:span>conv</text:span><text:span text:style-name="md2odp-TColor333333">.</text:span><text:span>conv2d</text:span><text:span>(</text:span><text:span> </text:span><text:line-break/><text:span/><text:s text:c="12"/><text:span/><text:span text:style-name="md2odp-TColor007020">input</text:span><text:span text:style-name="md2odp-TColor333333">=</text:span><text:span text:style-name="md2odp-TColor007020">input</text:span><text:span>,</text:span><text:span> </text:span><text:line-break/><text:span/><text:s text:c="12"/><text:span/><text:span>filters</text:span><text:span text:style-name="md2odp-TColor333333">=</text:span><text:span text:style-name="md2odp-TColor007020">self</text:span><text:span text:style-name="md2odp-TColor333333">.</text:span><text:span>W</text:span><text:span>,</text:span><text:span> </text:span><text:line-break/><text:span/><text:s text:c="12"/><text:span/><text:span>filter_shape</text:span><text:span text:style-name="md2odp-TColor333333">=</text:span><text:span>filter_shape</text:span><text:span>,</text:span><text:span> </text:span><text:line-break/><text:span/><text:s text:c="12"/><text:span/><text:span>image_shape</text:span><text:span text:style-name="md2odp-TColor333333">=</text:span><text:span>image_shape</text:span><text:span> </text:span><text:line-break/><text:span/><text:s text:c="8"/><text:span/><text:span>)</text:span><text:span> </text:span><text:line-break/><text:span/><text:line-break/><text:span/><text:s text:c="8"/><text:span/><text:span text:style-name="md2odp-TColor888888"># downsample each feature map individually, using maxpooling </text:span><text:span/><text:line-break/><text:span/><text:s text:c="8"/><text:span/><text:span>pooled_out</text:span><text:span> </text:span><text:span text:style-name="md2odp-TColor333333">=</text:span><text:span> </text:span><text:span>downsample</text:span><text:span text:style-name="md2odp-TColor333333">.</text:span><text:span>max_pool_2d</text:span><text:span>(</text:span><text:span> </text:span><text:line-break/><text:span/><text:s text:c="12"/><text:span/><text:span text:style-name="md2odp-TColor007020">input</text:span><text:span text:style-name="md2odp-TColor333333">=</text:span><text:span>conv_out</text:span><text:span>,</text:span><text:span> </text:span><text:line-break/><text:span/><text:s text:c="12"/><text:span/><text:span>ds</text:span><text:span text:style-name="md2odp-TColor333333">=</text:span><text:span>poolsize</text:span><text:span>,</text:span><text:span> </text:span><text:line-break/><text:span/><text:s text:c="12"/><text:span/><text:span>ignore_border</text:span><text:span text:style-name="md2odp-TColor333333">=</text:span><text:span text:style-name="md2odp-TColor007020">True</text:span><text:span> </text:span><text:line-break/><text:span/><text:s text:c="8"/><text:span/><text:span>)</text:span><text:span> </text:span><text:line-break/><text:span/><text:line-break/><text:span/><text:s text:c="8"/><text:span/><text:span text:style-name="md2odp-TColor888888"># add the bias term. Since the bias is a vector (1D array), we first </text:span><text:span/><text:line-break/><text:span/><text:s text:c="8"/><text:span/><text:span text:style-name="md2odp-TColor888888"># reshape it to a tensor of shape (1, n_filters, 1, 1). Each bias will </text:span><text:span/><text:line-break/><text:span/><text:s text:c="8"/><text:span/><text:span text:style-name="md2odp-TColor888888"># thus be broadcasted across mini-batches and feature map </text:span><text:span/><text:line-break/><text:span/><text:s text:c="8"/><text:span/><text:span text:style-name="md2odp-TColor888888"># width &amp; height </text:span><text:span/><text:line-break/><text:span/><text:s text:c="8"/><text:span/><text:span text:style-name="md2odp-TColor007020">self</text:span><text:span text:style-name="md2odp-TColor333333">.</text:span><text:span>output</text:span><text:span> </text:span><text:span text:style-name="md2odp-TColor333333">=</text:span><text:span> </text:span><text:span>T</text:span><text:span text:style-name="md2odp-TColor333333">.</text:span><text:span>tanh</text:span><text:span>(</text:span><text:span>pooled_out</text:span><text:span> </text:span><text:span text:style-name="md2odp-TColor333333">+</text:span><text:span> </text:span><text:span text:style-name="md2odp-TColor007020">self</text:span><text:span text:style-name="md2odp-TColor333333">.</text:span><text:span>b</text:span><text:span text:style-name="md2odp-TColor333333">.</text:span><text:span>dimshuffle</text:span><text:span>(</text:span><text:span>'x'</text:span><text:span>,</text:span><text:span> </text:span><text:span text:style-name="md2odp-TColor0000DD"><text:span text:style-name="md2odp-TBold">0</text:span></text:span><text:span>,</text:span><text:span> </text:span><text:span>'x'</text:span><text:span>,</text:span><text:span> </text:span><text:span>'x'</text:span><text:span>))</text:span><text:span> </text:span><text:line-break/><text:span/><text:line-break/><text:span/><text:s text:c="8"/><text:span/><text:span text:style-name="md2odp-TColor888888"># store parameters of this layer </text:span><text:span/><text:line-break/><text:span/><text:s text:c="8"/><text:span/><text:span text:style-name="md2odp-TColor007020">self</text:span><text:span text:style-name="md2odp-TColor333333">.</text:span><text:span>params</text:span><text:span> </text:span><text:span text:style-name="md2odp-TColor333333">=</text:span><text:span> </text:span><text:span>[</text:span><text:span text:style-name="md2odp-TColor007020">self</text:span><text:span text:style-name="md2odp-TColor333333">.</text:span><text:span>W</text:span><text:span>,</text:span><text:span> </text:span><text:span text:style-name="md2odp-TColor007020">self</text:span><text:span text:style-name="md2odp-TColor333333">.</text:span><text:span>b</text:span><text:span>]</text:span><text:span> </text:span><text:line-break/><text:span/><text:line-break/><text:span/><text:s text:c="8"/><text:span/><text:span text:style-name="md2odp-TColor888888"># keep track of model input </text:span><text:span/><text:line-break/><text:span/><text:s text:c="8"/><text:span/><text:span text:style-name="md2odp-TColor007020">self</text:span><text:span text:style-name="md2odp-TColor333333">.</text:span><text:span>input</text:span><text:span> </text:span><text:span text:style-name="md2odp-TColor333333">=</text:span><text:span> </text:span><text:span text:style-name="md2odp-TColor007020">input</text:span><text:span>
</text:span></text:p>
          </draw:text-box>
        </draw:frame>
      </draw:page>
      <draw:page draw:id="page1" draw:name="b686d42a67a54cd58a3d81fd041408b1" draw:master-page-name="fade-temp" presentation:presentation-page-layout-name="AL3T1">
        <draw:frame svg:width="20cm" svg:height="3cm" draw:z-index="0" svg:x="2cm" svg:y="0.5cm" presentation:class="title" presentation:style-name="md2odp-TitleText">
          <draw:text-box>
            <text:p><text:span>Theano -- define our CNN training parameters</text:span></text:p>
          </draw:text-box>
        </draw:frame>
        <draw:frame svg:width="22cm" svg:height="12cm" draw:z-index="0" svg:x="2cm" svg:y="4cm" presentation:class="outline" presentation:style-name="md2odp-OutlineText">
          <draw:text-box>
            <text:p text:style-name="md2odp-ParagraphCodeStyle"><text:span>learning_rate</text:span><text:span text:style-name="md2odp-TColor333333">=</text:span><text:span text:style-name="md2odp-TColor6600EE"><text:span text:style-name="md2odp-TBold">0.1</text:span></text:span><text:span> </text:span><text:line-break/><text:span/><text:span>dataset</text:span><text:span text:style-name="md2odp-TColor333333">=</text:span><text:span>'/home/ubuntu/notebook/mnist.pkl.gz'</text:span><text:span> </text:span><text:line-break/><text:span/><text:span>nkerns</text:span><text:span text:style-name="md2odp-TColor333333">=</text:span><text:span>[</text:span><text:span text:style-name="md2odp-TColor0000DD"><text:span text:style-name="md2odp-TBold">100</text:span></text:span><text:span>,</text:span><text:span> </text:span><text:span text:style-name="md2odp-TColor0000DD"><text:span text:style-name="md2odp-TBold">50</text:span></text:span><text:span>]</text:span><text:span> </text:span><text:line-break/><text:span/><text:span>batch_size</text:span><text:span text:style-name="md2odp-TColor333333">=</text:span><text:span text:style-name="md2odp-TColor0000DD"><text:span text:style-name="md2odp-TBold">128</text:span></text:span><text:span>
</text:span></text:p>
          </draw:text-box>
        </draw:frame>
      </draw:page>
      <draw:page draw:id="page1" draw:name="f442d93070354b2b8b383f1bcf139204" draw:master-page-name="fade-temp" presentation:presentation-page-layout-name="AL3T1">
        <draw:frame svg:width="20cm" svg:height="3cm" draw:z-index="0" svg:x="2cm" svg:y="0.5cm" presentation:class="title" presentation:style-name="md2odp-TitleText">
          <draw:text-box>
            <text:p><text:span>Theano -- load the MNIST dataset</text:span></text:p>
          </draw:text-box>
        </draw:frame>
        <draw:frame svg:width="22cm" svg:height="12cm" draw:z-index="0" svg:x="2cm" svg:y="4cm" presentation:class="outline" presentation:style-name="md2odp-OutlineText">
          <draw:text-box>
            <text:p text:style-name="md2odp-ParagraphCodeStyle"><text:span text:style-name="md2odp-TColor008800"><text:span text:style-name="md2odp-TBold">from</text:span></text:span><text:span> </text:span><text:span text:style-name="md2odp-TColor0e84b5"><text:span text:style-name="md2odp-TBold">logistic_sgd</text:span></text:span><text:span> </text:span><text:span text:style-name="md2odp-TColor008800"><text:span text:style-name="md2odp-TBold">import</text:span></text:span><text:span> </text:span><text:span>load_data</text:span><text:span> </text:span><text:line-break/><text:span/><text:line-break/><text:span/><text:span>rng</text:span><text:span> </text:span><text:span text:style-name="md2odp-TColor333333">=</text:span><text:span> </text:span><text:span>numpy</text:span><text:span text:style-name="md2odp-TColor333333">.</text:span><text:span>random</text:span><text:span text:style-name="md2odp-TColor333333">.</text:span><text:span>RandomState</text:span><text:span>(</text:span><text:span text:style-name="md2odp-TColor0000DD"><text:span text:style-name="md2odp-TBold">23455</text:span></text:span><text:span>)</text:span><text:span> </text:span><text:line-break/><text:span/><text:line-break/><text:span/><text:span>datasets</text:span><text:span> </text:span><text:span text:style-name="md2odp-TColor333333">=</text:span><text:span> </text:span><text:span>load_data</text:span><text:span>(</text:span><text:span>dataset</text:span><text:span>)</text:span><text:span> </text:span><text:line-break/><text:span/><text:line-break/><text:span/><text:span>train_set_x</text:span><text:span>,</text:span><text:span> </text:span><text:span>train_set_y</text:span><text:span> </text:span><text:span text:style-name="md2odp-TColor333333">=</text:span><text:span> </text:span><text:span>datasets</text:span><text:span>[</text:span><text:span text:style-name="md2odp-TColor0000DD"><text:span text:style-name="md2odp-TBold">0</text:span></text:span><text:span>]</text:span><text:span> </text:span><text:line-break/><text:span/><text:span>valid_set_x</text:span><text:span>,</text:span><text:span> </text:span><text:span>valid_set_y</text:span><text:span> </text:span><text:span text:style-name="md2odp-TColor333333">=</text:span><text:span> </text:span><text:span>datasets</text:span><text:span>[</text:span><text:span text:style-name="md2odp-TColor0000DD"><text:span text:style-name="md2odp-TBold">1</text:span></text:span><text:span>]</text:span><text:span> </text:span><text:line-break/><text:span/><text:span>test_set_x</text:span><text:span>,</text:span><text:span> </text:span><text:span>test_set_y</text:span><text:span> </text:span><text:span text:style-name="md2odp-TColor333333">=</text:span><text:span> </text:span><text:span>datasets</text:span><text:span>[</text:span><text:span text:style-name="md2odp-TColor0000DD"><text:span text:style-name="md2odp-TBold">2</text:span></text:span><text:span>]</text:span><text:span> </text:span><text:line-break/><text:span/><text:line-break/><text:span/><text:span text:style-name="md2odp-TColor888888"># compute number of minibatches for training, validation and testing </text:span><text:span/><text:line-break/><text:span/><text:span>n_train_batches</text:span><text:span> </text:span><text:span text:style-name="md2odp-TColor333333">=</text:span><text:span> </text:span><text:span>train_set_x</text:span><text:span text:style-name="md2odp-TColor333333">.</text:span><text:span>get_value</text:span><text:span>(</text:span><text:span>borrow</text:span><text:span text:style-name="md2odp-TColor333333">=</text:span><text:span text:style-name="md2odp-TColor007020">True</text:span><text:span>)</text:span><text:span text:style-name="md2odp-TColor333333">.</text:span><text:span>shape</text:span><text:span>[</text:span><text:span text:style-name="md2odp-TColor0000DD"><text:span text:style-name="md2odp-TBold">0</text:span></text:span><text:span>]</text:span><text:span> </text:span><text:line-break/><text:span/><text:span>n_valid_batches</text:span><text:span> </text:span><text:span text:style-name="md2odp-TColor333333">=</text:span><text:span> </text:span><text:span>valid_set_x</text:span><text:span text:style-name="md2odp-TColor333333">.</text:span><text:span>get_value</text:span><text:span>(</text:span><text:span>borrow</text:span><text:span text:style-name="md2odp-TColor333333">=</text:span><text:span text:style-name="md2odp-TColor007020">True</text:span><text:span>)</text:span><text:span text:style-name="md2odp-TColor333333">.</text:span><text:span>shape</text:span><text:span>[</text:span><text:span text:style-name="md2odp-TColor0000DD"><text:span text:style-name="md2odp-TBold">0</text:span></text:span><text:span>]</text:span><text:span> </text:span><text:line-break/><text:span/><text:span>n_test_batches</text:span><text:span> </text:span><text:span text:style-name="md2odp-TColor333333">=</text:span><text:span> </text:span><text:span>test_set_x</text:span><text:span text:style-name="md2odp-TColor333333">.</text:span><text:span>get_value</text:span><text:span>(</text:span><text:span>borrow</text:span><text:span text:style-name="md2odp-TColor333333">=</text:span><text:span text:style-name="md2odp-TColor007020">True</text:span><text:span>)</text:span><text:span text:style-name="md2odp-TColor333333">.</text:span><text:span>shape</text:span><text:span>[</text:span><text:span text:style-name="md2odp-TColor0000DD"><text:span text:style-name="md2odp-TBold">0</text:span></text:span><text:span>]</text:span><text:span> </text:span><text:line-break/><text:span/><text:span>n_train_batches</text:span><text:span> </text:span><text:span text:style-name="md2odp-TColor333333">/=</text:span><text:span> </text:span><text:span>batch_size</text:span><text:span> </text:span><text:line-break/><text:span/><text:span>n_valid_batches</text:span><text:span> </text:span><text:span text:style-name="md2odp-TColor333333">/=</text:span><text:span> </text:span><text:span>batch_size</text:span><text:span> </text:span><text:line-break/><text:span/><text:span>n_test_batches</text:span><text:span> </text:span><text:span text:style-name="md2odp-TColor333333">/=</text:span><text:span> </text:span><text:span>batch_size</text:span><text:span> </text:span><text:line-break/><text:span/><text:line-break/><text:span/><text:span>n_epochs</text:span><text:span text:style-name="md2odp-TColor333333">=</text:span><text:span text:style-name="md2odp-TColor0000DD"><text:span text:style-name="md2odp-TBold">10000</text:span></text:span><text:span text:style-name="md2odp-TColor333333">/</text:span><text:span>n_train_batches</text:span><text:span> </text:span><text:line-break/><text:span/><text:line-break/><text:span/><text:span text:style-name="md2odp-TColor888888"># allocate symbolic variables for the data </text:span><text:span/><text:line-break/><text:span/><text:span>index</text:span><text:span> </text:span><text:span text:style-name="md2odp-TColor333333">=</text:span><text:span> </text:span><text:span>T</text:span><text:span text:style-name="md2odp-TColor333333">.</text:span><text:span>lscalar</text:span><text:span>()</text:span><text:span/><text:s text:c="2"/><text:span/><text:span text:style-name="md2odp-TColor888888"># index to a [mini]batch </text:span><text:span/><text:line-break/><text:span/><text:span>x</text:span><text:span> </text:span><text:span text:style-name="md2odp-TColor333333">=</text:span><text:span> </text:span><text:span>T</text:span><text:span text:style-name="md2odp-TColor333333">.</text:span><text:span>matrix</text:span><text:span>(</text:span><text:span>'x'</text:span><text:span>)</text:span><text:span/><text:s text:c="3"/><text:span/><text:span text:style-name="md2odp-TColor888888"># the data is presented as rasterized images </text:span><text:span/><text:line-break/><text:span/><text:span>y</text:span><text:span> </text:span><text:span text:style-name="md2odp-TColor333333">=</text:span><text:span> </text:span><text:span>T</text:span><text:span text:style-name="md2odp-TColor333333">.</text:span><text:span>ivector</text:span><text:span>(</text:span><text:span>'y'</text:span><text:span>)</text:span><text:span/><text:s text:c="2"/><text:span/><text:span text:style-name="md2odp-TColor888888"># the labels are presented as 1D vector of </text:span><text:span/><text:line-break/><text:span/><text:s text:c="24"/><text:span/><text:span text:style-name="md2odp-TColor888888"># [int] labels </text:span><text:span/><text:line-break/><text:span/><text:line-break/><text:span/><text:span text:style-name="md2odp-TColor008800"><text:span text:style-name="md2odp-TBold">print</text:span></text:span><text:span> </text:span><text:span>'... data loaded.'</text:span><text:span>
</text:span></text:p>
          </draw:text-box>
        </draw:frame>
      </draw:page>
      <draw:page draw:id="page1" draw:name="d7570068a5e34dcf9a6782f6d4ccabfc" draw:master-page-name="fade-temp" presentation:presentation-page-layout-name="AL3T1">
        <draw:frame svg:width="20cm" svg:height="3cm" draw:z-index="0" svg:x="2cm" svg:y="0.5cm" presentation:class="title" presentation:style-name="md2odp-TitleText">
          <draw:text-box>
            <text:p><text:span>Theano -- define CNN layer-by-layer</text:span></text:p>
          </draw:text-box>
        </draw:frame>
        <draw:frame svg:width="22cm" svg:height="12cm" draw:z-index="0" svg:x="2cm" svg:y="4cm" presentation:class="outline" presentation:style-name="md2odp-OutlineText">
          <draw:text-box>
            <text:p text:style-name="md2odp-ParagraphCodeStyle"><text:span text:style-name="md2odp-TColor008800"><text:span text:style-name="md2odp-TBold">print</text:span></text:span><text:span> </text:span><text:span>'... building the model'</text:span><text:span> </text:span><text:line-break/><text:span/><text:line-break/><text:span/><text:span text:style-name="md2odp-TColor888888"># Reshape matrix of rasterized images of shape (batch_size, 28 * 28) </text:span><text:span/><text:line-break/><text:span/><text:span text:style-name="md2odp-TColor888888"># to a 4D tensor, compatible with our LeNetConvPoolLayer </text:span><text:span/><text:line-break/><text:span/><text:span text:style-name="md2odp-TColor888888"># (28, 28) is the size of MNIST images. </text:span><text:span/><text:line-break/><text:span/><text:span>layer0_input</text:span><text:span> </text:span><text:span text:style-name="md2odp-TColor333333">=</text:span><text:span> </text:span><text:span>x</text:span><text:span text:style-name="md2odp-TColor333333">.</text:span><text:span>reshape</text:span><text:span>((</text:span><text:span>batch_size</text:span><text:span>,</text:span><text:span> </text:span><text:span text:style-name="md2odp-TColor0000DD"><text:span text:style-name="md2odp-TBold">1</text:span></text:span><text:span>,</text:span><text:span> </text:span><text:span text:style-name="md2odp-TColor0000DD"><text:span text:style-name="md2odp-TBold">28</text:span></text:span><text:span>,</text:span><text:span> </text:span><text:span text:style-name="md2odp-TColor0000DD"><text:span text:style-name="md2odp-TBold">28</text:span></text:span><text:span>))</text:span><text:span> </text:span><text:line-break/><text:span/><text:line-break/><text:span/><text:span text:style-name="md2odp-TColor888888"># Construct the first convolutional pooling layer: </text:span><text:span/><text:line-break/><text:span/><text:span text:style-name="md2odp-TColor888888"># filtering reduces the image size to (28-5+1 , 28-5+1) = (24, 24) </text:span><text:span/><text:line-break/><text:span/><text:span text:style-name="md2odp-TColor888888"># maxpooling reduces this further to (24/2, 24/2) = (12, 12) </text:span><text:span/><text:line-break/><text:span/><text:span text:style-name="md2odp-TColor888888"># 4D output tensor is thus of shape (batch_size, nkerns[0], 12, 12) </text:span><text:span/><text:line-break/><text:span/><text:span>layer0</text:span><text:span> </text:span><text:span text:style-name="md2odp-TColor333333">=</text:span><text:span> </text:span><text:span>LeNetConvPoolLayer</text:span><text:span>(</text:span><text:span> </text:span><text:line-break/><text:span/><text:s text:c="4"/><text:span/><text:span>rng</text:span><text:span>,</text:span><text:span> </text:span><text:line-break/><text:span/><text:s text:c="4"/><text:span/><text:span text:style-name="md2odp-TColor007020">input</text:span><text:span text:style-name="md2odp-TColor333333">=</text:span><text:span>layer0_input</text:span><text:span>,</text:span><text:span> </text:span><text:line-break/><text:span/><text:s text:c="4"/><text:span/><text:span>image_shape</text:span><text:span text:style-name="md2odp-TColor333333">=</text:span><text:span>(</text:span><text:span>batch_size</text:span><text:span>,</text:span><text:span> </text:span><text:span text:style-name="md2odp-TColor0000DD"><text:span text:style-name="md2odp-TBold">1</text:span></text:span><text:span>,</text:span><text:span> </text:span><text:span text:style-name="md2odp-TColor0000DD"><text:span text:style-name="md2odp-TBold">28</text:span></text:span><text:span>,</text:span><text:span> </text:span><text:span text:style-name="md2odp-TColor0000DD"><text:span text:style-name="md2odp-TBold">28</text:span></text:span><text:span>),</text:span><text:span> </text:span><text:line-break/><text:span/><text:s text:c="4"/><text:span/><text:span>filter_shape</text:span><text:span text:style-name="md2odp-TColor333333">=</text:span><text:span>(</text:span><text:span>nkerns</text:span><text:span>[</text:span><text:span text:style-name="md2odp-TColor0000DD"><text:span text:style-name="md2odp-TBold">0</text:span></text:span><text:span>],</text:span><text:span> </text:span><text:span text:style-name="md2odp-TColor0000DD"><text:span text:style-name="md2odp-TBold">1</text:span></text:span><text:span>,</text:span><text:span> </text:span><text:span text:style-name="md2odp-TColor0000DD"><text:span text:style-name="md2odp-TBold">25</text:span></text:span><text:span>,</text:span><text:span> </text:span><text:span text:style-name="md2odp-TColor0000DD"><text:span text:style-name="md2odp-TBold">25</text:span></text:span><text:span>),</text:span><text:span> </text:span><text:line-break/><text:span/><text:s text:c="4"/><text:span/><text:span>poolsize</text:span><text:span text:style-name="md2odp-TColor333333">=</text:span><text:span>(</text:span><text:span text:style-name="md2odp-TColor0000DD"><text:span text:style-name="md2odp-TBold">2</text:span></text:span><text:span>,</text:span><text:span> </text:span><text:span text:style-name="md2odp-TColor0000DD"><text:span text:style-name="md2odp-TBold">2</text:span></text:span><text:span>)</text:span><text:span> </text:span><text:line-break/><text:span/><text:span>)</text:span><text:span> </text:span><text:line-break/><text:span/><text:line-break/><text:span/><text:span text:style-name="md2odp-TColor888888"># Construct the second convolutional pooling layer </text:span><text:span/><text:line-break/><text:span/><text:span text:style-name="md2odp-TColor888888"># filtering reduces the image size to (12-5+1, 12-5+1) = (8, 8) </text:span><text:span/><text:line-break/><text:span/><text:span text:style-name="md2odp-TColor888888"># maxpooling reduces this further to (8/2, 8/2) = (4, 4) </text:span><text:span/><text:line-break/><text:span/><text:span text:style-name="md2odp-TColor888888"># 4D output tensor is thus of shape (batch_size, nkerns[1], 4, 4) </text:span><text:span/><text:line-break/><text:span/><text:span text:style-name="md2odp-TColor888888">#layer1 = LeNetConvPoolLayer( </text:span><text:span/><text:line-break/><text:span/><text:span text:style-name="md2odp-TColor888888">#</text:span><text:s text:c="4"/><text:span text:style-name="md2odp-TColor888888">rng, </text:span><text:span/><text:line-break/><text:span/><text:span text:style-name="md2odp-TColor888888">#</text:span><text:s text:c="4"/><text:span text:style-name="md2odp-TColor888888">input=layer0.output, </text:span><text:span/><text:line-break/><text:span/><text:span text:style-name="md2odp-TColor888888">#</text:span><text:s text:c="4"/><text:span text:style-name="md2odp-TColor888888">image_shape=(batch_size, nkerns[0], 9, 9), </text:span><text:span/><text:line-break/><text:span/><text:span text:style-name="md2odp-TColor888888">#</text:span><text:s text:c="4"/><text:span text:style-name="md2odp-TColor888888">filter_shape=(nkerns[1], nkerns[0], 4, 4), </text:span><text:span/><text:line-break/><text:span/><text:span text:style-name="md2odp-TColor888888">#</text:span><text:s text:c="4"/><text:span text:style-name="md2odp-TColor888888">poolsize=(2, 2) </text:span><text:span/><text:line-break/><text:span/><text:span text:style-name="md2odp-TColor888888">#)</text:span><text:span>
</text:span></text:p>
          </draw:text-box>
        </draw:frame>
      </draw:page>
      <draw:page draw:id="page1" draw:name="412e9f4f052a45d5b03711cdc79853aa" draw:master-page-name="fade-temp" presentation:presentation-page-layout-name="AL3T1">
        <draw:frame svg:width="20cm" svg:height="3cm" draw:z-index="0" svg:x="2cm" svg:y="0.5cm" presentation:class="title" presentation:style-name="md2odp-TitleText">
          <draw:text-box>
            <text:p><text:span>Theano -- define CNN layer-by-layer</text:span></text:p>
          </draw:text-box>
        </draw:frame>
        <draw:frame svg:width="22cm" svg:height="12cm" draw:z-index="0" svg:x="2cm" svg:y="4cm" presentation:class="outline" presentation:style-name="md2odp-OutlineText">
          <draw:text-box>
            <text:p text:style-name="md2odp-ParagraphCodeStyle"><text:span text:style-name="md2odp-TColor888888"># the HiddenLayer being fully-connected, it operates on 2D matrices of </text:span><text:span/><text:line-break/><text:span/><text:span text:style-name="md2odp-TColor888888"># shape (batch_size, num_pixels) (i.e matrix of rasterized images). </text:span><text:span/><text:line-break/><text:span/><text:span text:style-name="md2odp-TColor888888"># This will generate a matrix of shape (batch_size, nkerns[1] * 4 * 4), </text:span><text:span/><text:line-break/><text:span/><text:span text:style-name="md2odp-TColor888888"># or (500, 50 * 4 * 4) = (500, 800) with the default values. </text:span><text:span/><text:line-break/><text:span/><text:span>layer2_input</text:span><text:span> </text:span><text:span text:style-name="md2odp-TColor333333">=</text:span><text:span> </text:span><text:span>layer0</text:span><text:span text:style-name="md2odp-TColor333333">.</text:span><text:span>output</text:span><text:span text:style-name="md2odp-TColor333333">.</text:span><text:span>flatten</text:span><text:span>(</text:span><text:span text:style-name="md2odp-TColor0000DD"><text:span text:style-name="md2odp-TBold">2</text:span></text:span><text:span>)</text:span><text:span> </text:span><text:line-break/><text:span/><text:line-break/><text:span/><text:span text:style-name="md2odp-TColor888888"># construct a fully-connected sigmoidal layer </text:span><text:span/><text:line-break/><text:span/><text:span>layer2</text:span><text:span> </text:span><text:span text:style-name="md2odp-TColor333333">=</text:span><text:span> </text:span><text:span>HiddenLayer</text:span><text:span>(</text:span><text:span> </text:span><text:line-break/><text:span/><text:s text:c="4"/><text:span/><text:span>rng</text:span><text:span>,</text:span><text:span> </text:span><text:line-break/><text:span/><text:s text:c="4"/><text:span/><text:span text:style-name="md2odp-TColor007020">input</text:span><text:span text:style-name="md2odp-TColor333333">=</text:span><text:span>layer2_input</text:span><text:span>,</text:span><text:span> </text:span><text:line-break/><text:span/><text:s text:c="4"/><text:span/><text:span>n_in</text:span><text:span text:style-name="md2odp-TColor333333">=</text:span><text:span>nkerns</text:span><text:span>[</text:span><text:span text:style-name="md2odp-TColor0000DD"><text:span text:style-name="md2odp-TBold">0</text:span></text:span><text:span>]</text:span><text:span> </text:span><text:span text:style-name="md2odp-TColor333333">*</text:span><text:span> </text:span><text:span text:style-name="md2odp-TColor0000DD"><text:span text:style-name="md2odp-TBold">2</text:span></text:span><text:span> </text:span><text:span text:style-name="md2odp-TColor333333">*</text:span><text:span> </text:span><text:span text:style-name="md2odp-TColor0000DD"><text:span text:style-name="md2odp-TBold">2</text:span></text:span><text:span>,</text:span><text:span> </text:span><text:line-break/><text:span/><text:s text:c="4"/><text:span/><text:span>n_out</text:span><text:span text:style-name="md2odp-TColor333333">=</text:span><text:span text:style-name="md2odp-TColor0000DD"><text:span text:style-name="md2odp-TBold">50</text:span></text:span><text:span>,</text:span><text:span> </text:span><text:line-break/><text:span/><text:s text:c="4"/><text:span/><text:span>activation</text:span><text:span text:style-name="md2odp-TColor333333">=</text:span><text:span>T</text:span><text:span text:style-name="md2odp-TColor333333">.</text:span><text:span>tanh</text:span><text:span> </text:span><text:line-break/><text:span/><text:span>)</text:span><text:span> </text:span><text:line-break/><text:span/><text:line-break/><text:span/><text:span text:style-name="md2odp-TColor888888"># classify the values of the fully-connected sigmoidal layer </text:span><text:span/><text:line-break/><text:span/><text:span>layer3</text:span><text:span> </text:span><text:span text:style-name="md2odp-TColor333333">=</text:span><text:span> </text:span><text:span>LogisticRegression</text:span><text:span>(</text:span><text:span text:style-name="md2odp-TColor007020">input</text:span><text:span text:style-name="md2odp-TColor333333">=</text:span><text:span>layer2</text:span><text:span text:style-name="md2odp-TColor333333">.</text:span><text:span>output</text:span><text:span>,</text:span><text:span> </text:span><text:span>n_in</text:span><text:span text:style-name="md2odp-TColor333333">=</text:span><text:span text:style-name="md2odp-TColor0000DD"><text:span text:style-name="md2odp-TBold">50</text:span></text:span><text:span>,</text:span><text:span> </text:span><text:span>n_out</text:span><text:span text:style-name="md2odp-TColor333333">=</text:span><text:span text:style-name="md2odp-TColor0000DD"><text:span text:style-name="md2odp-TBold">10</text:span></text:span><text:span>)</text:span><text:span> </text:span><text:line-break/><text:span/><text:line-break/><text:span/><text:span text:style-name="md2odp-TColor888888"># the cost we minimize during training is the NLL of the model </text:span><text:span/><text:line-break/><text:span/><text:span>cost</text:span><text:span> </text:span><text:span text:style-name="md2odp-TColor333333">=</text:span><text:span> </text:span><text:span>layer3</text:span><text:span text:style-name="md2odp-TColor333333">.</text:span><text:span>negative_log_likelihood</text:span><text:span>(</text:span><text:span>y</text:span><text:span>)</text:span><text:span>
</text:span></text:p>
          </draw:text-box>
        </draw:frame>
      </draw:page>
      <draw:page draw:id="page1" draw:name="e43ab1a60ee44381a9410e0323d3e513" draw:master-page-name="fade-temp" presentation:presentation-page-layout-name="AL3T1">
        <draw:frame svg:width="20cm" svg:height="3cm" draw:z-index="0" svg:x="2cm" svg:y="0.5cm" presentation:class="title" presentation:style-name="md2odp-TitleText">
          <draw:text-box>
            <text:p><text:span>Theano -- define CNN layer-by-layer</text:span></text:p>
          </draw:text-box>
        </draw:frame>
        <draw:frame svg:width="22cm" svg:height="12cm" draw:z-index="0" svg:x="2cm" svg:y="4cm" presentation:class="outline" presentation:style-name="md2odp-OutlineText">
          <draw:text-box>
            <text:p text:style-name="md2odp-ParagraphCodeStyle"><text:span text:style-name="md2odp-TColor888888"># create a function to compute the mistakes that are made by the model </text:span><text:span/><text:line-break/><text:span/><text:span>test_model</text:span><text:span> </text:span><text:span text:style-name="md2odp-TColor333333">=</text:span><text:span> </text:span><text:span>theano</text:span><text:span text:style-name="md2odp-TColor333333">.</text:span><text:span>function</text:span><text:span>(</text:span><text:span> </text:span><text:line-break/><text:span/><text:s text:c="4"/><text:span/><text:span>[</text:span><text:span>index</text:span><text:span>],</text:span><text:span> </text:span><text:line-break/><text:span/><text:s text:c="4"/><text:span/><text:span>layer3</text:span><text:span text:style-name="md2odp-TColor333333">.</text:span><text:span>errors</text:span><text:span>(</text:span><text:span>y</text:span><text:span>),</text:span><text:span> </text:span><text:line-break/><text:span/><text:s text:c="4"/><text:span/><text:span>givens</text:span><text:span text:style-name="md2odp-TColor333333">=</text:span><text:span>{</text:span><text:span> </text:span><text:line-break/><text:span/><text:s text:c="8"/><text:span/><text:span>x</text:span><text:span>:</text:span><text:span> </text:span><text:span>test_set_x</text:span><text:span>[</text:span><text:span>index</text:span><text:span> </text:span><text:span text:style-name="md2odp-TColor333333">*</text:span><text:span> </text:span><text:span>batch_size</text:span><text:span>:</text:span><text:span> </text:span><text:span>(</text:span><text:span>index</text:span><text:span> </text:span><text:span text:style-name="md2odp-TColor333333">+</text:span><text:span> </text:span><text:span text:style-name="md2odp-TColor0000DD"><text:span text:style-name="md2odp-TBold">1</text:span></text:span><text:span>)</text:span><text:span> </text:span><text:span text:style-name="md2odp-TColor333333">*</text:span><text:span> </text:span><text:span>batch_size</text:span><text:span>],</text:span><text:span> </text:span><text:line-break/><text:span/><text:s text:c="8"/><text:span/><text:span>y</text:span><text:span>:</text:span><text:span> </text:span><text:span>test_set_y</text:span><text:span>[</text:span><text:span>index</text:span><text:span> </text:span><text:span text:style-name="md2odp-TColor333333">*</text:span><text:span> </text:span><text:span>batch_size</text:span><text:span>:</text:span><text:span> </text:span><text:span>(</text:span><text:span>index</text:span><text:span> </text:span><text:span text:style-name="md2odp-TColor333333">+</text:span><text:span> </text:span><text:span text:style-name="md2odp-TColor0000DD"><text:span text:style-name="md2odp-TBold">1</text:span></text:span><text:span>)</text:span><text:span> </text:span><text:span text:style-name="md2odp-TColor333333">*</text:span><text:span> </text:span><text:span>batch_size</text:span><text:span>]</text:span><text:span> </text:span><text:line-break/><text:span/><text:s text:c="4"/><text:span/><text:span>}</text:span><text:span> </text:span><text:line-break/><text:span/><text:span>)</text:span><text:span> </text:span><text:line-break/><text:span/><text:line-break/><text:span/><text:span>validate_model</text:span><text:span> </text:span><text:span text:style-name="md2odp-TColor333333">=</text:span><text:span> </text:span><text:span>theano</text:span><text:span text:style-name="md2odp-TColor333333">.</text:span><text:span>function</text:span><text:span>(</text:span><text:span> </text:span><text:line-break/><text:span/><text:s text:c="4"/><text:span/><text:span>[</text:span><text:span>index</text:span><text:span>],</text:span><text:span> </text:span><text:line-break/><text:span/><text:s text:c="4"/><text:span/><text:span>layer3</text:span><text:span text:style-name="md2odp-TColor333333">.</text:span><text:span>errors</text:span><text:span>(</text:span><text:span>y</text:span><text:span>),</text:span><text:span> </text:span><text:line-break/><text:span/><text:s text:c="4"/><text:span/><text:span>givens</text:span><text:span text:style-name="md2odp-TColor333333">=</text:span><text:span>{</text:span><text:span> </text:span><text:line-break/><text:span/><text:s text:c="8"/><text:span/><text:span>x</text:span><text:span>:</text:span><text:span> </text:span><text:span>valid_set_x</text:span><text:span>[</text:span><text:span>index</text:span><text:span> </text:span><text:span text:style-name="md2odp-TColor333333">*</text:span><text:span> </text:span><text:span>batch_size</text:span><text:span>:</text:span><text:span> </text:span><text:span>(</text:span><text:span>index</text:span><text:span> </text:span><text:span text:style-name="md2odp-TColor333333">+</text:span><text:span> </text:span><text:span text:style-name="md2odp-TColor0000DD"><text:span text:style-name="md2odp-TBold">1</text:span></text:span><text:span>)</text:span><text:span> </text:span><text:span text:style-name="md2odp-TColor333333">*</text:span><text:span> </text:span><text:span>batch_size</text:span><text:span>],</text:span><text:span> </text:span><text:line-break/><text:span/><text:s text:c="8"/><text:span/><text:span>y</text:span><text:span>:</text:span><text:span> </text:span><text:span>valid_set_y</text:span><text:span>[</text:span><text:span>index</text:span><text:span> </text:span><text:span text:style-name="md2odp-TColor333333">*</text:span><text:span> </text:span><text:span>batch_size</text:span><text:span>:</text:span><text:span> </text:span><text:span>(</text:span><text:span>index</text:span><text:span> </text:span><text:span text:style-name="md2odp-TColor333333">+</text:span><text:span> </text:span><text:span text:style-name="md2odp-TColor0000DD"><text:span text:style-name="md2odp-TBold">1</text:span></text:span><text:span>)</text:span><text:span> </text:span><text:span text:style-name="md2odp-TColor333333">*</text:span><text:span> </text:span><text:span>batch_size</text:span><text:span>]</text:span><text:span> </text:span><text:line-break/><text:span/><text:s text:c="4"/><text:span/><text:span>}</text:span><text:span> </text:span><text:line-break/><text:span/><text:span>)</text:span><text:span>
</text:span></text:p>
          </draw:text-box>
        </draw:frame>
      </draw:page>
      <draw:page draw:id="page1" draw:name="1d209e276bcb4befa92660f6309cc627" draw:master-page-name="fade-temp" presentation:presentation-page-layout-name="AL3T1">
        <draw:frame svg:width="20cm" svg:height="3cm" draw:z-index="0" svg:x="2cm" svg:y="0.5cm" presentation:class="title" presentation:style-name="md2odp-TitleText">
          <draw:text-box>
            <text:p><text:span>Theano -- define CNN layer-by-layer</text:span></text:p>
          </draw:text-box>
        </draw:frame>
        <draw:frame svg:width="22cm" svg:height="12cm" draw:z-index="0" svg:x="2cm" svg:y="4cm" presentation:class="outline" presentation:style-name="md2odp-OutlineText">
          <draw:text-box>
            <text:p text:style-name="md2odp-ParagraphCodeStyle"><text:span text:style-name="md2odp-TColor888888"># create a list of all model parameters to be fit by gradient descent </text:span><text:span/><text:line-break/><text:span/><text:span>params</text:span><text:span> </text:span><text:span text:style-name="md2odp-TColor333333">=</text:span><text:span> </text:span><text:span>layer3</text:span><text:span text:style-name="md2odp-TColor333333">.</text:span><text:span>params</text:span><text:span> </text:span><text:span text:style-name="md2odp-TColor333333">+</text:span><text:span> </text:span><text:span>layer2</text:span><text:span text:style-name="md2odp-TColor333333">.</text:span><text:span>params</text:span><text:span> </text:span><text:span text:style-name="md2odp-TColor333333">+</text:span><text:span> </text:span><text:span>layer0</text:span><text:span text:style-name="md2odp-TColor333333">.</text:span><text:span>params</text:span><text:span> </text:span><text:line-break/><text:span/><text:line-break/><text:span/><text:span text:style-name="md2odp-TColor888888"># create a list of gradients for all model parameters </text:span><text:span/><text:line-break/><text:span/><text:span>grads</text:span><text:span> </text:span><text:span text:style-name="md2odp-TColor333333">=</text:span><text:span> </text:span><text:span>T</text:span><text:span text:style-name="md2odp-TColor333333">.</text:span><text:span>grad</text:span><text:span>(</text:span><text:span>cost</text:span><text:span>,</text:span><text:span> </text:span><text:span>params</text:span><text:span>)</text:span><text:span> </text:span><text:line-break/><text:span/><text:line-break/><text:span/><text:span text:style-name="md2odp-TColor888888"># train_model is a function that updates the model parameters by </text:span><text:span/><text:line-break/><text:span/><text:span text:style-name="md2odp-TColor888888"># SGD Since this model has many parameters, it would be tedious to </text:span><text:span/><text:line-break/><text:span/><text:span text:style-name="md2odp-TColor888888"># manually create an update rule for each model parameter. We thus </text:span><text:span/><text:line-break/><text:span/><text:span text:style-name="md2odp-TColor888888"># create the updates list by automatically looping over all </text:span><text:span/><text:line-break/><text:span/><text:span text:style-name="md2odp-TColor888888"># (params[i], grads[i]) pairs. </text:span><text:span/><text:line-break/><text:span/><text:span>updates</text:span><text:span> </text:span><text:span text:style-name="md2odp-TColor333333">=</text:span><text:span> </text:span><text:span>[</text:span><text:span> </text:span><text:line-break/><text:span/><text:s text:c="4"/><text:span/><text:span>(</text:span><text:span>param_i</text:span><text:span>,</text:span><text:span> </text:span><text:span>param_i</text:span><text:span> </text:span><text:span text:style-name="md2odp-TColor333333">-</text:span><text:span> </text:span><text:span>learning_rate</text:span><text:span> </text:span><text:span text:style-name="md2odp-TColor333333">*</text:span><text:span> </text:span><text:span>grad_i</text:span><text:span>)</text:span><text:span> </text:span><text:line-break/><text:span/><text:s text:c="4"/><text:span/><text:span text:style-name="md2odp-TColor008800"><text:span text:style-name="md2odp-TBold">for</text:span></text:span><text:span> </text:span><text:span>param_i</text:span><text:span>,</text:span><text:span> </text:span><text:span>grad_i</text:span><text:span> </text:span><text:span text:style-name="md2odp-TColor000000"><text:span text:style-name="md2odp-TBold">in</text:span></text:span><text:span> </text:span><text:span text:style-name="md2odp-TColor007020">zip</text:span><text:span>(</text:span><text:span>params</text:span><text:span>,</text:span><text:span> </text:span><text:span>grads</text:span><text:span>)</text:span><text:span> </text:span><text:line-break/><text:span/><text:span>]</text:span><text:span> </text:span><text:line-break/><text:span/><text:line-break/><text:span/><text:span>train_model</text:span><text:span> </text:span><text:span text:style-name="md2odp-TColor333333">=</text:span><text:span> </text:span><text:span>theano</text:span><text:span text:style-name="md2odp-TColor333333">.</text:span><text:span>function</text:span><text:span>(</text:span><text:span> </text:span><text:line-break/><text:span/><text:s text:c="4"/><text:span/><text:span>[</text:span><text:span>index</text:span><text:span>],</text:span><text:span> </text:span><text:line-break/><text:span/><text:s text:c="4"/><text:span/><text:span>cost</text:span><text:span>,</text:span><text:span> </text:span><text:line-break/><text:span/><text:s text:c="4"/><text:span/><text:span>updates</text:span><text:span text:style-name="md2odp-TColor333333">=</text:span><text:span>updates</text:span><text:span>,</text:span><text:span> </text:span><text:line-break/><text:span/><text:s text:c="4"/><text:span/><text:span>givens</text:span><text:span text:style-name="md2odp-TColor333333">=</text:span><text:span>{</text:span><text:span> </text:span><text:line-break/><text:span/><text:s text:c="8"/><text:span/><text:span>x</text:span><text:span>:</text:span><text:span> </text:span><text:span>train_set_x</text:span><text:span>[</text:span><text:span>index</text:span><text:span> </text:span><text:span text:style-name="md2odp-TColor333333">*</text:span><text:span> </text:span><text:span>batch_size</text:span><text:span>:</text:span><text:span> </text:span><text:span>(</text:span><text:span>index</text:span><text:span> </text:span><text:span text:style-name="md2odp-TColor333333">+</text:span><text:span> </text:span><text:span text:style-name="md2odp-TColor0000DD"><text:span text:style-name="md2odp-TBold">1</text:span></text:span><text:span>)</text:span><text:span> </text:span><text:span text:style-name="md2odp-TColor333333">*</text:span><text:span> </text:span><text:span>batch_size</text:span><text:span>],</text:span><text:span> </text:span><text:line-break/><text:span/><text:s text:c="8"/><text:span/><text:span>y</text:span><text:span>:</text:span><text:span> </text:span><text:span>train_set_y</text:span><text:span>[</text:span><text:span>index</text:span><text:span> </text:span><text:span text:style-name="md2odp-TColor333333">*</text:span><text:span> </text:span><text:span>batch_size</text:span><text:span>:</text:span><text:span> </text:span><text:span>(</text:span><text:span>index</text:span><text:span> </text:span><text:span text:style-name="md2odp-TColor333333">+</text:span><text:span> </text:span><text:span text:style-name="md2odp-TColor0000DD"><text:span text:style-name="md2odp-TBold">1</text:span></text:span><text:span>)</text:span><text:span> </text:span><text:span text:style-name="md2odp-TColor333333">*</text:span><text:span> </text:span><text:span>batch_size</text:span><text:span>]</text:span><text:span> </text:span><text:line-break/><text:span/><text:s text:c="4"/><text:span/><text:span>}</text:span><text:span> </text:span><text:line-break/><text:span/><text:span>)</text:span><text:span> </text:span><text:line-break/><text:span/><text:span text:style-name="md2odp-TColor008800"><text:span text:style-name="md2odp-TBold">print</text:span></text:span><text:span> </text:span><text:span>'... model built'</text:span><text:span>
</text:span></text:p>
          </draw:text-box>
        </draw:frame>
      </draw:page>
      <draw:page draw:id="page1" draw:name="ecbb1ef527f044d891ca90f7dcd8f24a" draw:master-page-name="fade-temp" presentation:presentation-page-layout-name="AL3T1">
        <draw:frame svg:width="20cm" svg:height="3cm" draw:z-index="0" svg:x="2cm" svg:y="0.5cm" presentation:class="title" presentation:style-name="md2odp-TitleText">
          <draw:text-box>
            <text:p><text:span>Theano -- train the CNN</text:span></text:p>
          </draw:text-box>
        </draw:frame>
        <draw:frame svg:width="22cm" svg:height="12cm" draw:z-index="0" svg:x="2cm" svg:y="4cm" presentation:class="outline" presentation:style-name="md2odp-OutlineText">
          <draw:text-box>
            <text:p text:style-name="md2odp-ParagraphCodeStyle"><text:span text:style-name="md2odp-TColor888888">############### </text:span><text:span/><text:line-break/><text:span/><text:span text:style-name="md2odp-TColor888888"># TRAIN MODEL # </text:span><text:span/><text:line-break/><text:span/><text:span text:style-name="md2odp-TColor888888">############### </text:span><text:span/><text:line-break/><text:span/><text:span text:style-name="md2odp-TColor333333">%</text:span><text:span>matplotlib</text:span><text:span> </text:span><text:span>inline</text:span><text:span> </text:span><text:line-break/><text:span/><text:span text:style-name="md2odp-TColor008800"><text:span text:style-name="md2odp-TBold">print</text:span></text:span><text:span> </text:span><text:span>'... training'</text:span><text:span> </text:span><text:line-break/><text:span/><text:span text:style-name="md2odp-TColor888888"># early-stopping parameters </text:span><text:span/><text:line-break/><text:span/><text:span>patience</text:span><text:span> </text:span><text:span text:style-name="md2odp-TColor333333">=</text:span><text:span> </text:span><text:span text:style-name="md2odp-TColor0000DD"><text:span text:style-name="md2odp-TBold">10000</text:span></text:span><text:span/><text:s text:c="2"/><text:span/><text:span text:style-name="md2odp-TColor888888"># look as this many examples regardless </text:span><text:span/><text:line-break/><text:span/><text:span>patience_increase</text:span><text:span> </text:span><text:span text:style-name="md2odp-TColor333333">=</text:span><text:span> </text:span><text:span text:style-name="md2odp-TColor0000DD"><text:span text:style-name="md2odp-TBold">2</text:span></text:span><text:span/><text:s text:c="2"/><text:span/><text:span text:style-name="md2odp-TColor888888"># wait this much longer when a new best is </text:span><text:span/><text:line-break/><text:span/><text:s text:c="27"/><text:span/><text:span text:style-name="md2odp-TColor888888"># found </text:span><text:span/><text:line-break/><text:span/><text:span>improvement_threshold</text:span><text:span> </text:span><text:span text:style-name="md2odp-TColor333333">=</text:span><text:span> </text:span><text:span text:style-name="md2odp-TColor6600EE"><text:span text:style-name="md2odp-TBold">0.995</text:span></text:span><text:span/><text:s text:c="2"/><text:span/><text:span text:style-name="md2odp-TColor888888"># a relative improvement of this much is </text:span><text:span/><text:line-break/><text:span/><text:s text:c="35"/><text:span/><text:span text:style-name="md2odp-TColor888888"># considered significant </text:span><text:span/><text:line-break/><text:span/><text:span>validation_frequency</text:span><text:span> </text:span><text:span text:style-name="md2odp-TColor333333">=</text:span><text:span> </text:span><text:span text:style-name="md2odp-TColor007020">min</text:span><text:span>(</text:span><text:span>n_train_batches</text:span><text:span>,</text:span><text:span> </text:span><text:span>patience</text:span><text:span> </text:span><text:span text:style-name="md2odp-TColor333333">/</text:span><text:span> </text:span><text:span text:style-name="md2odp-TColor0000DD"><text:span text:style-name="md2odp-TBold">2</text:span></text:span><text:span>)</text:span><text:span> </text:span><text:line-break/><text:span/><text:s text:c="34"/><text:span/><text:span text:style-name="md2odp-TColor888888"># go through this many </text:span><text:span/><text:line-break/><text:span/><text:s text:c="34"/><text:span/><text:span text:style-name="md2odp-TColor888888"># minibatche before checking the network </text:span><text:span/><text:line-break/><text:span/><text:s text:c="34"/><text:span/><text:span text:style-name="md2odp-TColor888888"># on the validation set; in this case we </text:span><text:span/><text:line-break/><text:span/><text:s text:c="34"/><text:span/><text:span text:style-name="md2odp-TColor888888"># check every epoch </text:span><text:span/><text:line-break/><text:span/><text:line-break/><text:span/><text:span>best_validation_loss</text:span><text:span> </text:span><text:span text:style-name="md2odp-TColor333333">=</text:span><text:span> </text:span><text:span>numpy</text:span><text:span text:style-name="md2odp-TColor333333">.</text:span><text:span>inf</text:span><text:span> </text:span><text:line-break/><text:span/><text:span>best_iter</text:span><text:span> </text:span><text:span text:style-name="md2odp-TColor333333">=</text:span><text:span> </text:span><text:span text:style-name="md2odp-TColor0000DD"><text:span text:style-name="md2odp-TBold">0</text:span></text:span><text:span> </text:span><text:line-break/><text:span/><text:span>test_score</text:span><text:span> </text:span><text:span text:style-name="md2odp-TColor333333">=</text:span><text:span> </text:span><text:span text:style-name="md2odp-TColor6600EE"><text:span text:style-name="md2odp-TBold">0.</text:span></text:span><text:span> </text:span><text:line-break/><text:span/><text:span>start_time</text:span><text:span> </text:span><text:span text:style-name="md2odp-TColor333333">=</text:span><text:span> </text:span><text:span>timeit</text:span><text:span text:style-name="md2odp-TColor333333">.</text:span><text:span>default_timer</text:span><text:span>()</text:span><text:span> </text:span><text:line-break/><text:span/><text:line-break/><text:span/><text:span>epoch</text:span><text:span> </text:span><text:span text:style-name="md2odp-TColor333333">=</text:span><text:span> </text:span><text:span text:style-name="md2odp-TColor0000DD"><text:span text:style-name="md2odp-TBold">0</text:span></text:span><text:span> </text:span><text:line-break/><text:span/><text:span>done_looping</text:span><text:span> </text:span><text:span text:style-name="md2odp-TColor333333">=</text:span><text:span> </text:span><text:span text:style-name="md2odp-TColor007020">False</text:span><text:span>
</text:span></text:p>
          </draw:text-box>
        </draw:frame>
      </draw:page>
      <draw:page draw:id="page1" draw:name="08243b99ee3743ff810e0a624d1f443e" draw:master-page-name="fade-temp" presentation:presentation-page-layout-name="AL3T1">
        <draw:frame svg:width="20cm" svg:height="3cm" draw:z-index="0" svg:x="2cm" svg:y="0.5cm" presentation:class="title" presentation:style-name="md2odp-TitleText">
          <draw:text-box>
            <text:p><text:span>Theano -- train the CNN</text:span></text:p>
          </draw:text-box>
        </draw:frame>
        <draw:frame svg:width="22cm" svg:height="12cm" draw:z-index="0" svg:x="2cm" svg:y="4cm" presentation:class="outline" presentation:style-name="md2odp-OutlineText">
          <draw:text-box>
            <text:p text:style-name="md2odp-ParagraphCodeStyle"><text:span text:style-name="md2odp-TColor008800"><text:span text:style-name="md2odp-TBold">while</text:span></text:span><text:span> </text:span><text:span>(</text:span><text:span>epoch</text:span><text:span> </text:span><text:span text:style-name="md2odp-TColor333333">&lt;</text:span><text:span> </text:span><text:span>n_epochs</text:span><text:span>)</text:span><text:span> </text:span><text:span text:style-name="md2odp-TColor000000"><text:span text:style-name="md2odp-TBold">and</text:span></text:span><text:span> </text:span><text:span>(</text:span><text:span text:style-name="md2odp-TColor000000"><text:span text:style-name="md2odp-TBold">not</text:span></text:span><text:span> </text:span><text:span>done_looping</text:span><text:span>):</text:span><text:span> </text:span><text:line-break/><text:span/><text:s text:c="4"/><text:span/><text:span>epoch</text:span><text:span> </text:span><text:span text:style-name="md2odp-TColor333333">=</text:span><text:span> </text:span><text:span>epoch</text:span><text:span> </text:span><text:span text:style-name="md2odp-TColor333333">+</text:span><text:span> </text:span><text:span text:style-name="md2odp-TColor0000DD"><text:span text:style-name="md2odp-TBold">1</text:span></text:span><text:span> </text:span><text:line-break/><text:span/><text:s text:c="4"/><text:span/><text:span text:style-name="md2odp-TColor008800"><text:span text:style-name="md2odp-TBold">for</text:span></text:span><text:span> </text:span><text:span>minibatch_index</text:span><text:span> </text:span><text:span text:style-name="md2odp-TColor000000"><text:span text:style-name="md2odp-TBold">in</text:span></text:span><text:span> </text:span><text:span text:style-name="md2odp-TColor007020">xrange</text:span><text:span>(</text:span><text:span>n_train_batches</text:span><text:span>):</text:span><text:span> </text:span><text:line-break/><text:span/><text:line-break/><text:span/><text:s text:c="8"/><text:span/><text:span text:style-name="md2odp-TColor007020">iter</text:span><text:span> </text:span><text:span text:style-name="md2odp-TColor333333">=</text:span><text:span> </text:span><text:span>(</text:span><text:span>epoch</text:span><text:span> </text:span><text:span text:style-name="md2odp-TColor333333">-</text:span><text:span> </text:span><text:span text:style-name="md2odp-TColor0000DD"><text:span text:style-name="md2odp-TBold">1</text:span></text:span><text:span>)</text:span><text:span> </text:span><text:span text:style-name="md2odp-TColor333333">*</text:span><text:span> </text:span><text:span>n_train_batches</text:span><text:span> </text:span><text:span text:style-name="md2odp-TColor333333">+</text:span><text:span> </text:span><text:span>minibatch_index</text:span><text:span> </text:span><text:line-break/><text:span/><text:line-break/><text:span/><text:s text:c="8"/><text:span/><text:span text:style-name="md2odp-TColor008800"><text:span text:style-name="md2odp-TBold">if</text:span></text:span><text:span> </text:span><text:span text:style-name="md2odp-TColor007020">iter</text:span><text:span> </text:span><text:span text:style-name="md2odp-TColor333333">%</text:span><text:span> </text:span><text:span text:style-name="md2odp-TColor0000DD"><text:span text:style-name="md2odp-TBold">100</text:span></text:span><text:span> </text:span><text:span text:style-name="md2odp-TColor333333">==</text:span><text:span> </text:span><text:span text:style-name="md2odp-TColor0000DD"><text:span text:style-name="md2odp-TBold">0</text:span></text:span><text:span>:</text:span><text:span> </text:span><text:line-break/><text:span/><text:s text:c="12"/><text:span/><text:span text:style-name="md2odp-TColor008800"><text:span text:style-name="md2odp-TBold">print</text:span></text:span><text:span> </text:span><text:span>'training @ iter = '</text:span><text:span>,</text:span><text:span> </text:span><text:span text:style-name="md2odp-TColor007020">iter</text:span><text:span> </text:span><text:line-break/><text:span/><text:s text:c="8"/><text:span/><text:span>cost_ij</text:span><text:span> </text:span><text:span text:style-name="md2odp-TColor333333">=</text:span><text:span> </text:span><text:span>train_model</text:span><text:span>(</text:span><text:span>minibatch_index</text:span><text:span>)</text:span><text:span> </text:span><text:line-break/><text:span/><text:line-break/><text:span/><text:s text:c="8"/><text:span/><text:span text:style-name="md2odp-TColor008800"><text:span text:style-name="md2odp-TBold">if</text:span></text:span><text:span> </text:span><text:span>(</text:span><text:span text:style-name="md2odp-TColor007020">iter</text:span><text:span> </text:span><text:span text:style-name="md2odp-TColor333333">+</text:span><text:span> </text:span><text:span text:style-name="md2odp-TColor0000DD"><text:span text:style-name="md2odp-TBold">1</text:span></text:span><text:span>)</text:span><text:span> </text:span><text:span text:style-name="md2odp-TColor333333">%</text:span><text:span> </text:span><text:span>validation_frequency</text:span><text:span> </text:span><text:span text:style-name="md2odp-TColor333333">==</text:span><text:span> </text:span><text:span text:style-name="md2odp-TColor0000DD"><text:span text:style-name="md2odp-TBold">0</text:span></text:span><text:span>:</text:span><text:span> </text:span><text:line-break/><text:span/><text:line-break/><text:span/><text:s text:c="12"/><text:span/><text:span text:style-name="md2odp-TColor888888"># compute zero-one loss on validation set </text:span><text:span/><text:line-break/><text:span/><text:s text:c="12"/><text:span/><text:span>validation_losses</text:span><text:span> </text:span><text:span text:style-name="md2odp-TColor333333">=</text:span><text:span> </text:span><text:span>[</text:span><text:span>validate_model</text:span><text:span>(</text:span><text:span>i</text:span><text:span>)</text:span><text:span> </text:span><text:span text:style-name="md2odp-TColor008800"><text:span text:style-name="md2odp-TBold">for</text:span></text:span><text:span> </text:span><text:span>i</text:span><text:span> </text:span><text:line-break/><text:span/><text:s text:c="36"/><text:span/><text:span text:style-name="md2odp-TColor000000"><text:span text:style-name="md2odp-TBold">in</text:span></text:span><text:span> </text:span><text:span text:style-name="md2odp-TColor007020">xrange</text:span><text:span>(</text:span><text:span>n_valid_batches</text:span><text:span>)]</text:span><text:span> </text:span><text:line-break/><text:span/><text:s text:c="12"/><text:span/><text:span>this_validation_loss</text:span><text:span> </text:span><text:span text:style-name="md2odp-TColor333333">=</text:span><text:span> </text:span><text:span>numpy</text:span><text:span text:style-name="md2odp-TColor333333">.</text:span><text:span>mean</text:span><text:span>(</text:span><text:span>validation_losses</text:span><text:span>)</text:span><text:span> </text:span><text:line-break/><text:span/><text:s text:c="12"/><text:span/><text:span text:style-name="md2odp-TColor008800"><text:span text:style-name="md2odp-TBold">print</text:span></text:span><text:span>(</text:span><text:span>'epoch </text:span><text:span>%i</text:span><text:span>, minibatch </text:span><text:span>%i</text:span><text:span>/</text:span><text:span>%i</text:span><text:span>, validation error </text:span><text:span>%f</text:span><text:span> </text:span><text:span>%%</text:span><text:span>'</text:span><text:span> </text:span><text:span text:style-name="md2odp-TColor333333">%</text:span><text:span> </text:span><text:line-break/><text:span/><text:s text:c="20"/><text:span/><text:span>(</text:span><text:span>epoch</text:span><text:span>,</text:span><text:span> </text:span><text:span>minibatch_index</text:span><text:span> </text:span><text:span text:style-name="md2odp-TColor333333">+</text:span><text:span> </text:span><text:span text:style-name="md2odp-TColor0000DD"><text:span text:style-name="md2odp-TBold">1</text:span></text:span><text:span>,</text:span><text:span> </text:span><text:span>n_train_batches</text:span><text:span>,</text:span><text:span> </text:span><text:line-break/><text:span/><text:s text:c="20"/><text:span/><text:span>this_validation_loss</text:span><text:span> </text:span><text:span text:style-name="md2odp-TColor333333">*</text:span><text:span> </text:span><text:span text:style-name="md2odp-TColor6600EE"><text:span text:style-name="md2odp-TBold">100.</text:span></text:span><text:span>))</text:span><text:span> </text:span><text:line-break/><text:span/><text:line-break/><text:span/><text:s text:c="12"/><text:span/><text:span text:style-name="md2odp-TColor888888"># if we got the best validation score until now </text:span><text:span/><text:line-break/><text:span/><text:s text:c="12"/><text:span/><text:span text:style-name="md2odp-TColor008800"><text:span text:style-name="md2odp-TBold">if</text:span></text:span><text:span> </text:span><text:span>this_validation_loss</text:span><text:span> </text:span><text:span text:style-name="md2odp-TColor333333">&lt;</text:span><text:span> </text:span><text:span>best_validation_loss</text:span><text:span>:</text:span><text:span> </text:span><text:line-break/><text:span/><text:line-break/><text:span/><text:s text:c="16"/><text:span/><text:span text:style-name="md2odp-TColor888888">#improve patience if loss improvement is good enough </text:span><text:span/><text:line-break/><text:span/><text:s text:c="16"/><text:span/><text:span text:style-name="md2odp-TColor008800"><text:span text:style-name="md2odp-TBold">if</text:span></text:span><text:span> </text:span><text:span>this_validation_loss</text:span><text:span> </text:span><text:span text:style-name="md2odp-TColor333333">&lt;</text:span><text:span> </text:span><text:span>best_validation_loss</text:span><text:span> </text:span><text:span text:style-name="md2odp-TColor333333">*</text:span><text:span/><text:s text:c="2"/><text:span>\ </text:span><text:line-break/><text:span/><text:s text:c="20"/><text:span/><text:span>improvement_threshold</text:span><text:span>:</text:span><text:span> </text:span><text:line-break/><text:span/><text:s text:c="20"/><text:span/><text:span>patience</text:span><text:span> </text:span><text:span text:style-name="md2odp-TColor333333">=</text:span><text:span> </text:span><text:span text:style-name="md2odp-TColor007020">max</text:span><text:span>(</text:span><text:span>patience</text:span><text:span>,</text:span><text:span> </text:span><text:span text:style-name="md2odp-TColor007020">iter</text:span><text:span> </text:span><text:span text:style-name="md2odp-TColor333333">*</text:span><text:span> </text:span><text:span>patience_increase</text:span><text:span>)</text:span><text:span> </text:span><text:line-break/><text:span/><text:line-break/><text:span/><text:s text:c="16"/><text:span/><text:span text:style-name="md2odp-TColor888888"># save best validation score and iteration number </text:span><text:span/><text:line-break/><text:span/><text:s text:c="16"/><text:span/><text:span>best_validation_loss</text:span><text:span> </text:span><text:span text:style-name="md2odp-TColor333333">=</text:span><text:span> </text:span><text:span>this_validation_loss</text:span><text:span> </text:span><text:line-break/><text:span/><text:s text:c="16"/><text:span/><text:span>best_iter</text:span><text:span> </text:span><text:span text:style-name="md2odp-TColor333333">=</text:span><text:span> </text:span><text:span text:style-name="md2odp-TColor007020">iter</text:span><text:span> </text:span><text:line-break/><text:span/><text:line-break/><text:span/><text:s text:c="16"/><text:span/><text:span text:style-name="md2odp-TColor888888"># test it on the test set </text:span><text:span/><text:line-break/><text:span/><text:s text:c="16"/><text:span/><text:span>test_losses</text:span><text:span> </text:span><text:span text:style-name="md2odp-TColor333333">=</text:span><text:span> </text:span><text:span>[</text:span><text:span> </text:span><text:line-break/><text:span/><text:s text:c="20"/><text:span/><text:span>test_model</text:span><text:span>(</text:span><text:span>i</text:span><text:span>)</text:span><text:span> </text:span><text:line-break/><text:span/><text:s text:c="20"/><text:span/><text:span text:style-name="md2odp-TColor008800"><text:span text:style-name="md2odp-TBold">for</text:span></text:span><text:span> </text:span><text:span>i</text:span><text:span> </text:span><text:span text:style-name="md2odp-TColor000000"><text:span text:style-name="md2odp-TBold">in</text:span></text:span><text:span> </text:span><text:span text:style-name="md2odp-TColor007020">xrange</text:span><text:span>(</text:span><text:span>n_test_batches</text:span><text:span>)</text:span><text:span> </text:span><text:line-break/><text:span/><text:s text:c="16"/><text:span/><text:span>]</text:span><text:span> </text:span><text:line-break/><text:span/><text:s text:c="16"/><text:span/><text:span>test_score</text:span><text:span> </text:span><text:span text:style-name="md2odp-TColor333333">=</text:span><text:span> </text:span><text:span>numpy</text:span><text:span text:style-name="md2odp-TColor333333">.</text:span><text:span>mean</text:span><text:span>(</text:span><text:span>test_losses</text:span><text:span>)</text:span><text:span> </text:span><text:line-break/><text:span/><text:s text:c="16"/><text:span/><text:span text:style-name="md2odp-TColor008800"><text:span text:style-name="md2odp-TBold">print</text:span></text:span><text:span>((</text:span><text:span>'</text:span><text:s text:c="5"/><text:span>epoch </text:span><text:span>%i</text:span><text:span>, minibatch </text:span><text:span>%i</text:span><text:span>/</text:span><text:span>%i</text:span><text:span>, test error of '</text:span><text:span> </text:span><text:line-break/><text:span/><text:s text:c="24"/><text:span/><text:span>'best model </text:span><text:span>%f</text:span><text:span> </text:span><text:span>%%</text:span><text:span>'</text:span><text:span>)</text:span><text:span> </text:span><text:span text:style-name="md2odp-TColor333333">%</text:span><text:span> </text:span><text:line-break/><text:span/><text:s text:c="24"/><text:span/><text:span>(</text:span><text:span>epoch</text:span><text:span>,</text:span><text:span> </text:span><text:span>minibatch_index</text:span><text:span> </text:span><text:span text:style-name="md2odp-TColor333333">+</text:span><text:span> </text:span><text:span text:style-name="md2odp-TColor0000DD"><text:span text:style-name="md2odp-TBold">1</text:span></text:span><text:span>,</text:span><text:span> </text:span><text:span>n_train_batches</text:span><text:span>,</text:span><text:span> </text:span><text:line-break/><text:span/><text:s text:c="24"/><text:span/><text:span>test_score</text:span><text:span> </text:span><text:span text:style-name="md2odp-TColor333333">*</text:span><text:span> </text:span><text:span text:style-name="md2odp-TColor6600EE"><text:span text:style-name="md2odp-TBold">100.</text:span></text:span><text:span>))</text:span><text:span>
</text:span></text:p>
          </draw:text-box>
        </draw:frame>
      </draw:page>
      <draw:page draw:id="page1" draw:name="48bac66fc133497284d937a04466362e" draw:master-page-name="fade-temp" presentation:presentation-page-layout-name="AL3T1">
        <draw:frame svg:width="20cm" svg:height="3cm" draw:z-index="0" svg:x="2cm" svg:y="0.5cm" presentation:class="title" presentation:style-name="md2odp-TitleText">
          <draw:text-box>
            <text:p><text:span>Theano -- train the CNN</text:span></text:p>
          </draw:text-box>
        </draw:frame>
        <draw:frame svg:width="22cm" svg:height="12cm" draw:z-index="0" svg:x="2cm" svg:y="4cm" presentation:class="outline" presentation:style-name="md2odp-OutlineText">
          <draw:text-box>
            <text:p text:style-name="md2odp-ParagraphCodeStyle"><text:span/><text:s text:c="4"/><text:span/><text:span>display</text:span><text:span text:style-name="md2odp-TColor333333">.</text:span><text:span>clear_output</text:span><text:span>()</text:span><text:span> </text:span><text:line-break/><text:span/><text:s text:c="4"/><text:span/><text:span>plt</text:span><text:span text:style-name="md2odp-TColor333333">.</text:span><text:span>imshow</text:span><text:span>(</text:span><text:span>tile_raster_images</text:span><text:span>(</text:span><text:span> </text:span><text:line-break/><text:span/><text:s text:c="4"/><text:span/><text:span>X</text:span><text:span> </text:span><text:span text:style-name="md2odp-TColor333333">=</text:span><text:span> </text:span><text:span>layer0</text:span><text:span text:style-name="md2odp-TColor333333">.</text:span><text:span>W</text:span><text:span text:style-name="md2odp-TColor333333">.</text:span><text:span>get_value</text:span><text:span>(</text:span><text:span>borrow</text:span><text:span text:style-name="md2odp-TColor333333">=</text:span><text:span text:style-name="md2odp-TColor007020">True</text:span><text:span>),</text:span><text:span> </text:span><text:line-break/><text:span/><text:s text:c="4"/><text:span/><text:span>img_shape</text:span><text:span text:style-name="md2odp-TColor333333">=</text:span><text:span>(</text:span><text:span text:style-name="md2odp-TColor0000DD"><text:span text:style-name="md2odp-TBold">25</text:span></text:span><text:span>,</text:span><text:span text:style-name="md2odp-TColor0000DD"><text:span text:style-name="md2odp-TBold">25</text:span></text:span><text:span>),</text:span><text:span> </text:span><text:line-break/><text:span/><text:s text:c="4"/><text:span/><text:span>tile_shape</text:span><text:span text:style-name="md2odp-TColor333333">=</text:span><text:span>(</text:span><text:span text:style-name="md2odp-TColor0000DD"><text:span text:style-name="md2odp-TBold">10</text:span></text:span><text:span>,</text:span><text:span text:style-name="md2odp-TColor0000DD"><text:span text:style-name="md2odp-TBold">10</text:span></text:span><text:span>),</text:span><text:span> </text:span><text:line-break/><text:span/><text:s text:c="4"/><text:span/><text:span>tile_spacing</text:span><text:span text:style-name="md2odp-TColor333333">=</text:span><text:span>(</text:span><text:span text:style-name="md2odp-TColor0000DD"><text:span text:style-name="md2odp-TBold">1</text:span></text:span><text:span>,</text:span><text:span text:style-name="md2odp-TColor0000DD"><text:span text:style-name="md2odp-TBold">1</text:span></text:span><text:span>)),</text:span><text:span/><text:s text:c="2"/><text:span/><text:line-break/><text:span/><text:s text:c="4"/><text:span/><text:span>cmap</text:span><text:span text:style-name="md2odp-TColor333333">=</text:span><text:span> </text:span><text:span>cm</text:span><text:span text:style-name="md2odp-TColor333333">.</text:span><text:span>Greys_r</text:span><text:span>,</text:span><text:span> </text:span><text:line-break/><text:span/><text:s text:c="4"/><text:span/><text:span>aspect</text:span><text:span text:style-name="md2odp-TColor333333">=</text:span><text:span>'auto'</text:span><text:span>)</text:span><text:span> </text:span><text:line-break/><text:span/><text:s text:c="4"/><text:span/><text:span>plt</text:span><text:span text:style-name="md2odp-TColor333333">.</text:span><text:span>axis</text:span><text:span>(</text:span><text:span>'off'</text:span><text:span>)</text:span><text:span> </text:span><text:line-break/><text:span/><text:s text:c="4"/><text:span/><text:span>plt</text:span><text:span text:style-name="md2odp-TColor333333">.</text:span><text:span>title</text:span><text:span>(</text:span><text:span>'Layer 0 convolutional filters, training cost: '</text:span><text:span> </text:span><text:span text:style-name="md2odp-TColor333333">+</text:span><text:span> </text:span><text:span text:style-name="md2odp-TColor007020">str</text:span><text:span>(</text:span><text:span>test_score</text:span><text:span> </text:span><text:span text:style-name="md2odp-TColor333333">*</text:span><text:span> </text:span><text:span text:style-name="md2odp-TColor0000DD"><text:span text:style-name="md2odp-TBold">100</text:span></text:span><text:span>))</text:span><text:span> </text:span><text:line-break/><text:span/><text:s text:c="4"/><text:span/><text:span>plt</text:span><text:span text:style-name="md2odp-TColor333333">.</text:span><text:span>show</text:span><text:span>()</text:span><text:span> </text:span><text:line-break/><text:span/><text:s text:c="4"/><text:span/><text:span>plt</text:span><text:span text:style-name="md2odp-TColor333333">.</text:span><text:span>imshow</text:span><text:span>(</text:span><text:span>layer2</text:span><text:span text:style-name="md2odp-TColor333333">.</text:span><text:span>W</text:span><text:span text:style-name="md2odp-TColor333333">.</text:span><text:span>get_value</text:span><text:span>(</text:span><text:span>borrow</text:span><text:span text:style-name="md2odp-TColor333333">=</text:span><text:span text:style-name="md2odp-TColor007020">True</text:span><text:span>)[:,:]</text:span><text:span text:style-name="md2odp-TColor333333">.</text:span><text:span>T</text:span><text:span>,</text:span><text:span/><text:s text:c="2"/><text:span/><text:line-break/><text:span/><text:s text:c="4"/><text:span/><text:span>cmap</text:span><text:span text:style-name="md2odp-TColor333333">=</text:span><text:span> </text:span><text:span>cm</text:span><text:span text:style-name="md2odp-TColor333333">.</text:span><text:span>Greys_r</text:span><text:span>)</text:span><text:span> </text:span><text:line-break/><text:span/><text:s text:c="4"/><text:span/><text:span>plt</text:span><text:span text:style-name="md2odp-TColor333333">.</text:span><text:span>axis</text:span><text:span>(</text:span><text:span>'off'</text:span><text:span>)</text:span><text:span> </text:span><text:line-break/><text:span/><text:s text:c="4"/><text:span/><text:span>plt</text:span><text:span text:style-name="md2odp-TColor333333">.</text:span><text:span>title</text:span><text:span>(</text:span><text:span>'Layer 1 fully connected weights, training cost: '</text:span><text:span> </text:span><text:span text:style-name="md2odp-TColor333333">+</text:span><text:span> </text:span><text:span text:style-name="md2odp-TColor007020">str</text:span><text:span>(</text:span><text:span>test_score</text:span><text:span> </text:span><text:span text:style-name="md2odp-TColor333333">*</text:span><text:span> </text:span><text:span text:style-name="md2odp-TColor0000DD"><text:span text:style-name="md2odp-TBold">100</text:span></text:span><text:span>))</text:span><text:span/><text:s text:c="4"/><text:span/><text:line-break/><text:span/><text:s text:c="4"/><text:span/><text:span>plt</text:span><text:span text:style-name="md2odp-TColor333333">.</text:span><text:span>show</text:span><text:span>()</text:span><text:span> </text:span><text:line-break/><text:span/><text:s text:c="4"/><text:span/><text:span>plt</text:span><text:span text:style-name="md2odp-TColor333333">.</text:span><text:span>imshow</text:span><text:span>(</text:span><text:span>layer3</text:span><text:span text:style-name="md2odp-TColor333333">.</text:span><text:span>W</text:span><text:span text:style-name="md2odp-TColor333333">.</text:span><text:span>get_value</text:span><text:span>(</text:span><text:span>borrow</text:span><text:span text:style-name="md2odp-TColor333333">=</text:span><text:span text:style-name="md2odp-TColor007020">True</text:span><text:span>)[:,:]</text:span><text:span text:style-name="md2odp-TColor333333">.</text:span><text:span>T</text:span><text:span>,</text:span><text:span/><text:s text:c="2"/><text:span/><text:line-break/><text:span/><text:s text:c="4"/><text:span/><text:span>cmap</text:span><text:span text:style-name="md2odp-TColor333333">=</text:span><text:span> </text:span><text:span>cm</text:span><text:span text:style-name="md2odp-TColor333333">.</text:span><text:span>Greys_r</text:span><text:span>)</text:span><text:span> </text:span><text:line-break/><text:span/><text:s text:c="4"/><text:span/><text:span>plt</text:span><text:span text:style-name="md2odp-TColor333333">.</text:span><text:span>axis</text:span><text:span>(</text:span><text:span>'off'</text:span><text:span>)</text:span><text:span> </text:span><text:line-break/><text:span/><text:s text:c="4"/><text:span/><text:span>plt</text:span><text:span text:style-name="md2odp-TColor333333">.</text:span><text:span>title</text:span><text:span>(</text:span><text:span>'Layer 2 fully connected weights, training cost: '</text:span><text:span> </text:span><text:span text:style-name="md2odp-TColor333333">+</text:span><text:span> </text:span><text:span text:style-name="md2odp-TColor007020">str</text:span><text:span>(</text:span><text:span>test_score</text:span><text:span> </text:span><text:span text:style-name="md2odp-TColor333333">*</text:span><text:span> </text:span><text:span text:style-name="md2odp-TColor0000DD"><text:span text:style-name="md2odp-TBold">100</text:span></text:span><text:span>))</text:span><text:span/><text:s text:c="4"/><text:span/><text:line-break/><text:span/><text:s text:c="4"/><text:span/><text:span>plt</text:span><text:span text:style-name="md2odp-TColor333333">.</text:span><text:span>show</text:span><text:span>()</text:span><text:span> </text:span><text:line-break/><text:span/><text:line-break/><text:span/><text:s text:c="4"/><text:span/><text:span text:style-name="md2odp-TColor008800"><text:span text:style-name="md2odp-TBold">if</text:span></text:span><text:span> </text:span><text:span>patience</text:span><text:span> </text:span><text:span text:style-name="md2odp-TColor333333">&lt;=</text:span><text:span> </text:span><text:span text:style-name="md2odp-TColor007020">iter</text:span><text:span>:</text:span><text:span> </text:span><text:line-break/><text:span/><text:s text:c="8"/><text:span/><text:span>done_looping</text:span><text:span> </text:span><text:span text:style-name="md2odp-TColor333333">=</text:span><text:span> </text:span><text:span text:style-name="md2odp-TColor007020">True</text:span><text:span> </text:span><text:line-break/><text:span/><text:s text:c="8"/><text:span/><text:span text:style-name="md2odp-TColor008800"><text:span text:style-name="md2odp-TBold">break</text:span></text:span><text:span> </text:span><text:line-break/><text:span/><text:line-break/><text:span/><text:span>end_time</text:span><text:span> </text:span><text:span text:style-name="md2odp-TColor333333">=</text:span><text:span> </text:span><text:span>timeit</text:span><text:span text:style-name="md2odp-TColor333333">.</text:span><text:span>default_timer</text:span><text:span>()</text:span><text:span> </text:span><text:line-break/><text:span/><text:span text:style-name="md2odp-TColor008800"><text:span text:style-name="md2odp-TBold">print</text:span></text:span><text:span>(</text:span><text:span>'Optimization complete.'</text:span><text:span>)</text:span><text:span> </text:span><text:line-break/><text:span/><text:span text:style-name="md2odp-TColor008800"><text:span text:style-name="md2odp-TBold">print</text:span></text:span><text:span>(</text:span><text:span>'Best validation score of </text:span><text:span>%f</text:span><text:span> </text:span><text:span>%%</text:span><text:span> obtained at iteration </text:span><text:span>%i</text:span><text:span>, '</text:span><text:span> </text:span><text:line-break/><text:span/><text:s text:c="8"/><text:span/><text:span>'with test performance </text:span><text:span>%f</text:span><text:span> </text:span><text:span>%%</text:span><text:span>'</text:span><text:span> </text:span><text:span text:style-name="md2odp-TColor333333">%</text:span><text:span> </text:span><text:line-break/><text:span/><text:s text:c="8"/><text:span/><text:span>((</text:span><text:span text:style-name="md2odp-TColor0000DD"><text:span text:style-name="md2odp-TBold">1</text:span></text:span><text:span> </text:span><text:span text:style-name="md2odp-TColor333333">-</text:span><text:span> </text:span><text:span>best_validation_loss</text:span><text:span>)</text:span><text:span> </text:span><text:span text:style-name="md2odp-TColor333333">*</text:span><text:span> </text:span><text:span text:style-name="md2odp-TColor6600EE"><text:span text:style-name="md2odp-TBold">100.</text:span></text:span><text:span>,</text:span><text:span> </text:span><text:span>best_iter</text:span><text:span> </text:span><text:span text:style-name="md2odp-TColor333333">+</text:span><text:span> </text:span><text:span text:style-name="md2odp-TColor0000DD"><text:span text:style-name="md2odp-TBold">1</text:span></text:span><text:span>,</text:span><text:span> </text:span><text:span>(</text:span><text:span text:style-name="md2odp-TColor0000DD"><text:span text:style-name="md2odp-TBold">1</text:span></text:span><text:span> </text:span><text:span text:style-name="md2odp-TColor333333">-</text:span><text:span> </text:span><text:span>test_score</text:span><text:span>)</text:span><text:span> </text:span><text:span text:style-name="md2odp-TColor333333">*</text:span><text:span> </text:span><text:span text:style-name="md2odp-TColor6600EE"><text:span text:style-name="md2odp-TBold">100.</text:span></text:span><text:span>))</text:span><text:span>
</text:span></text:p>
          </draw:text-box>
        </draw:frame>
      </draw:page>
      <draw:page draw:id="page1" draw:name="ec8d69d353e340c8947074039cda878f" draw:master-page-name="fade-temp" presentation:presentation-page-layout-name="AL3T1">
        <draw:frame svg:width="20cm" svg:height="3cm" draw:z-index="0" svg:x="2cm" svg:y="0.5cm" presentation:class="title" presentation:style-name="md2odp-TitleText">
          <draw:text-box>
            <text:p><text:span>Torch</text:span></text:p>
          </draw:text-box>
        </draw:frame>
        <draw:frame svg:width="22cm" svg:height="12cm" draw:z-index="0" svg:x="2cm" svg:y="4cm" presentation:class="outline" presentation:style-name="md2odp-OutlineText">
          <draw:text-box>
            <text:list text:style-name="OutlineListStyle">
              <text:list-item>
                <text:p><text:span>char-rnn 程式與實作
</text:span><text:span text:style-name="md2odp-TextDoubleEmphasisStyle"><text:span> </text:span><text:a xlink:href="https://github.com/karpathy/char-rnn">https://github.com/karpathy/char-rnn</text:a></text:span><text:span> 資料集
</text:span><text:span text:style-name="md2odp-TextDoubleEmphasisStyle"><text:span> </text:span><text:a xlink:href="http://cs.stanford.edu/people/karpathy/char-rnn/">http://cs.stanford.edu/people/karpathy/char-rnn/</text:a></text:span><text:span> 研究分析
</text:span><text:span>*</text:span><text:span>* </text:span><text:a xlink:href="http://karpathy.github.io/2015/05/21/rnn-effectiveness/">http://karpathy.github.io/2015/05/21/rnn-effectiveness/</text:a></text:p>
              </text:list-item>
            </text:list>
          </draw:text-box>
        </draw:frame>
      </draw:page>
      <draw:page draw:id="page1" draw:name="6b4e0f042f4b47bcbf4db3201dd1abca" draw:master-page-name="fade-temp" presentation:presentation-page-layout-name="AL3T1">
        <draw:frame svg:width="20cm" svg:height="3cm" draw:z-index="0" svg:x="2cm" svg:y="0.5cm" presentation:class="title" presentation:style-name="md2odp-TitleText">
          <draw:text-box>
            <text:p><text:span>Torch 實作</text:span></text:p>
          </draw:text-box>
        </draw:frame>
        <draw:frame svg:width="22cm" svg:height="12cm" draw:z-index="0" svg:x="2cm" svg:y="4cm" presentation:class="outline" presentation:style-name="md2odp-OutlineText">
          <draw:text-box>
            <text:list text:style-name="OutlineListStyle">
              <text:list-item>
                <text:p><text:span>nvidia-docker</text:span></text:p>
              </text:list-item>
              <text:list-item>
                <text:p><text:span>nvidia-docker run -it kaixhin/cuda-torch:8.0</text:span></text:p>
              </text:list-item>
              <text:list-item>
                <text:p><text:span>cd </text:span></text:p>
              </text:list-item>
              <text:list-item>
                <text:p><text:span>git clone </text:span><text:a xlink:href="https://github.com/karpathy/char-rnn.git">https://github.com/karpathy/char-rnn.git</text:a></text:p>
              </text:list-item>
              <text:list-item>
                <text:p><text:span>th train.lua</text:span></text:p>
              </text:list-item>
              <text:list-item>
                <text:p><text:span>th sample.lua cv/lm</text:span><text:span>_lstm</text:span><text:span>_epoch9.46</text:span><text:span>_1.4349.t7</text:span></text:p>
              </text:list-item>
              <text:list-item>
                <text:p><text:span>th convert</text:span><text:span>_gpu</text:span><text:span>_cpu</text:span><text:span>_checkpoint.lua cv/lm</text:span><text:span>_lstm</text:span><text:span>_epoch30.00</text:span><text:span>_1.3950.t7</text:span></text:p>
              </text:list-item>
              <text:list-item>
                <text:p><text:span>PyTorch </text:span><text:a xlink:href="https://github.com/nearai/pytorch-tools">https://github.com/nearai/pytorch-tools</text:a></text:p>
              </text:list-item>
              <text:list-item>
                <text:p><text:span>torch lenet </text:span><text:a xlink:href="http://blog.csdn.net/u010946556/article/details/51332644">http://blog.csdn.net/u010946556/article/details/51332644</text:a></text:p>
              </text:list-item>
            </text:list>
          </draw:text-box>
        </draw:frame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ejaVu Sans" svg:font-family="'DejaVu Sans'" style:font-family-generic="swiss" style:font-pitch="variable"/>
    <style:font-face style:name="Times New Roman1" svg:font-family="'Times New Roman'" style:font-family-generic="swiss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MS Gothic" svg:font-family="'MS Gothic'" style:font-family-generic="system" style:font-pitch="variable"/>
    <style:font-face style:name="Noto Sans S Chinese DemiLight" svg:font-family="'Noto Sans S Chinese DemiLight'" style:font-family-generic="system" style:font-pitch="variable"/>
    <style:font-face style:name="Tahoma" svg:font-family="Tahoma" style:font-family-generic="system" style:font-pitch="variable"/>
  </office:font-face-decls>
  <office:styles>
    <draw:fill-image draw:name="background" xlink:href="Pictures/10000000000002F8000002084F94A788785DC041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Lucida Sans Unicode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fade-temp-background" style:family="presentation">
      <style:graphic-properties draw:stroke="none" draw:fill="bitmap" draw:fill-image-name="background" style:repeat="stretch"/>
      <style:text-properties style:letter-kerning="true"/>
    </style:style>
    <style:style style:name="fade-temp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fade-temp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DejaVu Sans" fo:font-family="'DejaVu Sans'" style:font-family-generic="swiss" style:font-pitch="variable" fo:font-size="20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fade-temp-outline1" style:family="presentation">
      <style:graphic-properties draw:stroke="none" draw:fill="none" draw:auto-grow-height="false" draw:fit-to-size="shrink-to-fit">
        <text:list-style style:name="fade-temp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S Chinese DemiLight" style:font-family-asian="'Noto Sans S Chinese DemiLight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ade-temp-outline2" style:family="presentation" style:parent-style-name="fade-temp-outline1">
      <style:paragraph-properties fo:margin-top="0cm" fo:margin-bottom="0.4cm"/>
      <style:text-properties fo:color="#ffffff" style:font-name="DejaVu Sans" fo:font-family="'DejaVu Sans'" style:font-family-generic="swiss" style:font-pitch="variable" fo:font-size="28pt" style:font-size-asian="28pt" style:font-size-complex="28pt"/>
    </style:style>
    <style:style style:name="fade-temp-outline3" style:family="presentation" style:parent-style-name="fade-temp-outline2">
      <style:paragraph-properties fo:margin-top="0cm" fo:margin-bottom="0.3cm"/>
      <style:text-properties fo:color="#ffffff" style:font-name="DejaVu Sans" fo:font-family="'DejaVu Sans'" style:font-family-generic="swiss" style:font-pitch="variable" fo:font-size="24pt" style:font-size-asian="24pt" style:font-size-complex="24pt"/>
    </style:style>
    <style:style style:name="fade-temp-outline4" style:family="presentation" style:parent-style-name="fade-temp-outline3">
      <style:paragraph-properties fo:margin-top="0cm" fo:margin-bottom="0.2cm"/>
      <style:text-properties fo:color="#ffffff" style:font-name="DejaVu Sans" fo:font-family="'DejaVu Sans'" style:font-family-generic="swiss" style:font-pitch="variable" fo:font-size="20pt" style:font-size-asian="20pt" style:font-size-complex="20pt"/>
    </style:style>
    <style:style style:name="fade-temp-outline5" style:family="presentation" style:parent-style-name="fade-temp-outline4">
      <style:paragraph-properties fo:margin-top="0cm" fo:margin-bottom="0.1cm"/>
      <style:text-properties fo:color="#ffffff" style:font-name="DejaVu Sans" fo:font-family="'DejaVu Sans'" style:font-family-generic="swiss" style:font-pitch="variable" fo:font-size="20pt" style:font-size-asian="20pt" style:font-size-complex="20pt"/>
    </style:style>
    <style:style style:name="fade-temp-outline6" style:family="presentation" style:parent-style-name="fade-temp-outline5">
      <style:paragraph-properties fo:margin-top="0cm" fo:margin-bottom="0.1cm"/>
      <style:text-properties fo:color="#ffffff" style:font-name="DejaVu Sans" fo:font-family="'DejaVu Sans'" style:font-family-generic="swiss" style:font-pitch="variable" fo:font-size="20pt" style:font-size-asian="20pt" style:font-size-complex="20pt"/>
    </style:style>
    <style:style style:name="fade-temp-outline7" style:family="presentation" style:parent-style-name="fade-temp-outline6">
      <style:paragraph-properties fo:margin-top="0cm" fo:margin-bottom="0.1cm"/>
      <style:text-properties fo:color="#ffffff" style:font-name="DejaVu Sans" fo:font-family="'DejaVu Sans'" style:font-family-generic="swiss" style:font-pitch="variable" fo:font-size="20pt" style:font-size-asian="20pt" style:font-size-complex="20pt"/>
    </style:style>
    <style:style style:name="fade-temp-outline8" style:family="presentation" style:parent-style-name="fade-temp-outline7">
      <style:paragraph-properties fo:margin-top="0cm" fo:margin-bottom="0.1cm"/>
      <style:text-properties fo:color="#ffffff" style:font-name="DejaVu Sans" fo:font-family="'DejaVu Sans'" style:font-family-generic="swiss" style:font-pitch="variable" fo:font-size="20pt" style:font-size-asian="20pt" style:font-size-complex="20pt"/>
    </style:style>
    <style:style style:name="fade-temp-outline9" style:family="presentation" style:parent-style-name="fade-temp-outline8">
      <style:paragraph-properties fo:margin-top="0cm" fo:margin-bottom="0.1cm"/>
      <style:text-properties fo:color="#ffffff" style:font-name="DejaVu Sans" fo:font-family="'DejaVu Sans'" style:font-family-generic="swiss" style:font-pitch="variable" fo:font-size="20pt" style:font-size-asian="20pt" style:font-size-complex="20pt"/>
    </style:style>
    <style:style style:name="fade-temp-subtitle" style:family="presentation">
      <style:graphic-properties draw:stroke="none" draw:fill="none" draw:textarea-vertical-align="middle">
        <text:list-style style:name="fade-temp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fade-temp-title" style:family="presentation">
      <style:graphic-properties draw:stroke="none" draw:fill="none" draw:textarea-vertical-align="middle">
        <text:list-style style:name="fade-temp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DejaVu Sans" fo:font-family="'DejaVu Sans'" style:font-family-generic="swiss" style:font-pitch="variable" fo:font-size="44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fade-temp-backgroundobjects">
      <style:graphic-properties draw:stroke="none" draw:fill="none" draw:fill-color="#ffffff" draw:auto-grow-height="false" fo:min-height="1.449cm"/>
    </style:style>
    <style:style style:name="Mpr2" style:family="presentation" style:parent-style-name="fade-temp-backgroundobjects">
      <style:graphic-properties draw:stroke="none" draw:fill="none" draw:fill-color="#ffffff" draw:auto-grow-height="false" fo:min-height="1.397cm"/>
    </style:style>
    <style:style style:name="Mpr3" style:family="presentation" style:parent-style-name="fade-temp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font-name="DejaVu Sans" fo:font-size="14pt" style:font-size-asian="14pt" style:font-size-complex="14pt"/>
    </style:style>
    <style:style style:name="MT3" style:family="text">
      <style:text-properties style:font-name="DejaVu Sans"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fade-temp" style:page-layout-name="PM1" draw:style-name="Mdp1">
      <draw:frame presentation:style-name="fade-temp-title" draw:layer="backgroundobjects" svg:width="25.199cm" svg:height="3.506cm" svg:x="1.4cm" svg:y="0.837cm" presentation:class="title" presentation:placeholder="true">
        <draw:text-box/>
      </draw:frame>
      <draw:frame presentation:style-name="fade-temp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draw:page-thumbnail presentation:style-name="fade-temp-title" draw:layer="backgroundobjects" svg:width="13.968cm" svg:height="10.476cm" svg:x="3.81cm" svg:y="2.123cm" presentation:class="page"/>
        <draw:frame presentation:style-name="fade-temp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3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3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3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03T16:03:47.741803212</meta:creation-date>
    <meta:editing-duration>P0D</meta:editing-duration>
    <meta:editing-cycles>1</meta:editing-cycles>
    <meta:generator>lpOD Python 1.1.7</meta:generator>
    <dc:title>Fade presentation background</dc:title>
    <dc:description>Abstract presentation background. Black; not recommended for printing. Picture made with  Bomomo (http://bomomo.com/).</dc:description>
    <meta:keyword>background</meta:keyword>
    <meta:keyword>abstract</meta:keyword>
    <meta:keyword>presentation</meta:keyword>
    <dc:subject>Presentation background</dc:subject>
    <meta:document-statistic meta:object-count="25"/>
    <meta:user-defined meta:name="Info 2"/>
    <meta:user-defined meta:name="Info 3"/>
    <meta:user-defined meta:name="Info 4"/>
    <meta:user-defined meta:name="License">CC-BY http://creativecommons.org/licenses/by/3.0/us/ (attribute to orngjce223)</meta:user-defined>
  </office:meta>
</office:document-meta>
</file>